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6" style:family="table-column">
      <style:table-column-properties fo:break-before="auto" style:column-width="1.1055in"/>
    </style:style>
    <style:style style:name="co4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646in"/>
    </style:style>
    <style:style style:name="co5" style:family="table-column">
      <style:table-column-properties fo:break-before="auto" style:column-width="0.6236in"/>
    </style:style>
    <style:style style:name="co6" style:family="table-column">
      <style:table-column-properties fo:break-before="auto" style:column-width="0.602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.0563in"/>
    </style:style>
    <style:style style:name="co9" style:family="table-column">
      <style:table-column-properties fo:break-before="auto" style:column-width="0.998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9693in"/>
    </style:style>
    <style:style style:name="co12" style:family="table-column">
      <style:table-column-properties fo:break-before="auto" style:column-width="1.0083in"/>
    </style:style>
    <style:style style:name="co13" style:family="table-column">
      <style:table-column-properties fo:break-before="auto" style:column-width="1.0016in"/>
    </style:style>
    <style:style style:name="co14" style:family="table-column">
      <style:table-column-properties fo:break-before="auto" style:column-width="1.3201in"/>
    </style:style>
    <style:style style:name="co15" style:family="table-column">
      <style:table-column-properties fo:break-before="auto" style:column-width="1.0272in"/>
    </style:style>
    <style:style style:name="co17" style:family="table-column">
      <style:table-column-properties fo:break-before="auto" style:column-width="1.0075in"/>
    </style:style>
    <style:style style:name="co18" style:family="table-column">
      <style:table-column-properties fo:break-before="auto" style:column-width="1.0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8"/>
    <style:style style:name="ce3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4" table:default-cell-style-name="Default"/>
        <table:table-column table:style-name="co7" table:number-columns-repeated="8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4" table:default-cell-style-name="Default"/>
        <table:table-column table:style-name="co7" table:number-columns-repeated="8" table:default-cell-style-name="ce7"/>
        <table:table-column table:style-name="co4" table:default-cell-style-name="ce7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column table:style-name="co7" table:number-columns-repeated="8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4" table:default-cell-style-name="Default"/>
        <table:table-column table:style-name="co4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column table:style-name="co4" table:default-cell-style-name="ce5"/>
        <table:table-column table:style-name="co4" table:default-cell-style-name="ce7"/>
        <table:table-column table:style-name="co11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column table:style-name="co4" table:default-cell-style-name="ce5"/>
        <table:table-column table:style-name="co4" table:default-cell-style-name="ce7"/>
        <table:table-column table:style-name="co12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column table:style-name="co13" table:default-cell-style-name="Default"/>
        <table:table-row table:style-name="ro1">
          <table:table-cell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/>
          <table:table-cell table:style-name="Default" table:number-columns-repeated="9"/>
          <table:table-cell/>
          <table:table-cell table:style-name="Default"/>
          <table:table-cell table:number-columns-repeated="11"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string" table:number-columns-spanned="11" table:number-rows-spanned="1">
            <text:p>2011 NCAA Men's Basketball Tournament</text:p>
          </table:table-cell>
          <table:covered-table-cell table:number-columns-repeated="9"/>
          <table:covered-table-cell table:style-name="Default"/>
          <table:table-cell/>
          <table:table-cell table:style-name="ce3" office:value-type="string" table:number-columns-spanned="11" table:number-rows-spanned="1">
            <text:p>2010 NCAA Men's Basketball Tournament</text:p>
          </table:table-cell>
          <table:covered-table-cell table:number-columns-repeated="9"/>
          <table:covered-table-cell table:style-name="Default"/>
          <table:table-cell/>
          <table:table-cell table:style-name="ce3" office:value-type="string" table:number-columns-spanned="11" table:number-rows-spanned="1">
            <text:p>2009 NCAA Men's Basketball Tournament</text:p>
          </table:table-cell>
          <table:covered-table-cell table:number-columns-repeated="9"/>
          <table:covered-table-cell table:style-name="Default"/>
          <table:table-cell/>
          <table:table-cell table:style-name="ce3" office:value-type="string" table:number-columns-spanned="11" table:number-rows-spanned="1">
            <text:p>2008 NCAA Men's Basketball Tournament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/>
          <table:covered-table-cell table:style-name="Default"/>
          <table:table-cell/>
          <table:table-cell table:style-name="ce3" office:value-type="string" table:number-columns-spanned="11" table:number-rows-spanned="1">
            <text:p>2007 NCAA Men's Basketball Tournament</text:p>
          </table:table-cell>
          <table:covered-table-cell table:number-columns-repeated="9"/>
          <table:covered-table-cell table:style-name="Default"/>
          <table:table-cell/>
          <table:table-cell table:style-name="ce8" office:value-type="string" table:number-columns-spanned="2" table:number-rows-spanned="1">
            <text:p>Raw Conference Totals</text:p>
          </table:table-cell>
          <table:covered-table-cell table:style-name="Default"/>
          <table:table-cell table:style-name="ce8" office:value-type="string" table:number-columns-spanned="3" table:number-rows-spanned="1">
            <text:p>Conference Averages</text:p>
          </table:table-cell>
          <table:covered-table-cell table:style-name="Default"/>
          <table:covered-table-cell table:style-name="Default"/>
          <table:table-cell/>
          <table:table-cell table:style-name="ce9" office:value-type="string" table:number-columns-spanned="5" table:number-rows-spanned="1">
            <text:p>At-Large Allocation Using 5-Yr Conference Average</text:p>
          </table:table-cell>
          <table:covered-table-cell/>
          <table:covered-table-cell table:style-name="Default"/>
          <table:covered-table-cell table:style-name="Default"/>
          <table:covered-table-cell/>
          <table:table-cell/>
          <table:table-cell table:style-name="ce10" office:value-type="string" table:number-columns-spanned="5" table:number-rows-spanned="1">
            <text:p>At-Large Allocation Using 5-Yr Raw Total</text:p>
          </table:table-cell>
          <table:covered-table-cell/>
          <table:covered-table-cell table:style-name="Default"/>
          <table:covered-table-cell table:style-name="Default"/>
          <table:covered-table-cell/>
          <table:table-cell/>
          <table:table-cell table:style-name="ce10" office:value-type="string" table:number-columns-spanned="5" table:number-rows-spanned="1">
            <text:p>At-Large Allocation Using 5-Yr Raw Weighted Total</text:p>
          </table:table-cell>
          <table:covered-table-cell/>
          <table:covered-table-cell table:style-name="Default"/>
          <table:covered-table-cell table:number-columns-repeated="2"/>
        </table:table-row>
        <table:table-row table:style-name="ro1">
          <table:table-cell table:style-name="ce1" office:value-type="string">
            <text:p>Conference</text:p>
          </table:table-cell>
          <table:table-cell table:style-name="ce1" office:value-type="string">
            <text:p># Teams</text:p>
          </table:table-cell>
          <table:table-cell table:style-name="ce1" office:value-type="string">
            <text:p>Round 1</text:p>
          </table:table-cell>
          <table:table-cell table:style-name="ce1" office:value-type="string">
            <text:p>Round 2</text:p>
          </table:table-cell>
          <table:table-cell table:style-name="ce1" office:value-type="string">
            <text:p>Round 3</text:p>
          </table:table-cell>
          <table:table-cell table:style-name="ce1" office:value-type="string">
            <text:p>R16</text:p>
          </table:table-cell>
          <table:table-cell table:style-name="ce1" office:value-type="string">
            <text:p>QF</text:p>
          </table:table-cell>
          <table:table-cell table:style-name="ce1" office:value-type="string">
            <text:p>SF</text:p>
          </table:table-cell>
          <table:table-cell table:style-name="ce1" office:value-type="string">
            <text:p>F</text:p>
          </table:table-cell>
          <table:table-cell table:style-name="ce1" office:value-type="string">
            <text:p>Champion</text:p>
          </table:table-cell>
          <table:table-cell table:style-name="ce1" office:value-type="string">
            <text:p>Total Raw</text:p>
          </table:table-cell>
          <table:table-cell table:style-name="ce1" office:value-type="string">
            <text:p>Per Team</text:p>
          </table:table-cell>
          <table:table-cell/>
          <table:table-cell table:style-name="ce1" office:value-type="string">
            <text:p># Teams</text:p>
          </table:table-cell>
          <table:table-cell table:style-name="ce1" office:value-type="string">
            <text:p>Round 1</text:p>
          </table:table-cell>
          <table:table-cell table:style-name="ce1" office:value-type="string">
            <text:p>Round 2</text:p>
          </table:table-cell>
          <table:table-cell table:style-name="ce1" office:value-type="string">
            <text:p>Round 3</text:p>
          </table:table-cell>
          <table:table-cell table:style-name="ce1" office:value-type="string">
            <text:p>R16</text:p>
          </table:table-cell>
          <table:table-cell table:style-name="ce1" office:value-type="string">
            <text:p>QF</text:p>
          </table:table-cell>
          <table:table-cell table:style-name="ce1" office:value-type="string">
            <text:p>SF</text:p>
          </table:table-cell>
          <table:table-cell table:style-name="ce1" office:value-type="string">
            <text:p>F</text:p>
          </table:table-cell>
          <table:table-cell table:style-name="ce1" office:value-type="string">
            <text:p>Champion</text:p>
          </table:table-cell>
          <table:table-cell table:style-name="ce1" office:value-type="string">
            <text:p>Total Raw</text:p>
          </table:table-cell>
          <table:table-cell table:style-name="ce1" office:value-type="string">
            <text:p>Per Team</text:p>
          </table:table-cell>
          <table:table-cell/>
          <table:table-cell table:style-name="ce1" office:value-type="string">
            <text:p># Teams</text:p>
          </table:table-cell>
          <table:table-cell table:style-name="ce1" office:value-type="string">
            <text:p>Round 1</text:p>
          </table:table-cell>
          <table:table-cell table:style-name="ce1" office:value-type="string">
            <text:p>Round 2</text:p>
          </table:table-cell>
          <table:table-cell table:style-name="ce1" office:value-type="string">
            <text:p>Round 3</text:p>
          </table:table-cell>
          <table:table-cell table:style-name="ce1" office:value-type="string">
            <text:p>R16</text:p>
          </table:table-cell>
          <table:table-cell table:style-name="ce1" office:value-type="string">
            <text:p>QF</text:p>
          </table:table-cell>
          <table:table-cell table:style-name="ce1" office:value-type="string">
            <text:p>SF</text:p>
          </table:table-cell>
          <table:table-cell table:style-name="ce1" office:value-type="string">
            <text:p>F</text:p>
          </table:table-cell>
          <table:table-cell table:style-name="ce1" office:value-type="string">
            <text:p>Champion</text:p>
          </table:table-cell>
          <table:table-cell table:style-name="ce1" office:value-type="string">
            <text:p>Total Raw</text:p>
          </table:table-cell>
          <table:table-cell table:style-name="ce1" office:value-type="string">
            <text:p>Per Team</text:p>
          </table:table-cell>
          <table:table-cell/>
          <table:table-cell table:style-name="ce1" office:value-type="string">
            <text:p># Teams</text:p>
          </table:table-cell>
          <table:table-cell table:style-name="ce1" office:value-type="string">
            <text:p>Round 1</text:p>
          </table:table-cell>
          <table:table-cell table:style-name="ce1" office:value-type="string">
            <text:p>Round 2</text:p>
          </table:table-cell>
          <table:table-cell table:style-name="ce1" office:value-type="string">
            <text:p>Round 3</text:p>
          </table:table-cell>
          <table:table-cell table:style-name="ce1" office:value-type="string">
            <text:p>R16</text:p>
          </table:table-cell>
          <table:table-cell table:style-name="ce1" office:value-type="string">
            <text:p>QF</text:p>
          </table:table-cell>
          <table:table-cell table:style-name="ce1" office:value-type="string">
            <text:p>SF</text:p>
          </table:table-cell>
          <table:table-cell table:style-name="ce1" office:value-type="string">
            <text:p>F</text:p>
          </table:table-cell>
          <table:table-cell table:style-name="ce1" office:value-type="string">
            <text:p>Champion</text:p>
          </table:table-cell>
          <table:table-cell table:style-name="ce1" office:value-type="string">
            <text:p>Total Raw</text:p>
          </table:table-cell>
          <table:table-cell table:style-name="ce1" office:value-type="string">
            <text:p>Per Team</text:p>
          </table:table-cell>
          <table:table-cell/>
          <table:table-cell table:style-name="ce1" office:value-type="string">
            <text:p># Teams</text:p>
          </table:table-cell>
          <table:table-cell table:style-name="ce1" office:value-type="string">
            <text:p>Round 1</text:p>
          </table:table-cell>
          <table:table-cell table:style-name="ce1" office:value-type="string">
            <text:p>Round 2</text:p>
          </table:table-cell>
          <table:table-cell table:style-name="ce1" office:value-type="string">
            <text:p>Round 3</text:p>
          </table:table-cell>
          <table:table-cell table:style-name="ce1" office:value-type="string">
            <text:p>R16</text:p>
          </table:table-cell>
          <table:table-cell table:style-name="ce1" office:value-type="string">
            <text:p>QF</text:p>
          </table:table-cell>
          <table:table-cell table:style-name="ce1" office:value-type="string">
            <text:p>SF</text:p>
          </table:table-cell>
          <table:table-cell table:style-name="ce1" office:value-type="string">
            <text:p>F</text:p>
          </table:table-cell>
          <table:table-cell table:style-name="ce1" office:value-type="string">
            <text:p>Champion</text:p>
          </table:table-cell>
          <table:table-cell table:style-name="ce1" office:value-type="string">
            <text:p>Total Raw</text:p>
          </table:table-cell>
          <table:table-cell table:style-name="ce1" office:value-type="string">
            <text:p>Per Team</text:p>
          </table:table-cell>
          <table:table-cell/>
          <table:table-cell table:style-name="ce1" office:value-type="string">
            <text:p>5-Yr Raw</text:p>
          </table:table-cell>
          <table:table-cell table:style-name="ce1" office:value-type="string">
            <text:p>5-Yr Weighted</text:p>
          </table:table-cell>
          <table:table-cell table:style-name="ce1" office:value-type="string">
            <text:p>5-Yr Conf Total</text:p>
          </table:table-cell>
          <table:table-cell table:style-name="ce1" office:value-type="string">
            <text:p>5-Yr Conf Avg</text:p>
          </table:table-cell>
          <table:table-cell table:style-name="ce1" office:value-type="string">
            <text:p>5-Yr Weighted </text:p>
          </table:table-cell>
          <table:table-cell/>
          <table:table-cell table:style-name="Default" office:value-type="string">
            <text:p>Ratio</text:p>
          </table:table-cell>
          <table:table-cell office:value-type="string">
            <text:p>Integer</text:p>
          </table:table-cell>
          <table:table-cell table:style-name="Default" office:value-type="string">
            <text:p>Remainder</text:p>
          </table:table-cell>
          <table:table-cell table:style-name="Default" office:value-type="string">
            <text:p>Allocation</text:p>
          </table:table-cell>
          <table:table-cell table:style-name="ce1" office:value-type="string">
            <text:p>Total At-Large</text:p>
          </table:table-cell>
          <table:table-cell/>
          <table:table-cell table:style-name="Default" office:value-type="string">
            <text:p>Ratio</text:p>
          </table:table-cell>
          <table:table-cell office:value-type="string">
            <text:p>Integer</text:p>
          </table:table-cell>
          <table:table-cell table:style-name="Default" office:value-type="string">
            <text:p>Remainder</text:p>
          </table:table-cell>
          <table:table-cell table:style-name="Default" office:value-type="string">
            <text:p>Allocation</text:p>
          </table:table-cell>
          <table:table-cell table:style-name="ce1" office:value-type="string">
            <text:p>Total At-Large</text:p>
          </table:table-cell>
          <table:table-cell/>
          <table:table-cell table:style-name="Default" office:value-type="string">
            <text:p>Ratio</text:p>
          </table:table-cell>
          <table:table-cell office:value-type="string">
            <text:p>Integer</text:p>
          </table:table-cell>
          <table:table-cell table:style-name="Default" office:value-type="string">
            <text:p>Remainder</text:p>
          </table:table-cell>
          <table:table-cell office:value-type="string">
            <text:p>Allocation</text:p>
          </table:table-cell>
          <table:table-cell table:style-name="ce1" office:value-type="string">
            <text:p>Total At-Large</text:p>
          </table:table-cell>
        </table:table-row>
        <table:table-row table:style-name="ro1">
          <table:table-cell office:value-type="string">
            <text:p>Big Ten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6"/>
          <table:table-cell table:number-columns-repeated="3"/>
          <table:table-cell table:formula="of:=[.$C$1]*[.C4]+[.$D$1]*[.D4]+[.$E$1]*[.E4]+[.$F$1]*[.F4]+[.$G$1]*[.G4]+[.$H$1]*[.H4]+[.$I$1]*[.I4]+[.$J$1]*[.J4]" office:value-type="float" office:value="23">
            <text:p>23</text:p>
          </table:table-cell>
          <table:table-cell table:formula="of:=[.K4]/[.B4]" office:value-type="float" office:value="3.28571428571429">
            <text:p>3.28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C$1]*[.O4]+[.$D$1]*[.P4]+[.$E$1]*[.Q4]+[.$F$1]*[.R4]+[.$G$1]*[.S4]+[.$H$1]*[.T4]+[.$I$1]*[.U4]+[.$J$1]*[.V4]" office:value-type="float" office:value="31">
            <text:p>31</text:p>
          </table:table-cell>
          <table:table-cell table:formula="of:=[.W4]/[.N4]" office:value-type="float" office:value="6.2">
            <text:p>6.200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C$1]*[.AA4]+[.$D$1]*[.AB4]+[.$E$1]*[.AC4]+[.$F$1]*[.AD4]+[.$G$1]*[.AE4]+[.$H$1]*[.AF4]+[.$I$1]*[.AG4]+[.$J$1]*[.AH4]" office:value-type="float" office:value="36">
            <text:p>36</text:p>
          </table:table-cell>
          <table:table-cell table:formula="of:=[.AI4]/[.Z4]" office:value-type="float" office:value="5.14285714285714">
            <text:p>5.14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$C$1]*[.AM4]+[.$D$1]*[.AN4]+[.$E$1]*[.AO4]+[.$F$1]*[.AP4]+[.$G$1]*[.AQ4]+[.$H$1]*[.AR4]+[.$I$1]*[.AS4]+[.$J$1]*[.AT4]" office:value-type="float" office:value="16">
            <text:p>16</text:p>
          </table:table-cell>
          <table:table-cell table:formula="of:=[.AU4]/[.AL4]" office:value-type="float" office:value="4">
            <text:p>4.00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C$1]*[.AY4]+[.$D$1]*[.AZ4]+[.$E$1]*[.BA4]+[.$F$1]*[.BB4]+[.$G$1]*[.BC4]+[.$H$1]*[.BD4]+[.$I$1]*[.BE4]+[.$J$1]*[.BF4]" office:value-type="float" office:value="34">
            <text:p>34</text:p>
          </table:table-cell>
          <table:table-cell table:formula="of:=[.BG4]/[.AX4]" office:value-type="float" office:value="5.66666666666667">
            <text:p>5.667</text:p>
          </table:table-cell>
          <table:table-cell/>
          <table:table-cell table:formula="of:=[.K4]+[.W4]+[.AI4]+[.AU4]+[.BG4]" office:value-type="float" office:value="140">
            <text:p>140.000</text:p>
          </table:table-cell>
          <table:table-cell table:formula="of:=1*[.$K4]+0.5*[.$W4]+0.25*[.$AI4]+0.125*[.$AU4]+0.0625*[.$BG4]" office:value-type="float" office:value="51.625">
            <text:p>51.625</text:p>
          </table:table-cell>
          <table:table-cell table:formula="of:=[.L4]+[.X4]+[.AJ4]+[.AV4]+[.BH4]" office:value-type="float" office:value="24.2952380952381">
            <text:p>24.295</text:p>
          </table:table-cell>
          <table:table-cell table:formula="of:=[.BL4]/5" office:value-type="float" office:value="4.85904761904762">
            <text:p>4.859</text:p>
          </table:table-cell>
          <table:table-cell table:formula="of:=1*[.$L4]+0.5*[.$X4]+0.25*[.$AJ4]+0.125*[.$AV4]+0.0675*[.$BH4]" office:value-type="float" office:value="8.55392857142857">
            <text:p>8.554</text:p>
          </table:table-cell>
          <table:table-cell/>
          <table:table-cell table:formula="of:=[.BM4]/[.$BM$37]" office:value-type="float" office:value="2.07892139097074">
            <text:p>2.079</text:p>
          </table:table-cell>
          <table:table-cell table:formula="of:=INT([.BP4])" office:value-type="float" office:value="2">
            <text:p>2</text:p>
          </table:table-cell>
          <table:table-cell table:formula="of:=[.BP4]-[.BQ4]" office:value-type="float" office:value="0.0789213909707445">
            <text:p>0.079</text:p>
          </table:table-cell>
          <table:table-cell office:value-type="float" office:value="0">
            <text:p>0</text:p>
          </table:table-cell>
          <table:table-cell table:formula="of:=[.BQ4]+[.BS4]" office:value-type="float" office:value="2">
            <text:p>2</text:p>
          </table:table-cell>
          <table:table-cell/>
          <table:table-cell table:formula="of:=[.BJ4]/[.$BJ$37]" office:value-type="float" office:value="4.16733708769107">
            <text:p>4.167</text:p>
          </table:table-cell>
          <table:table-cell table:formula="of:=INT([.BV4])" office:value-type="float" office:value="4">
            <text:p>4</text:p>
          </table:table-cell>
          <table:table-cell table:formula="of:=[.BV4]-[.BW4]" office:value-type="float" office:value="0.167337087691069">
            <text:p>0.167</text:p>
          </table:table-cell>
          <table:table-cell office:value-type="float" office:value="1">
            <text:p>1</text:p>
          </table:table-cell>
          <table:table-cell table:formula="of:=[.BW4]+[.BY4]" office:value-type="float" office:value="5">
            <text:p>5</text:p>
          </table:table-cell>
          <table:table-cell/>
          <table:table-cell table:formula="of:=[.BK4]/[.$BK$37]" office:value-type="float" office:value="3.95062047569803">
            <text:p>3.951</text:p>
          </table:table-cell>
          <table:table-cell table:formula="of:=INT([.CB4])" office:value-type="float" office:value="3">
            <text:p>3</text:p>
          </table:table-cell>
          <table:table-cell table:formula="of:=[.CB4]-[.CC4]" office:value-type="float" office:value="0.950620475698035">
            <text:p>0.951</text:p>
          </table:table-cell>
          <table:table-cell office:value-type="float" office:value="1">
            <text:p>1</text:p>
          </table:table-cell>
          <table:table-cell table:formula="of:=[.CC4]+[.CE4]" office:value-type="float" office:value="4">
            <text:p>4</text:p>
          </table:table-cell>
        </table:table-row>
        <table:table-row table:style-name="ro1">
          <table:table-cell office:value-type="string">
            <text:p>Big East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formula="of:=[.$C$1]*[.C5]+[.$D$1]*[.D5]+[.$E$1]*[.E5]+[.$F$1]*[.F5]+[.$G$1]*[.G5]+[.$H$1]*[.H5]+[.$I$1]*[.I5]+[.$J$1]*[.J5]" office:value-type="float" office:value="53">
            <text:p>53</text:p>
          </table:table-cell>
          <table:table-cell table:formula="of:=[.K5]/[.B5]" office:value-type="float" office:value="4.81818181818182">
            <text:p>4.81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C$1]*[.O5]+[.$D$1]*[.P5]+[.$E$1]*[.Q5]+[.$F$1]*[.R5]+[.$G$1]*[.S5]+[.$H$1]*[.T5]+[.$I$1]*[.U5]+[.$J$1]*[.V5]" office:value-type="float" office:value="31">
            <text:p>31</text:p>
          </table:table-cell>
          <table:table-cell table:formula="of:=[.W5]/[.N5]" office:value-type="float" office:value="3.875">
            <text:p>3.875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C$1]*[.AA5]+[.$D$1]*[.AB5]+[.$E$1]*[.AC5]+[.$F$1]*[.AD5]+[.$G$1]*[.AE5]+[.$H$1]*[.AF5]+[.$I$1]*[.AG5]+[.$J$1]*[.AH5]" office:value-type="float" office:value="60">
            <text:p>60</text:p>
          </table:table-cell>
          <table:table-cell table:formula="of:=[.AI5]/[.Z5]" office:value-type="float" office:value="8.57142857142857">
            <text:p>8.571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$C$1]*[.AM5]+[.$D$1]*[.AN5]+[.$E$1]*[.AO5]+[.$F$1]*[.AP5]+[.$G$1]*[.AQ5]+[.$H$1]*[.AR5]+[.$I$1]*[.AS5]+[.$J$1]*[.AT5]" office:value-type="float" office:value="35">
            <text:p>35</text:p>
          </table:table-cell>
          <table:table-cell table:formula="of:=[.AU5]/[.AL5]" office:value-type="float" office:value="4.375">
            <text:p>4.37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C$1]*[.AY5]+[.$D$1]*[.AZ5]+[.$E$1]*[.BA5]+[.$F$1]*[.BB5]+[.$G$1]*[.BC5]+[.$H$1]*[.BD5]+[.$I$1]*[.BE5]+[.$J$1]*[.BF5]" office:value-type="float" office:value="27">
            <text:p>27</text:p>
          </table:table-cell>
          <table:table-cell table:formula="of:=[.BG5]/[.AX5]" office:value-type="float" office:value="4.5">
            <text:p>4.500</text:p>
          </table:table-cell>
          <table:table-cell/>
          <table:table-cell table:formula="of:=[.$K5]+[.$W5]+[.$AI5]+[.$AU5]+[.$BG5]" office:value-type="float" office:value="206">
            <text:p>206.000</text:p>
          </table:table-cell>
          <table:table-cell table:formula="of:=1*[.$K5]+0.5*[.$W5]+0.25*[.$AI5]+0.125*[.$AU5]+0.0625*[.$BG5]" office:value-type="float" office:value="89.5625">
            <text:p>89.563</text:p>
          </table:table-cell>
          <table:table-cell table:formula="of:=[.L5]+[.X5]+[.AJ5]+[.AV5]+[.BH5]" office:value-type="float" office:value="26.1396103896104">
            <text:p>26.140</text:p>
          </table:table-cell>
          <table:table-cell table:formula="of:=[.BL5]/5" office:value-type="float" office:value="5.22792207792208">
            <text:p>5.228</text:p>
          </table:table-cell>
          <table:table-cell table:formula="of:=1*[.$L5]+0.5*[.$X5]+0.25*[.$AJ5]+0.125*[.$AV5]+0.0675*[.$BH5]" office:value-type="float" office:value="9.74916396103896">
            <text:p>9.749</text:p>
          </table:table-cell>
          <table:table-cell/>
          <table:table-cell table:formula="of:=[.BM5]/[.$BM$37]" office:value-type="float" office:value="2.23674264798637">
            <text:p>2.237</text:p>
          </table:table-cell>
          <table:table-cell table:formula="of:=INT([.BP5])" office:value-type="float" office:value="2">
            <text:p>2</text:p>
          </table:table-cell>
          <table:table-cell table:formula="of:=[.BP5]-[.BQ5]" office:value-type="float" office:value="0.236742647986369">
            <text:p>0.237</text:p>
          </table:table-cell>
          <table:table-cell office:value-type="float" office:value="0">
            <text:p>0</text:p>
          </table:table-cell>
          <table:table-cell table:formula="of:=[.BQ5]+[.BS5]" office:value-type="float" office:value="2">
            <text:p>2</text:p>
          </table:table-cell>
          <table:table-cell/>
          <table:table-cell table:formula="of:=[.BJ5]/[.$BJ$37]" office:value-type="float" office:value="6.13193885760257">
            <text:p>6.132</text:p>
          </table:table-cell>
          <table:table-cell table:formula="of:=INT([.BV5])" office:value-type="float" office:value="6">
            <text:p>6</text:p>
          </table:table-cell>
          <table:table-cell table:formula="of:=[.BV5]-[.BW5]" office:value-type="float" office:value="0.131938857602574">
            <text:p>0.132</text:p>
          </table:table-cell>
          <table:table-cell office:value-type="float" office:value="1">
            <text:p>1</text:p>
          </table:table-cell>
          <table:table-cell table:formula="of:=[.BW5]+[.BY5]" office:value-type="float" office:value="7">
            <text:p>7</text:p>
          </table:table-cell>
          <table:table-cell/>
          <table:table-cell table:formula="of:=[.BK5]/[.$BK$37]" office:value-type="float" office:value="6.85380041365046">
            <text:p>6.854</text:p>
          </table:table-cell>
          <table:table-cell table:formula="of:=INT([.CB5])" office:value-type="float" office:value="6">
            <text:p>6</text:p>
          </table:table-cell>
          <table:table-cell table:formula="of:=[.CB5]-[.CC5]" office:value-type="float" office:value="0.853800413650465">
            <text:p>0.854</text:p>
          </table:table-cell>
          <table:table-cell office:value-type="float" office:value="1">
            <text:p>1</text:p>
          </table:table-cell>
          <table:table-cell table:formula="of:=[.CC5]+[.CE5]" office:value-type="float" office:value="7">
            <text:p>7</text:p>
          </table:table-cell>
        </table:table-row>
        <table:table-row table:style-name="ro1">
          <table:table-cell office:value-type="string">
            <text:p>Big 1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formula="of:=[.$C$1]*[.C6]+[.$D$1]*[.D6]+[.$E$1]*[.E6]+[.$F$1]*[.F6]+[.$G$1]*[.G6]+[.$H$1]*[.H6]+[.$I$1]*[.I6]+[.$J$1]*[.J6]" office:value-type="float" office:value="18">
            <text:p>18</text:p>
          </table:table-cell>
          <table:table-cell table:formula="of:=[.K6]/[.B6]" office:value-type="float" office:value="3.6">
            <text:p>3.600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table:formula="of:=[.$C$1]*[.O6]+[.$D$1]*[.P6]+[.$E$1]*[.Q6]+[.$F$1]*[.R6]+[.$G$1]*[.S6]+[.$H$1]*[.T6]+[.$I$1]*[.U6]+[.$J$1]*[.V6]" office:value-type="float" office:value="31">
            <text:p>31</text:p>
          </table:table-cell>
          <table:table-cell table:formula="of:=[.W6]/[.N6]" office:value-type="float" office:value="4.42857142857143">
            <text:p>4.429</text:p>
          </table:table-cell>
          <table:table-cell/>
          <table:table-cell office:value-type="float" office:value="6">
            <text:p>6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[.$C$1]*[.AA6]+[.$D$1]*[.AB6]+[.$E$1]*[.AC6]+[.$F$1]*[.AD6]+[.$G$1]*[.AE6]+[.$H$1]*[.AF6]+[.$I$1]*[.AG6]+[.$J$1]*[.AH6]" office:value-type="float" office:value="35">
            <text:p>35</text:p>
          </table:table-cell>
          <table:table-cell table:formula="of:=[.AI6]/[.Z6]" office:value-type="float" office:value="5.83333333333333">
            <text:p>5.833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[.$C$1]*[.AM6]+[.$D$1]*[.AN6]+[.$E$1]*[.AO6]+[.$F$1]*[.AP6]+[.$G$1]*[.AQ6]+[.$H$1]*[.AR6]+[.$I$1]*[.AS6]+[.$J$1]*[.AT6]" office:value-type="float" office:value="48">
            <text:p>48</text:p>
          </table:table-cell>
          <table:table-cell table:formula="of:=[.AU6]/[.AL6]" office:value-type="float" office:value="8">
            <text:p>8.00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$C$1]*[.AY6]+[.$D$1]*[.AZ6]+[.$E$1]*[.BA6]+[.$F$1]*[.BB6]+[.$G$1]*[.BC6]+[.$H$1]*[.BD6]+[.$I$1]*[.BE6]+[.$J$1]*[.BF6]" office:value-type="float" office:value="20">
            <text:p>20</text:p>
          </table:table-cell>
          <table:table-cell table:formula="of:=[.BG6]/[.AX6]" office:value-type="float" office:value="5">
            <text:p>5.000</text:p>
          </table:table-cell>
          <table:table-cell/>
          <table:table-cell table:formula="of:=[.K6]+[.W6]+[.AI6]+[.AU6]+[.BG6]" office:value-type="float" office:value="152">
            <text:p>152.000</text:p>
          </table:table-cell>
          <table:table-cell table:formula="of:=1*[.$K6]+0.5*[.$W6]+0.25*[.$AI6]+0.125*[.$AU6]+0.0625*[.$BG6]" office:value-type="float" office:value="49.5">
            <text:p>49.500</text:p>
          </table:table-cell>
          <table:table-cell table:formula="of:=[.L6]+[.X6]+[.AJ6]+[.AV6]+[.BH6]" office:value-type="float" office:value="26.8619047619048">
            <text:p>26.862</text:p>
          </table:table-cell>
          <table:table-cell table:formula="of:=[.BL6]/5" office:value-type="float" office:value="5.37238095238095">
            <text:p>5.372</text:p>
          </table:table-cell>
          <table:table-cell table:formula="of:=1*[.$L6]+0.5*[.$X6]+0.25*[.$AJ6]+0.125*[.$AV6]+0.0675*[.$BH6]" office:value-type="float" office:value="8.61011904761905">
            <text:p>8.610</text:p>
          </table:table-cell>
          <table:table-cell/>
          <table:table-cell table:formula="of:=[.BM6]/[.$BM$37]" office:value-type="float" office:value="2.29854871941709">
            <text:p>2.299</text:p>
          </table:table-cell>
          <table:table-cell table:formula="of:=INT([.BP6])" office:value-type="float" office:value="2">
            <text:p>2</text:p>
          </table:table-cell>
          <table:table-cell table:formula="of:=[.BP6]-[.BQ6]" office:value-type="float" office:value="0.298548719417085">
            <text:p>0.299</text:p>
          </table:table-cell>
          <table:table-cell office:value-type="float" office:value="0">
            <text:p>0</text:p>
          </table:table-cell>
          <table:table-cell table:formula="of:=[.BQ6]+[.BS6]" office:value-type="float" office:value="2">
            <text:p>2</text:p>
          </table:table-cell>
          <table:table-cell/>
          <table:table-cell table:formula="of:=[.BJ6]/[.$BJ$37]" office:value-type="float" office:value="4.52453740949316">
            <text:p>4.525</text:p>
          </table:table-cell>
          <table:table-cell table:formula="of:=INT([.BV6])" office:value-type="float" office:value="4">
            <text:p>4</text:p>
          </table:table-cell>
          <table:table-cell table:formula="of:=[.BV6]-[.BW6]" office:value-type="float" office:value="0.524537409493162">
            <text:p>0.525</text:p>
          </table:table-cell>
          <table:table-cell office:value-type="float" office:value="1">
            <text:p>1</text:p>
          </table:table-cell>
          <table:table-cell table:formula="of:=[.BW6]+[.BY6]" office:value-type="float" office:value="5">
            <text:p>5</text:p>
          </table:table-cell>
          <table:table-cell/>
          <table:table-cell table:formula="of:=[.BK6]/[.$BK$37]" office:value-type="float" office:value="3.78800413650465">
            <text:p>3.788</text:p>
          </table:table-cell>
          <table:table-cell table:formula="of:=INT([.CB6])" office:value-type="float" office:value="3">
            <text:p>3</text:p>
          </table:table-cell>
          <table:table-cell table:formula="of:=[.CB6]-[.CC6]" office:value-type="float" office:value="0.788004136504653">
            <text:p>0.788</text:p>
          </table:table-cell>
          <table:table-cell office:value-type="float" office:value="1">
            <text:p>1</text:p>
          </table:table-cell>
          <table:table-cell table:formula="of:=[.CC6]+[.CE6]" office:value-type="float" office:value="4">
            <text:p>4</text:p>
          </table:table-cell>
        </table:table-row>
        <table:table-row table:style-name="ro1">
          <table:table-cell office:value-type="string">
            <text:p>WC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5"/>
          <table:table-cell table:formula="of:=[.$C$1]*[.C7]+[.$D$1]*[.D7]+[.$E$1]*[.E7]+[.$F$1]*[.F7]+[.$G$1]*[.G7]+[.$H$1]*[.H7]+[.$I$1]*[.I7]+[.$J$1]*[.J7]" office:value-type="float" office:value="3">
            <text:p>3</text:p>
          </table:table-cell>
          <table:table-cell table:formula="of:=[.K7]/[.B7]" office:value-type="float" office:value="3">
            <text:p>3.000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$C$1]*[.O7]+[.$D$1]*[.P7]+[.$E$1]*[.Q7]+[.$F$1]*[.R7]+[.$G$1]*[.S7]+[.$H$1]*[.T7]+[.$I$1]*[.U7]+[.$J$1]*[.V7]" office:value-type="float" office:value="9">
            <text:p>9</text:p>
          </table:table-cell>
          <table:table-cell table:formula="of:=[.W7]/[.N7]" office:value-type="float" office:value="4.5">
            <text:p>4.5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table:formula="of:=[.$C$1]*[.AA7]+[.$D$1]*[.AB7]+[.$E$1]*[.AC7]+[.$F$1]*[.AD7]+[.$G$1]*[.AE7]+[.$H$1]*[.AF7]+[.$I$1]*[.AG7]+[.$J$1]*[.AH7]" office:value-type="float" office:value="6">
            <text:p>6</text:p>
          </table:table-cell>
          <table:table-cell table:formula="of:=[.AI7]/[.Z7]" office:value-type="float" office:value="6">
            <text:p>6.00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[.$C$1]*[.AM7]+[.$D$1]*[.AN7]+[.$E$1]*[.AO7]+[.$F$1]*[.AP7]+[.$G$1]*[.AQ7]+[.$H$1]*[.AR7]+[.$I$1]*[.AS7]+[.$J$1]*[.AT7]" office:value-type="float" office:value="5">
            <text:p>5</text:p>
          </table:table-cell>
          <table:table-cell table:formula="of:=[.AU7]/[.AL7]" office:value-type="float" office:value="1.66666666666667">
            <text:p>1.66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Y7]+[.$D$1]*[.AZ7]+[.$E$1]*[.BA7]+[.$F$1]*[.BB7]+[.$G$1]*[.BC7]+[.$H$1]*[.BD7]+[.$I$1]*[.BE7]+[.$J$1]*[.BF7]" office:value-type="float" office:value="1">
            <text:p>1</text:p>
          </table:table-cell>
          <table:table-cell table:formula="of:=[.BG7]/[.AX7]" office:value-type="float" office:value="1">
            <text:p>1.000</text:p>
          </table:table-cell>
          <table:table-cell/>
          <table:table-cell table:formula="of:=[.K7]+[.W7]+[.AI7]+[.AU7]+[.BG7]" office:value-type="float" office:value="24">
            <text:p>24.000</text:p>
          </table:table-cell>
          <table:table-cell table:formula="of:=1*[.$K7]+0.5*[.$W7]+0.25*[.$AI7]+0.125*[.$AU7]+0.0625*[.$BG7]" office:value-type="float" office:value="9.6875">
            <text:p>9.688</text:p>
          </table:table-cell>
          <table:table-cell table:formula="of:=[.L7]+[.X7]+[.AJ7]+[.AV7]+[.BH7]" office:value-type="float" office:value="16.1666666666667">
            <text:p>16.167</text:p>
          </table:table-cell>
          <table:table-cell table:formula="of:=[.BL7]/5" office:value-type="float" office:value="3.23333333333333">
            <text:p>3.233</text:p>
          </table:table-cell>
          <table:table-cell table:formula="of:=1*[.$L7]+0.5*[.$X7]+0.25*[.$AJ7]+0.125*[.$AV7]+0.0675*[.$BH7]" office:value-type="float" office:value="7.02583333333333">
            <text:p>7.026</text:p>
          </table:table-cell>
          <table:table-cell/>
          <table:table-cell table:formula="of:=[.BM7]/[.$BM$37]" office:value-type="float" office:value="1.38336693891526">
            <text:p>1.383</text:p>
          </table:table-cell>
          <table:table-cell table:formula="of:=INT([.BP7])" office:value-type="float" office:value="1">
            <text:p>1</text:p>
          </table:table-cell>
          <table:table-cell table:formula="of:=[.BP7]-[.BQ7]" office:value-type="float" office:value="0.383366938915264">
            <text:p>0.383</text:p>
          </table:table-cell>
          <table:table-cell office:value-type="float" office:value="0">
            <text:p>0</text:p>
          </table:table-cell>
          <table:table-cell table:formula="of:=[.BQ7]+[.BS7]" office:value-type="float" office:value="1">
            <text:p>1</text:p>
          </table:table-cell>
          <table:table-cell/>
          <table:table-cell table:formula="of:=[.BJ7]/[.$BJ$37]" office:value-type="float" office:value="0.714400643604183">
            <text:p>0.714</text:p>
          </table:table-cell>
          <table:table-cell table:formula="of:=INT([.BV7])" office:value-type="float" office:value="0">
            <text:p>0</text:p>
          </table:table-cell>
          <table:table-cell table:formula="of:=[.BV7]-[.BW7]" office:value-type="float" office:value="0.714400643604183">
            <text:p>0.714</text:p>
          </table:table-cell>
          <table:table-cell office:value-type="float" office:value="0">
            <text:p>0</text:p>
          </table:table-cell>
          <table:table-cell table:formula="of:=[.BW7]+[.BY7]" office:value-type="float" office:value="0">
            <text:p>0</text:p>
          </table:table-cell>
          <table:table-cell/>
          <table:table-cell table:formula="of:=[.BK7]/[.$BK$37]" office:value-type="float" office:value="0.741339193381593">
            <text:p>0.741</text:p>
          </table:table-cell>
          <table:table-cell table:formula="of:=INT([.CB7])" office:value-type="float" office:value="0">
            <text:p>0</text:p>
          </table:table-cell>
          <table:table-cell table:formula="of:=[.CB7]-[.CC7]" office:value-type="float" office:value="0.741339193381593">
            <text:p>0.741</text:p>
          </table:table-cell>
          <table:table-cell office:value-type="float" office:value="1">
            <text:p>1</text:p>
          </table:table-cell>
          <table:table-cell table:formula="of:=[.CC7]+[.CE7]" office:value-type="float" office:value="1">
            <text:p>1</text:p>
          </table:table-cell>
        </table:table-row>
        <table:table-row table:style-name="ro1">
          <table:table-cell office:value-type="string">
            <text:p>CA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C$1]*[.C8]+[.$D$1]*[.D8]+[.$E$1]*[.E8]+[.$F$1]*[.F8]+[.$G$1]*[.G8]+[.$H$1]*[.H8]+[.$I$1]*[.I8]+[.$J$1]*[.J8]" office:value-type="float" office:value="19.5">
            <text:p>19.5</text:p>
          </table:table-cell>
          <table:table-cell table:formula="of:=[.K8]/[.B8]" office:value-type="float" office:value="6.5">
            <text:p>6.5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$C$1]*[.O8]+[.$D$1]*[.P8]+[.$E$1]*[.Q8]+[.$F$1]*[.R8]+[.$G$1]*[.S8]+[.$H$1]*[.T8]+[.$I$1]*[.U8]+[.$J$1]*[.V8]" office:value-type="float" office:value="3">
            <text:p>3</text:p>
          </table:table-cell>
          <table:table-cell table:formula="of:=[.W8]/[.N8]" office:value-type="float" office:value="3">
            <text:p>3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A8]+[.$D$1]*[.AB8]+[.$E$1]*[.AC8]+[.$F$1]*[.AD8]+[.$G$1]*[.AE8]+[.$H$1]*[.AF8]+[.$I$1]*[.AG8]+[.$J$1]*[.AH8]" office:value-type="float" office:value="1">
            <text:p>1</text:p>
          </table:table-cell>
          <table:table-cell table:formula="of:=[.AI8]/[.Z8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M8]+[.$D$1]*[.AN8]+[.$E$1]*[.AO8]+[.$F$1]*[.AP8]+[.$G$1]*[.AQ8]+[.$H$1]*[.AR8]+[.$I$1]*[.AS8]+[.$J$1]*[.AT8]" office:value-type="float" office:value="1">
            <text:p>1</text:p>
          </table:table-cell>
          <table:table-cell table:formula="of:=[.AU8]/[.AL8]" office:value-type="float" office:value="1">
            <text:p>1.0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[.$C$1]*[.AY8]+[.$D$1]*[.AZ8]+[.$E$1]*[.BA8]+[.$F$1]*[.BB8]+[.$G$1]*[.BC8]+[.$H$1]*[.BD8]+[.$I$1]*[.BE8]+[.$J$1]*[.BF8]" office:value-type="float" office:value="4">
            <text:p>4</text:p>
          </table:table-cell>
          <table:table-cell table:formula="of:=[.BG8]/[.AX8]" office:value-type="float" office:value="2">
            <text:p>2.000</text:p>
          </table:table-cell>
          <table:table-cell/>
          <table:table-cell table:formula="of:=[.K8]+[.W8]+[.AI8]+[.AU8]+[.BG8]" office:value-type="float" office:value="28.5">
            <text:p>28.500</text:p>
          </table:table-cell>
          <table:table-cell table:formula="of:=1*[.$K8]+0.5*[.$W8]+0.25*[.$AI8]+0.125*[.$AU8]+0.0625*[.$BG8]" office:value-type="float" office:value="21.625">
            <text:p>21.625</text:p>
          </table:table-cell>
          <table:table-cell table:formula="of:=[.L8]+[.X8]+[.AJ8]+[.AV8]+[.BH8]" office:value-type="float" office:value="13.5">
            <text:p>13.500</text:p>
          </table:table-cell>
          <table:table-cell table:formula="of:=[.BL8]/5" office:value-type="float" office:value="2.7">
            <text:p>2.700</text:p>
          </table:table-cell>
          <table:table-cell table:formula="of:=1*[.$L8]+0.5*[.$X8]+0.25*[.$AJ8]+0.125*[.$AV8]+0.0675*[.$BH8]" office:value-type="float" office:value="8.51">
            <text:p>8.510</text:p>
          </table:table-cell>
          <table:table-cell/>
          <table:table-cell table:formula="of:=[.BM8]/[.$BM$37]" office:value-type="float" office:value="1.15518270156842">
            <text:p>1.155</text:p>
          </table:table-cell>
          <table:table-cell table:formula="of:=INT([.BP8])" office:value-type="float" office:value="1">
            <text:p>1</text:p>
          </table:table-cell>
          <table:table-cell table:formula="of:=[.BP8]-[.BQ8]" office:value-type="float" office:value="0.155182701568416">
            <text:p>0.155</text:p>
          </table:table-cell>
          <table:table-cell office:value-type="float" office:value="0">
            <text:p>0</text:p>
          </table:table-cell>
          <table:table-cell table:formula="of:=[.BQ8]+[.BS8]" office:value-type="float" office:value="1">
            <text:p>1</text:p>
          </table:table-cell>
          <table:table-cell/>
          <table:table-cell table:formula="of:=[.BJ8]/[.$BJ$37]" office:value-type="float" office:value="0.848350764279968">
            <text:p>0.848</text:p>
          </table:table-cell>
          <table:table-cell table:formula="of:=INT([.BV8])" office:value-type="float" office:value="0">
            <text:p>0</text:p>
          </table:table-cell>
          <table:table-cell table:formula="of:=[.BV8]-[.BW8]" office:value-type="float" office:value="0.848350764279968">
            <text:p>0.848</text:p>
          </table:table-cell>
          <table:table-cell office:value-type="float" office:value="0">
            <text:p>0</text:p>
          </table:table-cell>
          <table:table-cell table:formula="of:=[.BW8]+[.BY8]" office:value-type="float" office:value="0">
            <text:p>0</text:p>
          </table:table-cell>
          <table:table-cell/>
          <table:table-cell table:formula="of:=[.BK8]/[.$BK$37]" office:value-type="float" office:value="1.65486039296794">
            <text:p>1.655</text:p>
          </table:table-cell>
          <table:table-cell table:formula="of:=INT([.CB8])" office:value-type="float" office:value="1">
            <text:p>1</text:p>
          </table:table-cell>
          <table:table-cell table:formula="of:=[.CB8]-[.CC8]" office:value-type="float" office:value="0.654860392967942">
            <text:p>0.655</text:p>
          </table:table-cell>
          <table:table-cell office:value-type="float" office:value="1">
            <text:p>1</text:p>
          </table:table-cell>
          <table:table-cell table:formula="of:=[.CC8]+[.CE8]" office:value-type="float" office:value="2">
            <text:p>2</text:p>
          </table:table-cell>
        </table:table-row>
        <table:table-row table:style-name="ro1">
          <table:table-cell office:value-type="string">
            <text:p>Conference USA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  <table:table-cell table:formula="of:=[.$C$1]*[.C9]+[.$D$1]*[.D9]+[.$E$1]*[.E9]+[.$F$1]*[.F9]+[.$G$1]*[.G9]+[.$H$1]*[.H9]+[.$I$1]*[.I9]+[.$J$1]*[.J9]" office:value-type="float" office:value="1.5">
            <text:p>1.5</text:p>
          </table:table-cell>
          <table:table-cell table:formula="of:=[.K9]/[.B9]" office:value-type="float" office:value="0.75">
            <text:p>0.75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table:formula="of:=[.$C$1]*[.O9]+[.$D$1]*[.P9]+[.$E$1]*[.Q9]+[.$F$1]*[.R9]+[.$G$1]*[.S9]+[.$H$1]*[.T9]+[.$I$1]*[.U9]+[.$J$1]*[.V9]" office:value-type="float" office:value="2">
            <text:p>2</text:p>
          </table:table-cell>
          <table:table-cell table:formula="of:=[.W9]/[.N9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table:formula="of:=[.$C$1]*[.AA9]+[.$D$1]*[.AB9]+[.$E$1]*[.AC9]+[.$F$1]*[.AD9]+[.$G$1]*[.AE9]+[.$H$1]*[.AF9]+[.$I$1]*[.AG9]+[.$J$1]*[.AH9]" office:value-type="float" office:value="6">
            <text:p>6</text:p>
          </table:table-cell>
          <table:table-cell table:formula="of:=[.AI9]/[.Z9]" office:value-type="float" office:value="6">
            <text:p>6.0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formula="of:=[.$C$1]*[.AM9]+[.$D$1]*[.AN9]+[.$E$1]*[.AO9]+[.$F$1]*[.AP9]+[.$G$1]*[.AQ9]+[.$H$1]*[.AR9]+[.$I$1]*[.AS9]+[.$J$1]*[.AT9]" office:value-type="float" office:value="21">
            <text:p>21</text:p>
          </table:table-cell>
          <table:table-cell table:formula="of:=[.AU9]/[.AL9]" office:value-type="float" office:value="21">
            <text:p>21.0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$C$1]*[.AY9]+[.$D$1]*[.AZ9]+[.$E$1]*[.BA9]+[.$F$1]*[.BB9]+[.$G$1]*[.BC9]+[.$H$1]*[.BD9]+[.$I$1]*[.BE9]+[.$J$1]*[.BF9]" office:value-type="float" office:value="10">
            <text:p>10</text:p>
          </table:table-cell>
          <table:table-cell table:formula="of:=[.BG9]/[.AX9]" office:value-type="float" office:value="10">
            <text:p>10.000</text:p>
          </table:table-cell>
          <table:table-cell/>
          <table:table-cell table:formula="of:=[.K9]+[.W9]+[.AI9]+[.AU9]+[.BG9]" office:value-type="float" office:value="40.5">
            <text:p>40.500</text:p>
          </table:table-cell>
          <table:table-cell table:formula="of:=1*[.$K9]+0.5*[.$W9]+0.25*[.$AI9]+0.125*[.$AU9]+0.0625*[.$BG9]" office:value-type="float" office:value="7.25">
            <text:p>7.250</text:p>
          </table:table-cell>
          <table:table-cell table:formula="of:=[.L9]+[.X9]+[.AJ9]+[.AV9]+[.BH9]" office:value-type="float" office:value="38.75">
            <text:p>38.750</text:p>
          </table:table-cell>
          <table:table-cell table:formula="of:=[.BL9]/5" office:value-type="float" office:value="7.75">
            <text:p>7.750</text:p>
          </table:table-cell>
          <table:table-cell table:formula="of:=1*[.$L9]+0.5*[.$X9]+0.25*[.$AJ9]+0.125*[.$AV9]+0.0675*[.$BH9]" office:value-type="float" office:value="6.05">
            <text:p>6.050</text:p>
          </table:table-cell>
          <table:table-cell/>
          <table:table-cell table:formula="of:=[.BM9]/[.$BM$37]" office:value-type="float" office:value="3.31580219894638">
            <text:p>3.316</text:p>
          </table:table-cell>
          <table:table-cell table:formula="of:=INT([.BP9])" office:value-type="float" office:value="3">
            <text:p>3</text:p>
          </table:table-cell>
          <table:table-cell table:formula="of:=[.BP9]-[.BQ9]" office:value-type="float" office:value="0.31580219894638">
            <text:p>0.316</text:p>
          </table:table-cell>
          <table:table-cell office:value-type="float" office:value="0">
            <text:p>0</text:p>
          </table:table-cell>
          <table:table-cell table:formula="of:=[.BQ9]+[.BS9]" office:value-type="float" office:value="3">
            <text:p>3</text:p>
          </table:table-cell>
          <table:table-cell/>
          <table:table-cell table:formula="of:=[.BJ9]/[.$BJ$37]" office:value-type="float" office:value="1.20555108608206">
            <text:p>1.206</text:p>
          </table:table-cell>
          <table:table-cell table:formula="of:=INT([.BV9])" office:value-type="float" office:value="1">
            <text:p>1</text:p>
          </table:table-cell>
          <table:table-cell table:formula="of:=[.BV9]-[.BW9]" office:value-type="float" office:value="0.20555108608206">
            <text:p>0.206</text:p>
          </table:table-cell>
          <table:table-cell office:value-type="float" office:value="0">
            <text:p>0</text:p>
          </table:table-cell>
          <table:table-cell table:formula="of:=[.BW9]+[.BY9]" office:value-type="float" office:value="1">
            <text:p>1</text:p>
          </table:table-cell>
          <table:table-cell/>
          <table:table-cell table:formula="of:=[.BK9]/[.$BK$37]" office:value-type="float" office:value="0.554808686659772">
            <text:p>0.555</text:p>
          </table:table-cell>
          <table:table-cell table:formula="of:=INT([.CB9])" office:value-type="float" office:value="0">
            <text:p>0</text:p>
          </table:table-cell>
          <table:table-cell table:formula="of:=[.CB9]-[.CC9]" office:value-type="float" office:value="0.554808686659772">
            <text:p>0.555</text:p>
          </table:table-cell>
          <table:table-cell office:value-type="float" office:value="1">
            <text:p>1</text:p>
          </table:table-cell>
          <table:table-cell table:formula="of:=[.CC9]+[.CE9]" office:value-type="float" office:value="1">
            <text:p>1</text:p>
          </table:table-cell>
        </table:table-row>
        <table:table-row table:style-name="ro1">
          <table:table-cell office:value-type="string">
            <text:p>Horiz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C$1]*[.C10]+[.$D$1]*[.D10]+[.$E$1]*[.E10]+[.$F$1]*[.F10]+[.$G$1]*[.G10]+[.$H$1]*[.H10]+[.$I$1]*[.I10]+[.$J$1]*[.J10]" office:value-type="float" office:value="21">
            <text:p>21</text:p>
          </table:table-cell>
          <table:table-cell table:formula="of:=[.K10]/[.B10]" office:value-type="float" office:value="21">
            <text:p>21.0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formula="of:=[.$C$1]*[.O10]+[.$D$1]*[.P10]+[.$E$1]*[.Q10]+[.$F$1]*[.R10]+[.$G$1]*[.S10]+[.$H$1]*[.T10]+[.$I$1]*[.U10]+[.$J$1]*[.V10]" office:value-type="float" office:value="21">
            <text:p>21</text:p>
          </table:table-cell>
          <table:table-cell table:formula="of:=[.W10]/[.N10]" office:value-type="float" office:value="21">
            <text:p>21.0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[.$C$1]*[.AA10]+[.$D$1]*[.AB10]+[.$E$1]*[.AC10]+[.$F$1]*[.AD10]+[.$G$1]*[.AE10]+[.$H$1]*[.AF10]+[.$I$1]*[.AG10]+[.$J$1]*[.AH10]" office:value-type="float" office:value="4">
            <text:p>4</text:p>
          </table:table-cell>
          <table:table-cell table:formula="of:=[.AI10]/[.Z10]" office:value-type="float" office:value="2">
            <text:p>2.0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$C$1]*[.AM10]+[.$D$1]*[.AN10]+[.$E$1]*[.AO10]+[.$F$1]*[.AP10]+[.$G$1]*[.AQ10]+[.$H$1]*[.AR10]+[.$I$1]*[.AS10]+[.$J$1]*[.AT10]" office:value-type="float" office:value="3">
            <text:p>3</text:p>
          </table:table-cell>
          <table:table-cell table:formula="of:=[.AU10]/[.AL10]" office:value-type="float" office:value="3">
            <text:p>3.0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[.$C$1]*[.AY10]+[.$D$1]*[.AZ10]+[.$E$1]*[.BA10]+[.$F$1]*[.BB10]+[.$G$1]*[.BC10]+[.$H$1]*[.BD10]+[.$I$1]*[.BE10]+[.$J$1]*[.BF10]" office:value-type="float" office:value="7">
            <text:p>7</text:p>
          </table:table-cell>
          <table:table-cell table:formula="of:=[.BG10]/[.AX10]" office:value-type="float" office:value="3.5">
            <text:p>3.500</text:p>
          </table:table-cell>
          <table:table-cell/>
          <table:table-cell table:formula="of:=[.K10]+[.W10]+[.AI10]+[.AU10]+[.BG10]" office:value-type="float" office:value="56">
            <text:p>56.000</text:p>
          </table:table-cell>
          <table:table-cell table:formula="of:=1*[.$K10]+0.5*[.$W10]+0.25*[.$AI10]+0.125*[.$AU10]+0.0625*[.$BG10]" office:value-type="float" office:value="33.3125">
            <text:p>33.313</text:p>
          </table:table-cell>
          <table:table-cell table:formula="of:=[.$L10]+[.$X10]+[.$AJ10]+[.$AV10]+[.$BH10]" office:value-type="float" office:value="50.5">
            <text:p>50.500</text:p>
          </table:table-cell>
          <table:table-cell table:formula="of:=[.BL10]/5" office:value-type="float" office:value="10.1">
            <text:p>10.100</text:p>
          </table:table-cell>
          <table:table-cell table:formula="of:=1*[.$L10]+0.5*[.$X10]+0.25*[.$AJ10]+0.125*[.$AV10]+0.0675*[.$BH10]" office:value-type="float" office:value="32.61125">
            <text:p>32.611</text:p>
          </table:table-cell>
          <table:table-cell/>
          <table:table-cell table:formula="of:=[.BM10]/[.$BM$37]" office:value-type="float" office:value="4.32123899475593">
            <text:p>4.321</text:p>
          </table:table-cell>
          <table:table-cell table:formula="of:=INT([.BP10])" office:value-type="float" office:value="4">
            <text:p>4</text:p>
          </table:table-cell>
          <table:table-cell table:formula="of:=[.BP10]-[.BQ10]" office:value-type="float" office:value="0.321238994755928">
            <text:p>0.321</text:p>
          </table:table-cell>
          <table:table-cell office:value-type="float" office:value="0">
            <text:p>0</text:p>
          </table:table-cell>
          <table:table-cell table:formula="of:=[.BQ10]+[.BS10]" office:value-type="float" office:value="4">
            <text:p>4</text:p>
          </table:table-cell>
          <table:table-cell/>
          <table:table-cell table:formula="of:=[.BJ10]/[.$BJ$37]" office:value-type="float" office:value="1.66693483507643">
            <text:p>1.667</text:p>
          </table:table-cell>
          <table:table-cell table:formula="of:=INT([.BV10])" office:value-type="float" office:value="1">
            <text:p>1</text:p>
          </table:table-cell>
          <table:table-cell table:formula="of:=[.BV10]-[.BW10]" office:value-type="float" office:value="0.666934835076428">
            <text:p>0.667</text:p>
          </table:table-cell>
          <table:table-cell office:value-type="float" office:value="0">
            <text:p>0</text:p>
          </table:table-cell>
          <table:table-cell table:formula="of:=[.BW10]+[.BY10]" office:value-type="float" office:value="1">
            <text:p>1</text:p>
          </table:table-cell>
          <table:table-cell/>
          <table:table-cell table:formula="of:=[.BK10]/[.$BK$37]" office:value-type="float" office:value="2.54925025853154">
            <text:p>2.549</text:p>
          </table:table-cell>
          <table:table-cell table:formula="of:=INT([.CB10])" office:value-type="float" office:value="2">
            <text:p>2</text:p>
          </table:table-cell>
          <table:table-cell table:formula="of:=[.CB10]-[.CC10]" office:value-type="float" office:value="0.549250258531541">
            <text:p>0.549</text:p>
          </table:table-cell>
          <table:table-cell office:value-type="float" office:value="1">
            <text:p>1</text:p>
          </table:table-cell>
          <table:table-cell table:formula="of:=[.CC10]+[.CE10]" office:value-type="float" office:value="3">
            <text:p>3</text:p>
          </table:table-cell>
        </table:table-row>
        <table:table-row table:style-name="ro1">
          <table:table-cell office:value-type="string">
            <text:p>SEC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C$1]*[.C11]+[.$D$1]*[.D11]+[.$E$1]*[.E11]+[.$F$1]*[.F11]+[.$G$1]*[.G11]+[.$H$1]*[.H11]+[.$I$1]*[.I11]+[.$J$1]*[.J11]" office:value-type="float" office:value="28">
            <text:p>28</text:p>
          </table:table-cell>
          <table:table-cell table:formula="of:=[.K11]/[.B11]" office:value-type="float" office:value="5.6">
            <text:p>5.60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3"/>
          <table:table-cell table:formula="of:=[.$C$1]*[.O11]+[.$D$1]*[.P11]+[.$E$1]*[.Q11]+[.$F$1]*[.R11]+[.$G$1]*[.S11]+[.$H$1]*[.T11]+[.$I$1]*[.U11]+[.$J$1]*[.V11]" office:value-type="float" office:value="22">
            <text:p>22</text:p>
          </table:table-cell>
          <table:table-cell table:formula="of:=[.W11]/[.N11]" office:value-type="float" office:value="5.5">
            <text:p>5.50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[.$C$1]*[.AA11]+[.$D$1]*[.AB11]+[.$E$1]*[.AC11]+[.$F$1]*[.AD11]+[.$G$1]*[.AE11]+[.$H$1]*[.AF11]+[.$I$1]*[.AG11]+[.$J$1]*[.AH11]" office:value-type="float" office:value="5">
            <text:p>5</text:p>
          </table:table-cell>
          <table:table-cell table:formula="of:=[.AI11]/[.Z11]" office:value-type="float" office:value="1.66666666666667">
            <text:p>1.667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$C$1]*[.AM11]+[.$D$1]*[.AN11]+[.$E$1]*[.AO11]+[.$F$1]*[.AP11]+[.$G$1]*[.AQ11]+[.$H$1]*[.AR11]+[.$I$1]*[.AS11]+[.$J$1]*[.AT11]" office:value-type="float" office:value="15">
            <text:p>15</text:p>
          </table:table-cell>
          <table:table-cell table:formula="of:=[.AU11]/[.AL11]" office:value-type="float" office:value="2.5">
            <text:p>2.50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formula="of:=[.$C$1]*[.AY11]+[.$D$1]*[.AZ11]+[.$E$1]*[.BA11]+[.$F$1]*[.BB11]+[.$G$1]*[.BC11]+[.$H$1]*[.BD11]+[.$I$1]*[.BE11]+[.$J$1]*[.BF11]" office:value-type="float" office:value="44">
            <text:p>44</text:p>
          </table:table-cell>
          <table:table-cell table:formula="of:=[.BG11]/[.AX11]" office:value-type="float" office:value="8.8">
            <text:p>8.800</text:p>
          </table:table-cell>
          <table:table-cell/>
          <table:table-cell table:formula="of:=[.K11]+[.W11]+[.AI11]+[.AU11]+[.BG11]" office:value-type="float" office:value="114">
            <text:p>114.000</text:p>
          </table:table-cell>
          <table:table-cell table:formula="of:=1*[.$K11]+0.5*[.$W11]+0.25*[.$AI11]+0.125*[.$AU11]+0.0625*[.$BG11]" office:value-type="float" office:value="44.875">
            <text:p>44.875</text:p>
          </table:table-cell>
          <table:table-cell table:formula="of:=[.L11]+[.X11]+[.AJ11]+[.AV11]+[.BH11]" office:value-type="float" office:value="24.0666666666667">
            <text:p>24.067</text:p>
          </table:table-cell>
          <table:table-cell table:formula="of:=[.BL11]/5" office:value-type="float" office:value="4.81333333333333">
            <text:p>4.813</text:p>
          </table:table-cell>
          <table:table-cell table:formula="of:=1*[.$L11]+0.5*[.$X11]+0.25*[.$AJ11]+0.125*[.$AV11]+0.0675*[.$BH11]" office:value-type="float" office:value="9.67316666666667">
            <text:p>9.673</text:p>
          </table:table-cell>
          <table:table-cell/>
          <table:table-cell table:formula="of:=[.BM11]/[.$BM$37]" office:value-type="float" office:value="2.0593627420553">
            <text:p>2.059</text:p>
          </table:table-cell>
          <table:table-cell table:formula="of:=INT([.BP11])" office:value-type="float" office:value="2">
            <text:p>2</text:p>
          </table:table-cell>
          <table:table-cell table:formula="of:=[.BP11]-[.BQ11]" office:value-type="float" office:value="0.0593627420553">
            <text:p>0.059</text:p>
          </table:table-cell>
          <table:table-cell office:value-type="float" office:value="0">
            <text:p>0</text:p>
          </table:table-cell>
          <table:table-cell table:formula="of:=[.BQ11]+[.BS11]" office:value-type="float" office:value="2">
            <text:p>2</text:p>
          </table:table-cell>
          <table:table-cell/>
          <table:table-cell table:formula="of:=[.BJ11]/[.$BJ$37]" office:value-type="float" office:value="3.39340305711987">
            <text:p>3.393</text:p>
          </table:table-cell>
          <table:table-cell table:formula="of:=INT([.BV11])" office:value-type="float" office:value="3">
            <text:p>3</text:p>
          </table:table-cell>
          <table:table-cell table:formula="of:=[.BV11]-[.BW11]" office:value-type="float" office:value="0.393403057119871">
            <text:p>0.393</text:p>
          </table:table-cell>
          <table:table-cell office:value-type="float" office:value="0">
            <text:p>0</text:p>
          </table:table-cell>
          <table:table-cell table:formula="of:=[.BW11]+[.BY11]" office:value-type="float" office:value="3">
            <text:p>3</text:p>
          </table:table-cell>
          <table:table-cell/>
          <table:table-cell table:formula="of:=[.BK11]/[.$BK$37]" office:value-type="float" office:value="3.43407445708376">
            <text:p>3.434</text:p>
          </table:table-cell>
          <table:table-cell table:formula="of:=INT([.CB11])" office:value-type="float" office:value="3">
            <text:p>3</text:p>
          </table:table-cell>
          <table:table-cell table:formula="of:=[.CB11]-[.CC11]" office:value-type="float" office:value="0.434074457083764">
            <text:p>0.434</text:p>
          </table:table-cell>
          <table:table-cell office:value-type="float" office:value="1">
            <text:p>1</text:p>
          </table:table-cell>
          <table:table-cell table:formula="of:=[.CC11]+[.CE11]" office:value-type="float" office:value="4">
            <text:p>4</text:p>
          </table:table-cell>
        </table:table-row>
        <table:table-row table:style-name="ro1">
          <table:table-cell office:value-type="string">
            <text:p>Pac-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formula="of:=[.$C$1]*[.C12]+[.$D$1]*[.D12]+[.$E$1]*[.E12]+[.$F$1]*[.F12]+[.$G$1]*[.G12]+[.$H$1]*[.H12]+[.$I$1]*[.I12]+[.$J$1]*[.J12]" office:value-type="float" office:value="16.5">
            <text:p>16.5</text:p>
          </table:table-cell>
          <table:table-cell table:formula="of:=[.K12]/[.B12]" office:value-type="float" office:value="4.125">
            <text:p>4.125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$C$1]*[.O12]+[.$D$1]*[.P12]+[.$E$1]*[.Q12]+[.$F$1]*[.R12]+[.$G$1]*[.S12]+[.$H$1]*[.T12]+[.$I$1]*[.U12]+[.$J$1]*[.V12]" office:value-type="float" office:value="9">
            <text:p>9</text:p>
          </table:table-cell>
          <table:table-cell table:formula="of:=[.W12]/[.N12]" office:value-type="float" office:value="4.5">
            <text:p>4.50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$C$1]*[.AA12]+[.$D$1]*[.AB12]+[.$E$1]*[.AC12]+[.$F$1]*[.AD12]+[.$G$1]*[.AE12]+[.$H$1]*[.AF12]+[.$I$1]*[.AG12]+[.$J$1]*[.AH12]" office:value-type="float" office:value="19">
            <text:p>19</text:p>
          </table:table-cell>
          <table:table-cell table:formula="of:=[.AI12]/[.Z12]" office:value-type="float" office:value="3.16666666666667">
            <text:p>3.167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C$1]*[.AM12]+[.$D$1]*[.AN12]+[.$E$1]*[.AO12]+[.$F$1]*[.AP12]+[.$G$1]*[.AQ12]+[.$H$1]*[.AR12]+[.$I$1]*[.AS12]+[.$J$1]*[.AT12]" office:value-type="float" office:value="30">
            <text:p>30</text:p>
          </table:table-cell>
          <table:table-cell table:formula="of:=[.AU12]/[.AL12]" office:value-type="float" office:value="5">
            <text:p>5.00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C$1]*[.AY12]+[.$D$1]*[.AZ12]+[.$E$1]*[.BA12]+[.$F$1]*[.BB12]+[.$G$1]*[.BC12]+[.$H$1]*[.BD12]+[.$I$1]*[.BE12]+[.$J$1]*[.BF12]" office:value-type="float" office:value="36">
            <text:p>36</text:p>
          </table:table-cell>
          <table:table-cell table:formula="of:=[.BG12]/[.AX12]" office:value-type="float" office:value="6">
            <text:p>6.000</text:p>
          </table:table-cell>
          <table:table-cell/>
          <table:table-cell table:formula="of:=[.K12]+[.W12]+[.AI12]+[.AU12]+[.BG12]" office:value-type="float" office:value="110.5">
            <text:p>110.500</text:p>
          </table:table-cell>
          <table:table-cell table:formula="of:=1*[.$K12]+0.5*[.$W12]+0.25*[.$AI12]+0.125*[.$AU12]+0.0625*[.$BG12]" office:value-type="float" office:value="31.75">
            <text:p>31.750</text:p>
          </table:table-cell>
          <table:table-cell table:formula="of:=[.L12]+[.X12]+[.AJ12]+[.AV12]+[.BH12]" office:value-type="float" office:value="22.7916666666667">
            <text:p>22.792</text:p>
          </table:table-cell>
          <table:table-cell table:formula="of:=[.BL12]/5" office:value-type="float" office:value="4.55833333333333">
            <text:p>4.558</text:p>
          </table:table-cell>
          <table:table-cell table:formula="of:=1*[.$L12]+0.5*[.$X12]+0.25*[.$AJ12]+0.125*[.$AV12]+0.0675*[.$BH12]" office:value-type="float" office:value="8.19666666666667">
            <text:p>8.197</text:p>
          </table:table-cell>
          <table:table-cell/>
          <table:table-cell table:formula="of:=[.BM12]/[.$BM$37]" office:value-type="float" office:value="1.95026215357384">
            <text:p>1.950</text:p>
          </table:table-cell>
          <table:table-cell table:formula="of:=INT([.BP12])" office:value-type="float" office:value="1">
            <text:p>1</text:p>
          </table:table-cell>
          <table:table-cell table:formula="of:=[.BP12]-[.BQ12]" office:value-type="float" office:value="0.950262153573838">
            <text:p>0.950</text:p>
          </table:table-cell>
          <table:table-cell office:value-type="float" office:value="1">
            <text:p>1</text:p>
          </table:table-cell>
          <table:table-cell table:formula="of:=[.BQ12]+[.BS12]" office:value-type="float" office:value="2">
            <text:p>2</text:p>
          </table:table-cell>
          <table:table-cell/>
          <table:table-cell table:formula="of:=[.BJ12]/[.$BJ$37]" office:value-type="float" office:value="3.28921962992759">
            <text:p>3.289</text:p>
          </table:table-cell>
          <table:table-cell table:formula="of:=INT([.BV12])" office:value-type="float" office:value="3">
            <text:p>3</text:p>
          </table:table-cell>
          <table:table-cell table:formula="of:=[.BV12]-[.BW12]" office:value-type="float" office:value="0.289219629927594">
            <text:p>0.289</text:p>
          </table:table-cell>
          <table:table-cell office:value-type="float" office:value="1">
            <text:p>1</text:p>
          </table:table-cell>
          <table:table-cell table:formula="of:=[.BW12]+[.BY12]" office:value-type="float" office:value="4">
            <text:p>4</text:p>
          </table:table-cell>
          <table:table-cell/>
          <table:table-cell table:formula="of:=[.BK12]/[.$BK$37]" office:value-type="float" office:value="2.42967942088935">
            <text:p>2.430</text:p>
          </table:table-cell>
          <table:table-cell table:formula="of:=INT([.CB12])" office:value-type="float" office:value="2">
            <text:p>2</text:p>
          </table:table-cell>
          <table:table-cell table:formula="of:=[.CB12]-[.CC12]" office:value-type="float" office:value="0.429679420889348">
            <text:p>0.430</text:p>
          </table:table-cell>
          <table:table-cell office:value-type="float" office:value="1">
            <text:p>1</text:p>
          </table:table-cell>
          <table:table-cell table:formula="of:=[.CC12]+[.CE12]" office:value-type="float" office:value="3">
            <text:p>3</text:p>
          </table:table-cell>
        </table:table-row>
        <table:table-row table:style-name="ro1">
          <table:table-cell office:value-type="string">
            <text:p>Mountain West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6"/>
          <table:table-cell table:number-columns-repeated="3"/>
          <table:table-cell table:formula="of:=[.$C$1]*[.C13]+[.$D$1]*[.D13]+[.$E$1]*[.E13]+[.$F$1]*[.F13]+[.$G$1]*[.G13]+[.$H$1]*[.H13]+[.$I$1]*[.I13]+[.$J$1]*[.J13]" office:value-type="float" office:value="13">
            <text:p>13</text:p>
          </table:table-cell>
          <table:table-cell table:formula="of:=[.K13]/[.B13]" office:value-type="float" office:value="4.33333333333333">
            <text:p>4.33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/>
          <table:table-cell table:formula="of:=[.$C$1]*[.O13]+[.$D$1]*[.P13]+[.$E$1]*[.Q13]+[.$F$1]*[.R13]+[.$G$1]*[.S13]+[.$H$1]*[.T13]+[.$I$1]*[.U13]+[.$J$1]*[.V13]" office:value-type="float" office:value="8">
            <text:p>8</text:p>
          </table:table-cell>
          <table:table-cell table:formula="of:=[.W13]/[.N13]" office:value-type="float" office:value="2">
            <text:p>2.0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table:formula="of:=[.$C$1]*[.AA13]+[.$D$1]*[.AB13]+[.$E$1]*[.AC13]+[.$F$1]*[.AD13]+[.$G$1]*[.AE13]+[.$H$1]*[.AF13]+[.$I$1]*[.AG13]+[.$J$1]*[.AH13]" office:value-type="float" office:value="2">
            <text:p>2</text:p>
          </table:table-cell>
          <table:table-cell table:formula="of:=[.AI13]/[.Z13]" office:value-type="float" office:value="1">
            <text:p>1.0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[.$C$1]*[.AM13]+[.$D$1]*[.AN13]+[.$E$1]*[.AO13]+[.$F$1]*[.AP13]+[.$G$1]*[.AQ13]+[.$H$1]*[.AR13]+[.$I$1]*[.AS13]+[.$J$1]*[.AT13]" office:value-type="float" office:value="4">
            <text:p>4</text:p>
          </table:table-cell>
          <table:table-cell table:formula="of:=[.AU13]/[.AL13]" office:value-type="float" office:value="2">
            <text:p>2.0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[.$C$1]*[.AY13]+[.$D$1]*[.AZ13]+[.$E$1]*[.BA13]+[.$F$1]*[.BB13]+[.$G$1]*[.BC13]+[.$H$1]*[.BD13]+[.$I$1]*[.BE13]+[.$J$1]*[.BF13]" office:value-type="float" office:value="7">
            <text:p>7</text:p>
          </table:table-cell>
          <table:table-cell table:formula="of:=[.BG13]/[.AX13]" office:value-type="float" office:value="3.5">
            <text:p>3.500</text:p>
          </table:table-cell>
          <table:table-cell/>
          <table:table-cell table:formula="of:=[.K13]+[.W13]+[.AI13]+[.AU13]+[.BG13]" office:value-type="float" office:value="34">
            <text:p>34.000</text:p>
          </table:table-cell>
          <table:table-cell table:formula="of:=1*[.$K13]+0.5*[.$W13]+0.25*[.$AI13]+0.125*[.$AU13]+0.0625*[.$BG13]" office:value-type="float" office:value="18.4375">
            <text:p>18.438</text:p>
          </table:table-cell>
          <table:table-cell table:formula="of:=[.L13]+[.X13]+[.AJ13]+[.AV13]+[.BH13]" office:value-type="float" office:value="12.8333333333333">
            <text:p>12.833</text:p>
          </table:table-cell>
          <table:table-cell table:formula="of:=[.BL13]/5" office:value-type="float" office:value="2.56666666666667">
            <text:p>2.567</text:p>
          </table:table-cell>
          <table:table-cell table:formula="of:=1*[.$L13]+0.5*[.$X13]+0.25*[.$AJ13]+0.125*[.$AV13]+0.0675*[.$BH13]" office:value-type="float" office:value="6.06958333333333">
            <text:p>6.070</text:p>
          </table:table-cell>
          <table:table-cell/>
          <table:table-cell table:formula="of:=[.BM13]/[.$BM$37]" office:value-type="float" office:value="1.0981366422317">
            <text:p>1.098</text:p>
          </table:table-cell>
          <table:table-cell table:formula="of:=INT([.BP13])" office:value-type="float" office:value="1">
            <text:p>1</text:p>
          </table:table-cell>
          <table:table-cell table:formula="of:=[.BP13]-[.BQ13]" office:value-type="float" office:value="0.0981366422317043">
            <text:p>0.098</text:p>
          </table:table-cell>
          <table:table-cell office:value-type="float" office:value="0">
            <text:p>0</text:p>
          </table:table-cell>
          <table:table-cell table:formula="of:=[.BQ13]+[.BS13]" office:value-type="float" office:value="1">
            <text:p>1</text:p>
          </table:table-cell>
          <table:table-cell/>
          <table:table-cell table:formula="of:=[.BJ13]/[.$BJ$37]" office:value-type="float" office:value="1.01206757843926">
            <text:p>1.012</text:p>
          </table:table-cell>
          <table:table-cell table:formula="of:=INT([.BV13])" office:value-type="float" office:value="1">
            <text:p>1</text:p>
          </table:table-cell>
          <table:table-cell table:formula="of:=[.BV13]-[.BW13]" office:value-type="float" office:value="0.0120675784392599">
            <text:p>0.012</text:p>
          </table:table-cell>
          <table:table-cell office:value-type="float" office:value="1">
            <text:p>1</text:p>
          </table:table-cell>
          <table:table-cell table:formula="of:=[.BW13]+[.BY13]" office:value-type="float" office:value="2">
            <text:p>2</text:p>
          </table:table-cell>
          <table:table-cell/>
          <table:table-cell table:formula="of:=[.BK13]/[.$BK$37]" office:value-type="float" office:value="1.41093588417787">
            <text:p>1.411</text:p>
          </table:table-cell>
          <table:table-cell table:formula="of:=INT([.CB13])" office:value-type="float" office:value="1">
            <text:p>1</text:p>
          </table:table-cell>
          <table:table-cell table:formula="of:=[.CB13]-[.CC13]" office:value-type="float" office:value="0.41093588417787">
            <text:p>0.411</text:p>
          </table:table-cell>
          <table:table-cell office:value-type="float" office:value="1">
            <text:p>1</text:p>
          </table:table-cell>
          <table:table-cell table:formula="of:=[.CC13]+[.CE13]" office:value-type="float" office:value="2">
            <text:p>2</text:p>
          </table:table-cell>
        </table:table-row>
        <table:table-row table:style-name="ro1">
          <table:table-cell office:value-type="string">
            <text:p>AC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formula="of:=[.$C$1]*[.C14]+[.$D$1]*[.D14]+[.$E$1]*[.E14]+[.$F$1]*[.F14]+[.$G$1]*[.G14]+[.$H$1]*[.H14]+[.$I$1]*[.I14]+[.$J$1]*[.J14]" office:value-type="float" office:value="23.5">
            <text:p>23.5</text:p>
          </table:table-cell>
          <table:table-cell table:formula="of:=[.K14]/[.B14]" office:value-type="float" office:value="5.875">
            <text:p>5.87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1">
            <text:p>1</text:p>
          </table:table-cell>
          <table:table-cell table:formula="of:=[.$C$1]*[.O14]+[.$D$1]*[.P14]+[.$E$1]*[.Q14]+[.$F$1]*[.R14]+[.$G$1]*[.S14]+[.$H$1]*[.T14]+[.$I$1]*[.U14]+[.$J$1]*[.V14]" office:value-type="float" office:value="39">
            <text:p>39</text:p>
          </table:table-cell>
          <table:table-cell table:formula="of:=[.W14]/[.N14]" office:value-type="float" office:value="6.5">
            <text:p>6.500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formula="of:=[.$C$1]*[.AA14]+[.$D$1]*[.AB14]+[.$E$1]*[.AC14]+[.$F$1]*[.AD14]+[.$G$1]*[.AE14]+[.$H$1]*[.AF14]+[.$I$1]*[.AG14]+[.$J$1]*[.AH14]" office:value-type="float" office:value="41">
            <text:p>41</text:p>
          </table:table-cell>
          <table:table-cell table:formula="of:=[.AI14]/[.Z14]" office:value-type="float" office:value="5.85714285714286">
            <text:p>5.857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C$1]*[.AM14]+[.$D$1]*[.AN14]+[.$E$1]*[.AO14]+[.$F$1]*[.AP14]+[.$G$1]*[.AQ14]+[.$H$1]*[.AR14]+[.$I$1]*[.AS14]+[.$J$1]*[.AT14]" office:value-type="float" office:value="22">
            <text:p>22</text:p>
          </table:table-cell>
          <table:table-cell table:formula="of:=[.AU14]/[.AL14]" office:value-type="float" office:value="5.5">
            <text:p>5.500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$C$1]*[.AY14]+[.$D$1]*[.AZ14]+[.$E$1]*[.BA14]+[.$F$1]*[.BB14]+[.$G$1]*[.BC14]+[.$H$1]*[.BD14]+[.$I$1]*[.BE14]+[.$J$1]*[.BF14]" office:value-type="float" office:value="24">
            <text:p>24</text:p>
          </table:table-cell>
          <table:table-cell table:formula="of:=[.BG14]/[.AX14]" office:value-type="float" office:value="3.42857142857143">
            <text:p>3.429</text:p>
          </table:table-cell>
          <table:table-cell/>
          <table:table-cell table:formula="of:=[.K14]+[.W14]+[.AI14]+[.AU14]+[.BG14]" office:value-type="float" office:value="149.5">
            <text:p>149.500</text:p>
          </table:table-cell>
          <table:table-cell table:formula="of:=1*[.$K14]+0.5*[.$W14]+0.25*[.$AI14]+0.125*[.$AU14]+0.0625*[.$BG14]" office:value-type="float" office:value="57.5">
            <text:p>57.500</text:p>
          </table:table-cell>
          <table:table-cell table:formula="of:=[.L14]+[.X14]+[.AJ14]+[.AV14]+[.BH14]" office:value-type="float" office:value="27.1607142857143">
            <text:p>27.161</text:p>
          </table:table-cell>
          <table:table-cell table:formula="of:=[.BL14]/5" office:value-type="float" office:value="5.43214285714286">
            <text:p>5.432</text:p>
          </table:table-cell>
          <table:table-cell table:formula="of:=1*[.$L14]+0.5*[.$X14]+0.25*[.$AJ14]+0.125*[.$AV14]+0.0675*[.$BH14]" office:value-type="float" office:value="11.5082142857143">
            <text:p>11.508</text:p>
          </table:table-cell>
          <table:table-cell/>
          <table:table-cell table:formula="of:=[.BM14]/[.$BM$37]" office:value-type="float" office:value="2.3241175781555">
            <text:p>2.324</text:p>
          </table:table-cell>
          <table:table-cell table:formula="of:=INT([.BP14])" office:value-type="float" office:value="2">
            <text:p>2</text:p>
          </table:table-cell>
          <table:table-cell table:formula="of:=[.BP14]-[.BQ14]" office:value-type="float" office:value="0.324117578155504">
            <text:p>0.324</text:p>
          </table:table-cell>
          <table:table-cell office:value-type="float" office:value="0">
            <text:p>0</text:p>
          </table:table-cell>
          <table:table-cell table:formula="of:=[.BQ14]+[.BS14]" office:value-type="float" office:value="2">
            <text:p>2</text:p>
          </table:table-cell>
          <table:table-cell/>
          <table:table-cell table:formula="of:=[.BJ14]/[.$BJ$37]" office:value-type="float" office:value="4.45012067578439">
            <text:p>4.450</text:p>
          </table:table-cell>
          <table:table-cell table:formula="of:=INT([.BV14])" office:value-type="float" office:value="4">
            <text:p>4</text:p>
          </table:table-cell>
          <table:table-cell table:formula="of:=[.BV14]-[.BW14]" office:value-type="float" office:value="0.450120675784392">
            <text:p>0.450</text:p>
          </table:table-cell>
          <table:table-cell office:value-type="float" office:value="1">
            <text:p>1</text:p>
          </table:table-cell>
          <table:table-cell table:formula="of:=[.BW14]+[.BY14]" office:value-type="float" office:value="5">
            <text:p>5</text:p>
          </table:table-cell>
          <table:table-cell/>
          <table:table-cell table:formula="of:=[.BK14]/[.$BK$37]" office:value-type="float" office:value="4.40020682523268">
            <text:p>4.400</text:p>
          </table:table-cell>
          <table:table-cell table:formula="of:=INT([.CB14])" office:value-type="float" office:value="4">
            <text:p>4</text:p>
          </table:table-cell>
          <table:table-cell table:formula="of:=[.CB14]-[.CC14]" office:value-type="float" office:value="0.400206825232679">
            <text:p>0.400</text:p>
          </table:table-cell>
          <table:table-cell office:value-type="float" office:value="1">
            <text:p>1</text:p>
          </table:table-cell>
          <table:table-cell table:formula="of:=[.CC14]+[.CE14]" office:value-type="float" office:value="5">
            <text:p>5</text:p>
          </table:table-cell>
        </table:table-row>
        <table:table-row table:style-name="ro1">
          <table:table-cell office:value-type="string">
            <text:p>Atlantic 1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6"/>
          <table:table-cell table:number-columns-repeated="3"/>
          <table:table-cell table:formula="of:=[.$C$1]*[.C15]+[.$D$1]*[.D15]+[.$E$1]*[.E15]+[.$F$1]*[.F15]+[.$G$1]*[.G15]+[.$H$1]*[.H15]+[.$I$1]*[.I15]+[.$J$1]*[.J15]" office:value-type="float" office:value="10">
            <text:p>10</text:p>
          </table:table-cell>
          <table:table-cell table:formula="of:=[.K15]/[.B15]" office:value-type="float" office:value="3.33333333333333">
            <text:p>3.33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[.$C$1]*[.O15]+[.$D$1]*[.P15]+[.$E$1]*[.Q15]+[.$F$1]*[.R15]+[.$G$1]*[.S15]+[.$H$1]*[.T15]+[.$I$1]*[.U15]+[.$J$1]*[.V15]" office:value-type="float" office:value="8">
            <text:p>8</text:p>
          </table:table-cell>
          <table:table-cell table:formula="of:=[.W15]/[.N15]" office:value-type="float" office:value="2.66666666666667">
            <text:p>2.667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$C$1]*[.AA15]+[.$D$1]*[.AB15]+[.$E$1]*[.AC15]+[.$F$1]*[.AD15]+[.$G$1]*[.AE15]+[.$H$1]*[.AF15]+[.$I$1]*[.AG15]+[.$J$1]*[.AH15]" office:value-type="float" office:value="10">
            <text:p>10</text:p>
          </table:table-cell>
          <table:table-cell table:formula="of:=[.AI15]/[.Z15]" office:value-type="float" office:value="3.33333333333333">
            <text:p>3.33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table:formula="of:=[.$C$1]*[.AM15]+[.$D$1]*[.AN15]+[.$E$1]*[.AO15]+[.$F$1]*[.AP15]+[.$G$1]*[.AQ15]+[.$H$1]*[.AR15]+[.$I$1]*[.AS15]+[.$J$1]*[.AT15]" office:value-type="float" office:value="12">
            <text:p>12</text:p>
          </table:table-cell>
          <table:table-cell table:formula="of:=[.AU15]/[.AL15]" office:value-type="float" office:value="4">
            <text:p>4.0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[.$C$1]*[.AY15]+[.$D$1]*[.AZ15]+[.$E$1]*[.BA15]+[.$F$1]*[.BB15]+[.$G$1]*[.BC15]+[.$H$1]*[.BD15]+[.$I$1]*[.BE15]+[.$J$1]*[.BF15]" office:value-type="float" office:value="4">
            <text:p>4</text:p>
          </table:table-cell>
          <table:table-cell table:formula="of:=[.BG15]/[.AX15]" office:value-type="float" office:value="2">
            <text:p>2.000</text:p>
          </table:table-cell>
          <table:table-cell/>
          <table:table-cell table:formula="of:=[.K15]+[.W15]+[.AI15]+[.AU15]+[.BG15]" office:value-type="float" office:value="44">
            <text:p>44.000</text:p>
          </table:table-cell>
          <table:table-cell table:formula="of:=1*[.$K15]+0.5*[.$W15]+0.25*[.$AI15]+0.125*[.$AU15]+0.0625*[.$BG15]" office:value-type="float" office:value="18.25">
            <text:p>18.250</text:p>
          </table:table-cell>
          <table:table-cell table:formula="of:=[.L15]+[.X15]+[.AJ15]+[.AV15]+[.BH15]" office:value-type="float" office:value="15.3333333333333">
            <text:p>15.333</text:p>
          </table:table-cell>
          <table:table-cell table:formula="of:=[.BL15]/5" office:value-type="float" office:value="3.06666666666667">
            <text:p>3.067</text:p>
          </table:table-cell>
          <table:table-cell table:formula="of:=1*[.$L15]+0.5*[.$X15]+0.25*[.$AJ15]+0.125*[.$AV15]+0.0675*[.$BH15]" office:value-type="float" office:value="6.135">
            <text:p>6.135</text:p>
          </table:table-cell>
          <table:table-cell/>
          <table:table-cell table:formula="of:=[.BM15]/[.$BM$37]" office:value-type="float" office:value="1.31205936474437">
            <text:p>1.312</text:p>
          </table:table-cell>
          <table:table-cell table:formula="of:=INT([.BP15])" office:value-type="float" office:value="1">
            <text:p>1</text:p>
          </table:table-cell>
          <table:table-cell table:formula="of:=[.BP15]-[.BQ15]" office:value-type="float" office:value="0.312059364744374">
            <text:p>0.312</text:p>
          </table:table-cell>
          <table:table-cell office:value-type="float" office:value="0">
            <text:p>0</text:p>
          </table:table-cell>
          <table:table-cell table:formula="of:=[.BQ15]+[.BS15]" office:value-type="float" office:value="1">
            <text:p>1</text:p>
          </table:table-cell>
          <table:table-cell/>
          <table:table-cell table:formula="of:=[.BJ15]/[.$BJ$37]" office:value-type="float" office:value="1.30973451327434">
            <text:p>1.310</text:p>
          </table:table-cell>
          <table:table-cell table:formula="of:=INT([.BV15])" office:value-type="float" office:value="1">
            <text:p>1</text:p>
          </table:table-cell>
          <table:table-cell table:formula="of:=[.BV15]-[.BW15]" office:value-type="float" office:value="0.309734513274336">
            <text:p>0.310</text:p>
          </table:table-cell>
          <table:table-cell office:value-type="float" office:value="0">
            <text:p>0</text:p>
          </table:table-cell>
          <table:table-cell table:formula="of:=[.BW15]+[.BY15]" office:value-type="float" office:value="1">
            <text:p>1</text:p>
          </table:table-cell>
          <table:table-cell/>
          <table:table-cell table:formula="of:=[.BK15]/[.$BK$37]" office:value-type="float" office:value="1.39658738366081">
            <text:p>1.397</text:p>
          </table:table-cell>
          <table:table-cell table:formula="of:=INT([.CB15])" office:value-type="float" office:value="1">
            <text:p>1</text:p>
          </table:table-cell>
          <table:table-cell table:formula="of:=[.CB15]-[.CC15]" office:value-type="float" office:value="0.396587383660806">
            <text:p>0.397</text:p>
          </table:table-cell>
          <table:table-cell office:value-type="float" office:value="0">
            <text:p>0</text:p>
          </table:table-cell>
          <table:table-cell table:formula="of:=[.CC15]+[.CE15]" office:value-type="float" office:value="1">
            <text:p>1</text:p>
          </table:table-cell>
        </table:table-row>
        <table:table-row table:style-name="ro1">
          <table:table-cell office:value-type="string">
            <text:p>OV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5"/>
          <table:table-cell table:formula="of:=[.$C$1]*[.C16]+[.$D$1]*[.D16]+[.$E$1]*[.E16]+[.$F$1]*[.F16]+[.$G$1]*[.G16]+[.$H$1]*[.H16]+[.$I$1]*[.I16]+[.$J$1]*[.J16]" office:value-type="float" office:value="3">
            <text:p>3</text:p>
          </table:table-cell>
          <table:table-cell table:formula="of:=[.K16]/[.B16]" office:value-type="float" office:value="3">
            <text:p>3.0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$C$1]*[.O16]+[.$D$1]*[.P16]+[.$E$1]*[.Q16]+[.$F$1]*[.R16]+[.$G$1]*[.S16]+[.$H$1]*[.T16]+[.$I$1]*[.U16]+[.$J$1]*[.V16]" office:value-type="float" office:value="3">
            <text:p>3</text:p>
          </table:table-cell>
          <table:table-cell table:formula="of:=[.W16]/[.N16]" office:value-type="float" office:value="3">
            <text:p>3.00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  <table:table-cell table:formula="of:=[.$C$1]*[.AA16]+[.$D$1]*[.AB16]+[.$E$1]*[.AC16]+[.$F$1]*[.AD16]+[.$G$1]*[.AE16]+[.$H$1]*[.AF16]+[.$I$1]*[.AG16]+[.$J$1]*[.AH16]" office:value-type="float" office:value="1.5">
            <text:p>1.5</text:p>
          </table:table-cell>
          <table:table-cell table:formula="of:=[.AI16]/[.Z16]" office:value-type="float" office:value="1.5">
            <text:p>1.5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M16]+[.$D$1]*[.AN16]+[.$E$1]*[.AO16]+[.$F$1]*[.AP16]+[.$G$1]*[.AQ16]+[.$H$1]*[.AR16]+[.$I$1]*[.AS16]+[.$J$1]*[.AT16]" office:value-type="float" office:value="1">
            <text:p>1</text:p>
          </table:table-cell>
          <table:table-cell table:formula="of:=[.AU16]/[.AL16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Y16]+[.$D$1]*[.AZ16]+[.$E$1]*[.BA16]+[.$F$1]*[.BB16]+[.$G$1]*[.BC16]+[.$H$1]*[.BD16]+[.$I$1]*[.BE16]+[.$J$1]*[.BF16]" office:value-type="float" office:value="1">
            <text:p>1</text:p>
          </table:table-cell>
          <table:table-cell table:formula="of:=[.BG16]/[.AX16]" office:value-type="float" office:value="1">
            <text:p>1.000</text:p>
          </table:table-cell>
          <table:table-cell/>
          <table:table-cell table:formula="of:=[.K16]+[.W16]+[.AI16]+[.AU16]+[.BG16]" office:value-type="float" office:value="9.5">
            <text:p>9.500</text:p>
          </table:table-cell>
          <table:table-cell table:formula="of:=1*[.$K16]+0.5*[.$W16]+0.25*[.$AI16]+0.125*[.$AU16]+0.0625*[.$BG16]" office:value-type="float" office:value="5.0625">
            <text:p>5.063</text:p>
          </table:table-cell>
          <table:table-cell table:formula="of:=[.L16]+[.X16]+[.AJ16]+[.AV16]+[.BH16]" office:value-type="float" office:value="9.5">
            <text:p>9.500</text:p>
          </table:table-cell>
          <table:table-cell table:formula="of:=[.BL16]/5" office:value-type="float" office:value="1.9">
            <text:p>1.900</text:p>
          </table:table-cell>
          <table:table-cell table:formula="of:=1*[.$L16]+0.5*[.$X16]+0.25*[.$AJ16]+0.125*[.$AV16]+0.0675*[.$BH16]" office:value-type="float" office:value="5.0675">
            <text:p>5.068</text:p>
          </table:table-cell>
          <table:table-cell/>
          <table:table-cell table:formula="of:=[.BM16]/[.$BM$37]" office:value-type="float" office:value="0.812906345548145">
            <text:p>0.813</text:p>
          </table:table-cell>
          <table:table-cell table:formula="of:=INT([.BP16])" office:value-type="float" office:value="0">
            <text:p>0</text:p>
          </table:table-cell>
          <table:table-cell table:formula="of:=[.BP16]-[.BQ16]" office:value-type="float" office:value="0.812906345548145">
            <text:p>0.813</text:p>
          </table:table-cell>
          <table:table-cell office:value-type="float" office:value="1">
            <text:p>1</text:p>
          </table:table-cell>
          <table:table-cell table:formula="of:=[.BQ16]+[.BS16]" office:value-type="float" office:value="1">
            <text:p>1</text:p>
          </table:table-cell>
          <table:table-cell/>
          <table:table-cell table:formula="of:=[.BJ16]/[.$BJ$37]" office:value-type="float" office:value="0.282783588093323">
            <text:p>0.283</text:p>
          </table:table-cell>
          <table:table-cell table:formula="of:=INT([.BV16])" office:value-type="float" office:value="0">
            <text:p>0</text:p>
          </table:table-cell>
          <table:table-cell table:formula="of:=[.BV16]-[.BW16]" office:value-type="float" office:value="0.282783588093323">
            <text:p>0.283</text:p>
          </table:table-cell>
          <table:table-cell office:value-type="float" office:value="0">
            <text:p>0</text:p>
          </table:table-cell>
          <table:table-cell table:formula="of:=[.BW16]+[.BY16]" office:value-type="float" office:value="0">
            <text:p>0</text:p>
          </table:table-cell>
          <table:table-cell/>
          <table:table-cell table:formula="of:=[.BK16]/[.$BK$37]" office:value-type="float" office:value="0.387409513960703">
            <text:p>0.387</text:p>
          </table:table-cell>
          <table:table-cell table:formula="of:=INT([.CB16])" office:value-type="float" office:value="0">
            <text:p>0</text:p>
          </table:table-cell>
          <table:table-cell table:formula="of:=[.CB16]-[.CC16]" office:value-type="float" office:value="0.387409513960703">
            <text:p>0.387</text:p>
          </table:table-cell>
          <table:table-cell office:value-type="float" office:value="0">
            <text:p>0</text:p>
          </table:table-cell>
          <table:table-cell table:formula="of:=[.CC16]+[.CE16]" office:value-type="float" office:value="0">
            <text:p>0</text:p>
          </table:table-cell>
        </table:table-row>
        <table:table-row table:style-name="ro1">
          <table:table-cell office:value-type="string">
            <text:p>MV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C17]+[.$D$1]*[.D17]+[.$E$1]*[.E17]+[.$F$1]*[.F17]+[.$G$1]*[.G17]+[.$H$1]*[.H17]+[.$I$1]*[.I17]+[.$J$1]*[.J17]" office:value-type="float" office:value="1">
            <text:p>1</text:p>
          </table:table-cell>
          <table:table-cell table:formula="of:=[.K17]/[.B17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table:formula="of:=[.$C$1]*[.O17]+[.$D$1]*[.P17]+[.$E$1]*[.Q17]+[.$F$1]*[.R17]+[.$G$1]*[.S17]+[.$H$1]*[.T17]+[.$I$1]*[.U17]+[.$J$1]*[.V17]" office:value-type="float" office:value="6">
            <text:p>6</text:p>
          </table:table-cell>
          <table:table-cell table:formula="of:=[.W17]/[.N17]" office:value-type="float" office:value="6">
            <text:p>6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A17]+[.$D$1]*[.AB17]+[.$E$1]*[.AC17]+[.$F$1]*[.AD17]+[.$G$1]*[.AE17]+[.$H$1]*[.AF17]+[.$I$1]*[.AG17]+[.$J$1]*[.AH17]" office:value-type="float" office:value="1">
            <text:p>1</text:p>
          </table:table-cell>
          <table:table-cell table:formula="of:=[.AI17]/[.Z17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M17]+[.$D$1]*[.AN17]+[.$E$1]*[.AO17]+[.$F$1]*[.AP17]+[.$G$1]*[.AQ17]+[.$H$1]*[.AR17]+[.$I$1]*[.AS17]+[.$J$1]*[.AT17]" office:value-type="float" office:value="1">
            <text:p>1</text:p>
          </table:table-cell>
          <table:table-cell table:formula="of:=[.AU17]/[.AL17]" office:value-type="float" office:value="1">
            <text:p>1.0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[.$C$1]*[.AY17]+[.$D$1]*[.AZ17]+[.$E$1]*[.BA17]+[.$F$1]*[.BB17]+[.$G$1]*[.BC17]+[.$H$1]*[.BD17]+[.$I$1]*[.BE17]+[.$J$1]*[.BF17]" office:value-type="float" office:value="7">
            <text:p>7</text:p>
          </table:table-cell>
          <table:table-cell table:formula="of:=[.BG17]/[.AX17]" office:value-type="float" office:value="3.5">
            <text:p>3.500</text:p>
          </table:table-cell>
          <table:table-cell/>
          <table:table-cell table:formula="of:=[.K17]+[.W17]+[.AI17]+[.AU17]+[.BG17]" office:value-type="float" office:value="16">
            <text:p>16.000</text:p>
          </table:table-cell>
          <table:table-cell table:formula="of:=1*[.$K17]+0.5*[.$W17]+0.25*[.$AI17]+0.125*[.$AU17]+0.0625*[.$BG17]" office:value-type="float" office:value="4.8125">
            <text:p>4.813</text:p>
          </table:table-cell>
          <table:table-cell table:formula="of:=[.L17]+[.X17]+[.AJ17]+[.AV17]+[.BH17]" office:value-type="float" office:value="12.5">
            <text:p>12.500</text:p>
          </table:table-cell>
          <table:table-cell table:formula="of:=[.BL17]/5" office:value-type="float" office:value="2.5">
            <text:p>2.500</text:p>
          </table:table-cell>
          <table:table-cell table:formula="of:=1*[.$L17]+0.5*[.$X17]+0.25*[.$AJ17]+0.125*[.$AV17]+0.0675*[.$BH17]" office:value-type="float" office:value="4.61125">
            <text:p>4.611</text:p>
          </table:table-cell>
          <table:table-cell/>
          <table:table-cell table:formula="of:=[.BM17]/[.$BM$37]" office:value-type="float" office:value="1.06961361256335">
            <text:p>1.070</text:p>
          </table:table-cell>
          <table:table-cell table:formula="of:=INT([.BP17])" office:value-type="float" office:value="1">
            <text:p>1</text:p>
          </table:table-cell>
          <table:table-cell table:formula="of:=[.BP17]-[.BQ17]" office:value-type="float" office:value="0.0696136125633484">
            <text:p>0.070</text:p>
          </table:table-cell>
          <table:table-cell office:value-type="float" office:value="0">
            <text:p>0</text:p>
          </table:table-cell>
          <table:table-cell table:formula="of:=[.BQ17]+[.BS17]" office:value-type="float" office:value="1">
            <text:p>1</text:p>
          </table:table-cell>
          <table:table-cell/>
          <table:table-cell table:formula="of:=[.BJ17]/[.$BJ$37]" office:value-type="float" office:value="0.476267095736122">
            <text:p>0.476</text:p>
          </table:table-cell>
          <table:table-cell table:formula="of:=INT([.BV17])" office:value-type="float" office:value="0">
            <text:p>0</text:p>
          </table:table-cell>
          <table:table-cell table:formula="of:=[.BV17]-[.BW17]" office:value-type="float" office:value="0.476267095736122">
            <text:p>0.476</text:p>
          </table:table-cell>
          <table:table-cell office:value-type="float" office:value="1">
            <text:p>1</text:p>
          </table:table-cell>
          <table:table-cell table:formula="of:=[.BW17]+[.BY17]" office:value-type="float" office:value="1">
            <text:p>1</text:p>
          </table:table-cell>
          <table:table-cell/>
          <table:table-cell table:formula="of:=[.BK17]/[.$BK$37]" office:value-type="float" office:value="0.368278179937952">
            <text:p>0.368</text:p>
          </table:table-cell>
          <table:table-cell table:formula="of:=INT([.CB17])" office:value-type="float" office:value="0">
            <text:p>0</text:p>
          </table:table-cell>
          <table:table-cell table:formula="of:=[.CB17]-[.CC17]" office:value-type="float" office:value="0.368278179937952">
            <text:p>0.368</text:p>
          </table:table-cell>
          <table:table-cell office:value-type="float" office:value="0">
            <text:p>0</text:p>
          </table:table-cell>
          <table:table-cell table:formula="of:=[.CC17]+[.CE17]" office:value-type="float" office:value="0">
            <text:p>0</text:p>
          </table:table-cell>
        </table:table-row>
        <table:table-row table:style-name="ro1">
          <table:table-cell office:value-type="string">
            <text:p>Ivy Leagu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C18]+[.$D$1]*[.D18]+[.$E$1]*[.E18]+[.$F$1]*[.F18]+[.$G$1]*[.G18]+[.$H$1]*[.H18]+[.$I$1]*[.I18]+[.$J$1]*[.J18]" office:value-type="float" office:value="1">
            <text:p>1</text:p>
          </table:table-cell>
          <table:table-cell table:formula="of:=[.K18]/[.B18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table:formula="of:=[.$C$1]*[.O18]+[.$D$1]*[.P18]+[.$E$1]*[.Q18]+[.$F$1]*[.R18]+[.$G$1]*[.S18]+[.$H$1]*[.T18]+[.$I$1]*[.U18]+[.$J$1]*[.V18]" office:value-type="float" office:value="6">
            <text:p>6</text:p>
          </table:table-cell>
          <table:table-cell table:formula="of:=[.W18]/[.N18]" office:value-type="float" office:value="6">
            <text:p>6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A18]+[.$D$1]*[.AB18]+[.$E$1]*[.AC18]+[.$F$1]*[.AD18]+[.$G$1]*[.AE18]+[.$H$1]*[.AF18]+[.$I$1]*[.AG18]+[.$J$1]*[.AH18]" office:value-type="float" office:value="1">
            <text:p>1</text:p>
          </table:table-cell>
          <table:table-cell table:formula="of:=[.AI18]/[.Z18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M18]+[.$D$1]*[.AN18]+[.$E$1]*[.AO18]+[.$F$1]*[.AP18]+[.$G$1]*[.AQ18]+[.$H$1]*[.AR18]+[.$I$1]*[.AS18]+[.$J$1]*[.AT18]" office:value-type="float" office:value="1">
            <text:p>1</text:p>
          </table:table-cell>
          <table:table-cell table:formula="of:=[.AU18]/[.AL18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Y18]+[.$D$1]*[.AZ18]+[.$E$1]*[.BA18]+[.$F$1]*[.BB18]+[.$G$1]*[.BC18]+[.$H$1]*[.BD18]+[.$I$1]*[.BE18]+[.$J$1]*[.BF18]" office:value-type="float" office:value="1">
            <text:p>1</text:p>
          </table:table-cell>
          <table:table-cell table:formula="of:=[.BG18]/[.AX18]" office:value-type="float" office:value="1">
            <text:p>1.000</text:p>
          </table:table-cell>
          <table:table-cell/>
          <table:table-cell table:formula="of:=[.K18]+[.W18]+[.AI18]+[.AU18]+[.BG18]" office:value-type="float" office:value="10">
            <text:p>10.000</text:p>
          </table:table-cell>
          <table:table-cell table:formula="of:=1*[.$K18]+0.5*[.$W18]+0.25*[.$AI18]+0.125*[.$AU18]+0.0625*[.$BG18]" office:value-type="float" office:value="4.4375">
            <text:p>4.438</text:p>
          </table:table-cell>
          <table:table-cell table:formula="of:=[.L18]+[.X18]+[.AJ18]+[.AV18]+[.BH18]" office:value-type="float" office:value="10">
            <text:p>10.000</text:p>
          </table:table-cell>
          <table:table-cell table:formula="of:=[.BL18]/5" office:value-type="float" office:value="2">
            <text:p>2.000</text:p>
          </table:table-cell>
          <table:table-cell table:formula="of:=1*[.$L18]+0.5*[.$X18]+0.25*[.$AJ18]+0.125*[.$AV18]+0.0675*[.$BH18]" office:value-type="float" office:value="4.4425">
            <text:p>4.443</text:p>
          </table:table-cell>
          <table:table-cell/>
          <table:table-cell table:formula="of:=[.BM18]/[.$BM$37]" office:value-type="float" office:value="0.855690890050679">
            <text:p>0.856</text:p>
          </table:table-cell>
          <table:table-cell table:formula="of:=INT([.BP18])" office:value-type="float" office:value="0">
            <text:p>0</text:p>
          </table:table-cell>
          <table:table-cell table:formula="of:=[.BP18]-[.BQ18]" office:value-type="float" office:value="0.855690890050679">
            <text:p>0.856</text:p>
          </table:table-cell>
          <table:table-cell office:value-type="float" office:value="1">
            <text:p>1</text:p>
          </table:table-cell>
          <table:table-cell table:formula="of:=[.BQ18]+[.BS18]" office:value-type="float" office:value="1">
            <text:p>1</text:p>
          </table:table-cell>
          <table:table-cell/>
          <table:table-cell table:formula="of:=[.BJ18]/[.$BJ$37]" office:value-type="float" office:value="0.297666934835076">
            <text:p>0.298</text:p>
          </table:table-cell>
          <table:table-cell table:formula="of:=INT([.BV18])" office:value-type="float" office:value="0">
            <text:p>0</text:p>
          </table:table-cell>
          <table:table-cell table:formula="of:=[.BV18]-[.BW18]" office:value-type="float" office:value="0.297666934835076">
            <text:p>0.298</text:p>
          </table:table-cell>
          <table:table-cell office:value-type="float" office:value="0">
            <text:p>0</text:p>
          </table:table-cell>
          <table:table-cell table:formula="of:=[.BW18]+[.BY18]" office:value-type="float" office:value="0">
            <text:p>0</text:p>
          </table:table-cell>
          <table:table-cell/>
          <table:table-cell table:formula="of:=[.BK18]/[.$BK$37]" office:value-type="float" office:value="0.339581178903826">
            <text:p>0.340</text:p>
          </table:table-cell>
          <table:table-cell table:formula="of:=INT([.CB18])" office:value-type="float" office:value="0">
            <text:p>0</text:p>
          </table:table-cell>
          <table:table-cell table:formula="of:=[.CB18]-[.CC18]" office:value-type="float" office:value="0.339581178903826">
            <text:p>0.340</text:p>
          </table:table-cell>
          <table:table-cell office:value-type="float" office:value="0">
            <text:p>0</text:p>
          </table:table-cell>
          <table:table-cell table:formula="of:=[.CC18]+[.CE18]" office:value-type="float" office:value="0">
            <text:p>0</text:p>
          </table:table-cell>
        </table:table-row>
        <table:table-row table:style-name="ro1">
          <table:table-cell office:value-type="string">
            <text:p>Souther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C19]+[.$D$1]*[.D19]+[.$E$1]*[.E19]+[.$F$1]*[.F19]+[.$G$1]*[.G19]+[.$H$1]*[.H19]+[.$I$1]*[.I19]+[.$J$1]*[.J19]" office:value-type="float" office:value="1">
            <text:p>1</text:p>
          </table:table-cell>
          <table:table-cell table:formula="of:=[.K19]/[.B19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O19]+[.$D$1]*[.P19]+[.$E$1]*[.Q19]+[.$F$1]*[.R19]+[.$G$1]*[.S19]+[.$H$1]*[.T19]+[.$I$1]*[.U19]+[.$J$1]*[.V19]" office:value-type="float" office:value="1">
            <text:p>1</text:p>
          </table:table-cell>
          <table:table-cell table:formula="of:=[.W19]/[.N19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A19]+[.$D$1]*[.AB19]+[.$E$1]*[.AC19]+[.$F$1]*[.AD19]+[.$G$1]*[.AE19]+[.$H$1]*[.AF19]+[.$I$1]*[.AG19]+[.$J$1]*[.AH19]" office:value-type="float" office:value="1">
            <text:p>1</text:p>
          </table:table-cell>
          <table:table-cell table:formula="of:=[.AI19]/[.Z19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$C$1]*[.AM19]+[.$D$1]*[.AN19]+[.$E$1]*[.AO19]+[.$F$1]*[.AP19]+[.$G$1]*[.AQ19]+[.$H$1]*[.AR19]+[.$I$1]*[.AS19]+[.$J$1]*[.AT19]" office:value-type="float" office:value="10">
            <text:p>10</text:p>
          </table:table-cell>
          <table:table-cell table:formula="of:=[.AU19]/[.AL19]" office:value-type="float" office:value="10">
            <text:p>10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Y19]+[.$D$1]*[.AZ19]+[.$E$1]*[.BA19]+[.$F$1]*[.BB19]+[.$G$1]*[.BC19]+[.$H$1]*[.BD19]+[.$I$1]*[.BE19]+[.$J$1]*[.BF19]" office:value-type="float" office:value="1">
            <text:p>1</text:p>
          </table:table-cell>
          <table:table-cell table:formula="of:=[.BG19]/[.AX19]" office:value-type="float" office:value="1">
            <text:p>1.000</text:p>
          </table:table-cell>
          <table:table-cell/>
          <table:table-cell table:formula="of:=[.K19]+[.W19]+[.AI19]+[.AU19]+[.BG19]" office:value-type="float" office:value="14">
            <text:p>14.000</text:p>
          </table:table-cell>
          <table:table-cell table:formula="of:=1*[.$K19]+0.5*[.$W19]+0.25*[.$AI19]+0.125*[.$AU19]+0.0625*[.$BG19]" office:value-type="float" office:value="3.0625">
            <text:p>3.063</text:p>
          </table:table-cell>
          <table:table-cell table:formula="of:=[.L19]+[.X19]+[.AJ19]+[.AV19]+[.BH19]" office:value-type="float" office:value="14">
            <text:p>14.000</text:p>
          </table:table-cell>
          <table:table-cell table:formula="of:=[.BL19]/5" office:value-type="float" office:value="2.8">
            <text:p>2.800</text:p>
          </table:table-cell>
          <table:table-cell table:formula="of:=1*[.$L19]+0.5*[.$X19]+0.25*[.$AJ19]+0.125*[.$AV19]+0.0675*[.$BH19]" office:value-type="float" office:value="3.0675">
            <text:p>3.068</text:p>
          </table:table-cell>
          <table:table-cell/>
          <table:table-cell table:formula="of:=[.BM19]/[.$BM$37]" office:value-type="float" office:value="1.19796724607095">
            <text:p>1.198</text:p>
          </table:table-cell>
          <table:table-cell table:formula="of:=INT([.BP19])" office:value-type="float" office:value="1">
            <text:p>1</text:p>
          </table:table-cell>
          <table:table-cell table:formula="of:=[.BP19]-[.BQ19]" office:value-type="float" office:value="0.19796724607095">
            <text:p>0.198</text:p>
          </table:table-cell>
          <table:table-cell office:value-type="float" office:value="0">
            <text:p>0</text:p>
          </table:table-cell>
          <table:table-cell table:formula="of:=[.BQ19]+[.BS19]" office:value-type="float" office:value="1">
            <text:p>1</text:p>
          </table:table-cell>
          <table:table-cell/>
          <table:table-cell table:formula="of:=[.BJ19]/[.$BJ$37]" office:value-type="float" office:value="0.416733708769107">
            <text:p>0.417</text:p>
          </table:table-cell>
          <table:table-cell table:formula="of:=INT([.BV19])" office:value-type="float" office:value="0">
            <text:p>0</text:p>
          </table:table-cell>
          <table:table-cell table:formula="of:=[.BV19]-[.BW19]" office:value-type="float" office:value="0.416733708769107">
            <text:p>0.417</text:p>
          </table:table-cell>
          <table:table-cell office:value-type="float" office:value="1">
            <text:p>1</text:p>
          </table:table-cell>
          <table:table-cell table:formula="of:=[.BW19]+[.BY19]" office:value-type="float" office:value="1">
            <text:p>1</text:p>
          </table:table-cell>
          <table:table-cell/>
          <table:table-cell table:formula="of:=[.BK19]/[.$BK$37]" office:value-type="float" office:value="0.234358841778697">
            <text:p>0.234</text:p>
          </table:table-cell>
          <table:table-cell table:formula="of:=INT([.CB19])" office:value-type="float" office:value="0">
            <text:p>0</text:p>
          </table:table-cell>
          <table:table-cell table:formula="of:=[.CB19]-[.CC19]" office:value-type="float" office:value="0.234358841778697">
            <text:p>0.234</text:p>
          </table:table-cell>
          <table:table-cell office:value-type="float" office:value="0">
            <text:p>0</text:p>
          </table:table-cell>
          <table:table-cell table:formula="of:=[.CC19]+[.CE19]" office:value-type="float" office:value="0">
            <text:p>0</text:p>
          </table:table-cell>
        </table:table-row>
        <table:table-row table:style-name="ro1">
          <table:table-cell office:value-type="string">
            <text:p>MA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C20]+[.$D$1]*[.D20]+[.$E$1]*[.E20]+[.$F$1]*[.F20]+[.$G$1]*[.G20]+[.$H$1]*[.H20]+[.$I$1]*[.I20]+[.$J$1]*[.J20]" office:value-type="float" office:value="1">
            <text:p>1</text:p>
          </table:table-cell>
          <table:table-cell table:formula="of:=[.K20]/[.B20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$C$1]*[.O20]+[.$D$1]*[.P20]+[.$E$1]*[.Q20]+[.$F$1]*[.R20]+[.$G$1]*[.S20]+[.$H$1]*[.T20]+[.$I$1]*[.U20]+[.$J$1]*[.V20]" office:value-type="float" office:value="3">
            <text:p>3</text:p>
          </table:table-cell>
          <table:table-cell table:formula="of:=[.W20]/[.N20]" office:value-type="float" office:value="3">
            <text:p>3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A20]+[.$D$1]*[.AB20]+[.$E$1]*[.AC20]+[.$F$1]*[.AD20]+[.$G$1]*[.AE20]+[.$H$1]*[.AF20]+[.$I$1]*[.AG20]+[.$J$1]*[.AH20]" office:value-type="float" office:value="1">
            <text:p>1</text:p>
          </table:table-cell>
          <table:table-cell table:formula="of:=[.AI20]/[.Z20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M20]+[.$D$1]*[.AN20]+[.$E$1]*[.AO20]+[.$F$1]*[.AP20]+[.$G$1]*[.AQ20]+[.$H$1]*[.AR20]+[.$I$1]*[.AS20]+[.$J$1]*[.AT20]" office:value-type="float" office:value="1">
            <text:p>1</text:p>
          </table:table-cell>
          <table:table-cell table:formula="of:=[.AU20]/[.AL20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Y20]+[.$D$1]*[.AZ20]+[.$E$1]*[.BA20]+[.$F$1]*[.BB20]+[.$G$1]*[.BC20]+[.$H$1]*[.BD20]+[.$I$1]*[.BE20]+[.$J$1]*[.BF20]" office:value-type="float" office:value="1">
            <text:p>1</text:p>
          </table:table-cell>
          <table:table-cell table:formula="of:=[.BG20]/[.AX20]" office:value-type="float" office:value="1">
            <text:p>1.000</text:p>
          </table:table-cell>
          <table:table-cell/>
          <table:table-cell table:formula="of:=[.K20]+[.W20]+[.AI20]+[.AU20]+[.BG20]" office:value-type="float" office:value="7">
            <text:p>7.000</text:p>
          </table:table-cell>
          <table:table-cell table:formula="of:=1*[.$K20]+0.5*[.$W20]+0.25*[.$AI20]+0.125*[.$AU20]+0.0625*[.$BG20]" office:value-type="float" office:value="2.9375">
            <text:p>2.938</text:p>
          </table:table-cell>
          <table:table-cell table:formula="of:=[.L20]+[.X20]+[.AJ20]+[.AV20]+[.BH20]" office:value-type="float" office:value="7">
            <text:p>7.000</text:p>
          </table:table-cell>
          <table:table-cell table:formula="of:=[.BL20]/5" office:value-type="float" office:value="1.4">
            <text:p>1.400</text:p>
          </table:table-cell>
          <table:table-cell table:formula="of:=1*[.$L20]+0.5*[.$X20]+0.25*[.$AJ20]+0.125*[.$AV20]+0.0675*[.$BH20]" office:value-type="float" office:value="2.9425">
            <text:p>2.943</text:p>
          </table:table-cell>
          <table:table-cell/>
          <table:table-cell table:formula="of:=[.BM20]/[.$BM$37]" office:value-type="float" office:value="0.598983623035475">
            <text:p>0.599</text:p>
          </table:table-cell>
          <table:table-cell table:formula="of:=INT([.BP20])" office:value-type="float" office:value="0">
            <text:p>0</text:p>
          </table:table-cell>
          <table:table-cell table:formula="of:=[.BP20]-[.BQ20]" office:value-type="float" office:value="0.598983623035475">
            <text:p>0.599</text:p>
          </table:table-cell>
          <table:table-cell office:value-type="float" office:value="1">
            <text:p>1</text:p>
          </table:table-cell>
          <table:table-cell table:formula="of:=[.BQ20]+[.BS20]" office:value-type="float" office:value="1">
            <text:p>1</text:p>
          </table:table-cell>
          <table:table-cell/>
          <table:table-cell table:formula="of:=[.BJ20]/[.$BJ$37]" office:value-type="float" office:value="0.208366854384553">
            <text:p>0.208</text:p>
          </table:table-cell>
          <table:table-cell table:formula="of:=INT([.BV20])" office:value-type="float" office:value="0">
            <text:p>0</text:p>
          </table:table-cell>
          <table:table-cell table:formula="of:=[.BV20]-[.BW20]" office:value-type="float" office:value="0.208366854384553">
            <text:p>0.208</text:p>
          </table:table-cell>
          <table:table-cell office:value-type="float" office:value="0">
            <text:p>0</text:p>
          </table:table-cell>
          <table:table-cell table:formula="of:=[.BW20]+[.BY20]" office:value-type="float" office:value="0">
            <text:p>0</text:p>
          </table:table-cell>
          <table:table-cell/>
          <table:table-cell table:formula="of:=[.BK20]/[.$BK$37]" office:value-type="float" office:value="0.224793174767322">
            <text:p>0.225</text:p>
          </table:table-cell>
          <table:table-cell table:formula="of:=INT([.CB20])" office:value-type="float" office:value="0">
            <text:p>0</text:p>
          </table:table-cell>
          <table:table-cell table:formula="of:=[.CB20]-[.CC20]" office:value-type="float" office:value="0.224793174767322">
            <text:p>0.225</text:p>
          </table:table-cell>
          <table:table-cell office:value-type="float" office:value="0">
            <text:p>0</text:p>
          </table:table-cell>
          <table:table-cell table:formula="of:=[.CC20]+[.CE20]" office:value-type="float" office:value="0">
            <text:p>0</text:p>
          </table:table-cell>
        </table:table-row>
        <table:table-row table:style-name="ro1">
          <table:table-cell office:value-type="string">
            <text:p>MAA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C21]+[.$D$1]*[.D21]+[.$E$1]*[.E21]+[.$F$1]*[.F21]+[.$G$1]*[.G21]+[.$H$1]*[.H21]+[.$I$1]*[.I21]+[.$J$1]*[.J21]" office:value-type="float" office:value="1">
            <text:p>1</text:p>
          </table:table-cell>
          <table:table-cell table:formula="of:=[.K21]/[.B21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O21]+[.$D$1]*[.P21]+[.$E$1]*[.Q21]+[.$F$1]*[.R21]+[.$G$1]*[.S21]+[.$H$1]*[.T21]+[.$I$1]*[.U21]+[.$J$1]*[.V21]" office:value-type="float" office:value="1">
            <text:p>1</text:p>
          </table:table-cell>
          <table:table-cell table:formula="of:=[.W21]/[.N21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$C$1]*[.AA21]+[.$D$1]*[.AB21]+[.$E$1]*[.AC21]+[.$F$1]*[.AD21]+[.$G$1]*[.AE21]+[.$H$1]*[.AF21]+[.$I$1]*[.AG21]+[.$J$1]*[.AH21]" office:value-type="float" office:value="3">
            <text:p>3</text:p>
          </table:table-cell>
          <table:table-cell table:formula="of:=[.AI21]/[.Z21]" office:value-type="float" office:value="3">
            <text:p>3.0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$C$1]*[.AM21]+[.$D$1]*[.AN21]+[.$E$1]*[.AO21]+[.$F$1]*[.AP21]+[.$G$1]*[.AQ21]+[.$H$1]*[.AR21]+[.$I$1]*[.AS21]+[.$J$1]*[.AT21]" office:value-type="float" office:value="3">
            <text:p>3</text:p>
          </table:table-cell>
          <table:table-cell table:formula="of:=[.AU21]/[.AL21]" office:value-type="float" office:value="3">
            <text:p>3.00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  <table:table-cell table:formula="of:=[.$C$1]*[.AY21]+[.$D$1]*[.AZ21]+[.$E$1]*[.BA21]+[.$F$1]*[.BB21]+[.$G$1]*[.BC21]+[.$H$1]*[.BD21]+[.$I$1]*[.BE21]+[.$J$1]*[.BF21]" office:value-type="float" office:value="1.5">
            <text:p>1.5</text:p>
          </table:table-cell>
          <table:table-cell table:formula="of:=[.BG21]/[.AX21]" office:value-type="float" office:value="1.5">
            <text:p>1.500</text:p>
          </table:table-cell>
          <table:table-cell/>
          <table:table-cell table:formula="of:=[.K21]+[.W21]+[.AI21]+[.AU21]+[.BG21]" office:value-type="float" office:value="9.5">
            <text:p>9.500</text:p>
          </table:table-cell>
          <table:table-cell table:formula="of:=1*[.$K21]+0.5*[.$W21]+0.25*[.$AI21]+0.125*[.$AU21]+0.0625*[.$BG21]" office:value-type="float" office:value="2.71875">
            <text:p>2.719</text:p>
          </table:table-cell>
          <table:table-cell table:formula="of:=[.L21]+[.X21]+[.AJ21]+[.AV21]+[.BH21]" office:value-type="float" office:value="9.5">
            <text:p>9.500</text:p>
          </table:table-cell>
          <table:table-cell table:formula="of:=[.BL21]/5" office:value-type="float" office:value="1.9">
            <text:p>1.900</text:p>
          </table:table-cell>
          <table:table-cell table:formula="of:=1*[.$L21]+0.5*[.$X21]+0.25*[.$AJ21]+0.125*[.$AV21]+0.0675*[.$BH21]" office:value-type="float" office:value="2.72625">
            <text:p>2.726</text:p>
          </table:table-cell>
          <table:table-cell/>
          <table:table-cell table:formula="of:=[.BM21]/[.$BM$37]" office:value-type="float" office:value="0.812906345548145">
            <text:p>0.813</text:p>
          </table:table-cell>
          <table:table-cell table:formula="of:=INT([.BP21])" office:value-type="float" office:value="0">
            <text:p>0</text:p>
          </table:table-cell>
          <table:table-cell table:formula="of:=[.BP21]-[.BQ21]" office:value-type="float" office:value="0.812906345548145">
            <text:p>0.813</text:p>
          </table:table-cell>
          <table:table-cell office:value-type="float" office:value="1">
            <text:p>1</text:p>
          </table:table-cell>
          <table:table-cell table:formula="of:=[.BQ21]+[.BS21]" office:value-type="float" office:value="1">
            <text:p>1</text:p>
          </table:table-cell>
          <table:table-cell/>
          <table:table-cell table:formula="of:=[.BJ21]/[.$BJ$37]" office:value-type="float" office:value="0.282783588093323">
            <text:p>0.283</text:p>
          </table:table-cell>
          <table:table-cell table:formula="of:=INT([.BV21])" office:value-type="float" office:value="0">
            <text:p>0</text:p>
          </table:table-cell>
          <table:table-cell table:formula="of:=[.BV21]-[.BW21]" office:value-type="float" office:value="0.282783588093323">
            <text:p>0.283</text:p>
          </table:table-cell>
          <table:table-cell office:value-type="float" office:value="0">
            <text:p>0</text:p>
          </table:table-cell>
          <table:table-cell table:formula="of:=[.BW21]+[.BY21]" office:value-type="float" office:value="0">
            <text:p>0</text:p>
          </table:table-cell>
          <table:table-cell/>
          <table:table-cell table:formula="of:=[.BK21]/[.$BK$37]" office:value-type="float" office:value="0.208053257497415">
            <text:p>0.208</text:p>
          </table:table-cell>
          <table:table-cell table:formula="of:=INT([.CB21])" office:value-type="float" office:value="0">
            <text:p>0</text:p>
          </table:table-cell>
          <table:table-cell table:formula="of:=[.CB21]-[.CC21]" office:value-type="float" office:value="0.208053257497415">
            <text:p>0.208</text:p>
          </table:table-cell>
          <table:table-cell office:value-type="float" office:value="0">
            <text:p>0</text:p>
          </table:table-cell>
          <table:table-cell table:formula="of:=[.CC21]+[.CE21]" office:value-type="float" office:value="0">
            <text:p>0</text:p>
          </table:table-cell>
        </table:table-row>
        <table:table-row table:style-name="ro1">
          <table:table-cell office:value-type="string">
            <text:p>Sun Belt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$C$1]*[.C22]+[.$D$1]*[.D22]+[.$E$1]*[.E22]+[.$F$1]*[.F22]+[.$G$1]*[.G22]+[.$H$1]*[.H22]+[.$I$1]*[.I22]+[.$J$1]*[.J22]" office:value-type="float" office:value="0.5">
            <text:p>0.5</text:p>
          </table:table-cell>
          <table:table-cell table:formula="of:=[.K22]/[.B22]" office:value-type="float" office:value="0.5">
            <text:p>0.5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O22]+[.$D$1]*[.P22]+[.$E$1]*[.Q22]+[.$F$1]*[.R22]+[.$G$1]*[.S22]+[.$H$1]*[.T22]+[.$I$1]*[.U22]+[.$J$1]*[.V22]" office:value-type="float" office:value="1">
            <text:p>1</text:p>
          </table:table-cell>
          <table:table-cell table:formula="of:=[.W22]/[.N22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$C$1]*[.AA22]+[.$D$1]*[.AB22]+[.$E$1]*[.AC22]+[.$F$1]*[.AD22]+[.$G$1]*[.AE22]+[.$H$1]*[.AF22]+[.$I$1]*[.AG22]+[.$J$1]*[.AH22]" office:value-type="float" office:value="3">
            <text:p>3</text:p>
          </table:table-cell>
          <table:table-cell table:formula="of:=[.AI22]/[.Z22]" office:value-type="float" office:value="3">
            <text:p>3.0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[.$C$1]*[.AM22]+[.$D$1]*[.AN22]+[.$E$1]*[.AO22]+[.$F$1]*[.AP22]+[.$G$1]*[.AQ22]+[.$H$1]*[.AR22]+[.$I$1]*[.AS22]+[.$J$1]*[.AT22]" office:value-type="float" office:value="7">
            <text:p>7</text:p>
          </table:table-cell>
          <table:table-cell table:formula="of:=[.AU22]/[.AL22]" office:value-type="float" office:value="3.5">
            <text:p>3.5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Y22]+[.$D$1]*[.AZ22]+[.$E$1]*[.BA22]+[.$F$1]*[.BB22]+[.$G$1]*[.BC22]+[.$H$1]*[.BD22]+[.$I$1]*[.BE22]+[.$J$1]*[.BF22]" office:value-type="float" office:value="1">
            <text:p>1</text:p>
          </table:table-cell>
          <table:table-cell table:formula="of:=[.BG22]/[.AX22]" office:value-type="float" office:value="1">
            <text:p>1.000</text:p>
          </table:table-cell>
          <table:table-cell/>
          <table:table-cell table:formula="of:=[.K22]+[.W22]+[.AI22]+[.AU22]+[.BG22]" office:value-type="float" office:value="12.5">
            <text:p>12.500</text:p>
          </table:table-cell>
          <table:table-cell table:formula="of:=1*[.$K22]+0.5*[.$W22]+0.25*[.$AI22]+0.125*[.$AU22]+0.0625*[.$BG22]" office:value-type="float" office:value="2.6875">
            <text:p>2.688</text:p>
          </table:table-cell>
          <table:table-cell table:formula="of:=[.L22]+[.X22]+[.AJ22]+[.AV22]+[.BH22]" office:value-type="float" office:value="9">
            <text:p>9.000</text:p>
          </table:table-cell>
          <table:table-cell table:formula="of:=[.BL22]/5" office:value-type="float" office:value="1.8">
            <text:p>1.800</text:p>
          </table:table-cell>
          <table:table-cell table:formula="of:=1*[.$L22]+0.5*[.$X22]+0.25*[.$AJ22]+0.125*[.$AV22]+0.0675*[.$BH22]" office:value-type="float" office:value="2.255">
            <text:p>2.255</text:p>
          </table:table-cell>
          <table:table-cell/>
          <table:table-cell table:formula="of:=[.BM22]/[.$BM$37]" office:value-type="float" office:value="0.770121801045611">
            <text:p>0.770</text:p>
          </table:table-cell>
          <table:table-cell table:formula="of:=INT([.BP22])" office:value-type="float" office:value="0">
            <text:p>0</text:p>
          </table:table-cell>
          <table:table-cell table:formula="of:=[.BP22]-[.BQ22]" office:value-type="float" office:value="0.770121801045611">
            <text:p>0.770</text:p>
          </table:table-cell>
          <table:table-cell office:value-type="float" office:value="1">
            <text:p>1</text:p>
          </table:table-cell>
          <table:table-cell table:formula="of:=[.BQ22]+[.BS22]" office:value-type="float" office:value="1">
            <text:p>1</text:p>
          </table:table-cell>
          <table:table-cell/>
          <table:table-cell table:formula="of:=[.BJ22]/[.$BJ$37]" office:value-type="float" office:value="0.372083668543845">
            <text:p>0.372</text:p>
          </table:table-cell>
          <table:table-cell table:formula="of:=INT([.BV22])" office:value-type="float" office:value="0">
            <text:p>0</text:p>
          </table:table-cell>
          <table:table-cell table:formula="of:=[.BV22]-[.BW22]" office:value-type="float" office:value="0.372083668543845">
            <text:p>0.372</text:p>
          </table:table-cell>
          <table:table-cell office:value-type="float" office:value="1">
            <text:p>1</text:p>
          </table:table-cell>
          <table:table-cell table:formula="of:=[.BW22]+[.BY22]" office:value-type="float" office:value="1">
            <text:p>1</text:p>
          </table:table-cell>
          <table:table-cell/>
          <table:table-cell table:formula="of:=[.BK22]/[.$BK$37]" office:value-type="float" office:value="0.205661840744571">
            <text:p>0.206</text:p>
          </table:table-cell>
          <table:table-cell table:formula="of:=INT([.CB22])" office:value-type="float" office:value="0">
            <text:p>0</text:p>
          </table:table-cell>
          <table:table-cell table:formula="of:=[.CB22]-[.CC22]" office:value-type="float" office:value="0.205661840744571">
            <text:p>0.206</text:p>
          </table:table-cell>
          <table:table-cell office:value-type="float" office:value="0">
            <text:p>0</text:p>
          </table:table-cell>
          <table:table-cell table:formula="of:=[.CC22]+[.CE22]" office:value-type="float" office:value="0">
            <text:p>0</text:p>
          </table:table-cell>
        </table:table-row>
        <table:table-row table:style-name="ro1">
          <table:table-cell office:value-type="string">
            <text:p>WA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C23]+[.$D$1]*[.D23]+[.$E$1]*[.E23]+[.$F$1]*[.F23]+[.$G$1]*[.G23]+[.$H$1]*[.H23]+[.$I$1]*[.I23]+[.$J$1]*[.J23]" office:value-type="float" office:value="1">
            <text:p>1</text:p>
          </table:table-cell>
          <table:table-cell table:formula="of:=[.K23]/[.B23]" office:value-type="float" office:value="1">
            <text:p>1.0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table:formula="of:=[.$C$1]*[.O23]+[.$D$1]*[.P23]+[.$E$1]*[.Q23]+[.$F$1]*[.R23]+[.$G$1]*[.S23]+[.$H$1]*[.T23]+[.$I$1]*[.U23]+[.$J$1]*[.V23]" office:value-type="float" office:value="2">
            <text:p>2</text:p>
          </table:table-cell>
          <table:table-cell table:formula="of:=[.W23]/[.N23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A23]+[.$D$1]*[.AB23]+[.$E$1]*[.AC23]+[.$F$1]*[.AD23]+[.$G$1]*[.AE23]+[.$H$1]*[.AF23]+[.$I$1]*[.AG23]+[.$J$1]*[.AH23]" office:value-type="float" office:value="1">
            <text:p>1</text:p>
          </table:table-cell>
          <table:table-cell table:formula="of:=[.AI23]/[.Z23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M23]+[.$D$1]*[.AN23]+[.$E$1]*[.AO23]+[.$F$1]*[.AP23]+[.$G$1]*[.AQ23]+[.$H$1]*[.AR23]+[.$I$1]*[.AS23]+[.$J$1]*[.AT23]" office:value-type="float" office:value="1">
            <text:p>1</text:p>
          </table:table-cell>
          <table:table-cell table:formula="of:=[.AU23]/[.AL23]" office:value-type="float" office:value="1">
            <text:p>1.0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[.$C$1]*[.AY23]+[.$D$1]*[.AZ23]+[.$E$1]*[.BA23]+[.$F$1]*[.BB23]+[.$G$1]*[.BC23]+[.$H$1]*[.BD23]+[.$I$1]*[.BE23]+[.$J$1]*[.BF23]" office:value-type="float" office:value="4">
            <text:p>4</text:p>
          </table:table-cell>
          <table:table-cell table:formula="of:=[.BG23]/[.AX23]" office:value-type="float" office:value="2">
            <text:p>2.000</text:p>
          </table:table-cell>
          <table:table-cell/>
          <table:table-cell table:formula="of:=[.K23]+[.W23]+[.AI23]+[.AU23]+[.BG23]" office:value-type="float" office:value="9">
            <text:p>9.000</text:p>
          </table:table-cell>
          <table:table-cell table:formula="of:=1*[.$K23]+0.5*[.$W23]+0.25*[.$AI23]+0.125*[.$AU23]+0.0625*[.$BG23]" office:value-type="float" office:value="2.625">
            <text:p>2.625</text:p>
          </table:table-cell>
          <table:table-cell table:formula="of:=[.L23]+[.X23]+[.AJ23]+[.AV23]+[.BH23]" office:value-type="float" office:value="6">
            <text:p>6.000</text:p>
          </table:table-cell>
          <table:table-cell table:formula="of:=[.BL23]/5" office:value-type="float" office:value="1.2">
            <text:p>1.200</text:p>
          </table:table-cell>
          <table:table-cell table:formula="of:=1*[.$L23]+0.5*[.$X23]+0.25*[.$AJ23]+0.125*[.$AV23]+0.0675*[.$BH23]" office:value-type="float" office:value="2.01">
            <text:p>2.010</text:p>
          </table:table-cell>
          <table:table-cell/>
          <table:table-cell table:formula="of:=[.BM23]/[.$BM$37]" office:value-type="float" office:value="0.513414534030407">
            <text:p>0.513</text:p>
          </table:table-cell>
          <table:table-cell table:formula="of:=INT([.BP23])" office:value-type="float" office:value="0">
            <text:p>0</text:p>
          </table:table-cell>
          <table:table-cell table:formula="of:=[.BP23]-[.BQ23]" office:value-type="float" office:value="0.513414534030407">
            <text:p>0.513</text:p>
          </table:table-cell>
          <table:table-cell office:value-type="float" office:value="1">
            <text:p>1</text:p>
          </table:table-cell>
          <table:table-cell table:formula="of:=[.BQ23]+[.BS23]" office:value-type="float" office:value="1">
            <text:p>1</text:p>
          </table:table-cell>
          <table:table-cell/>
          <table:table-cell table:formula="of:=[.BJ23]/[.$BJ$37]" office:value-type="float" office:value="0.267900241351569">
            <text:p>0.268</text:p>
          </table:table-cell>
          <table:table-cell table:formula="of:=INT([.BV23])" office:value-type="float" office:value="0">
            <text:p>0</text:p>
          </table:table-cell>
          <table:table-cell table:formula="of:=[.BV23]-[.BW23]" office:value-type="float" office:value="0.267900241351569">
            <text:p>0.268</text:p>
          </table:table-cell>
          <table:table-cell office:value-type="float" office:value="0">
            <text:p>0</text:p>
          </table:table-cell>
          <table:table-cell table:formula="of:=[.BW23]+[.BY23]" office:value-type="float" office:value="0">
            <text:p>0</text:p>
          </table:table-cell>
          <table:table-cell/>
          <table:table-cell table:formula="of:=[.BK23]/[.$BK$37]" office:value-type="float" office:value="0.200879007238883">
            <text:p>0.201</text:p>
          </table:table-cell>
          <table:table-cell table:formula="of:=INT([.CB23])" office:value-type="float" office:value="0">
            <text:p>0</text:p>
          </table:table-cell>
          <table:table-cell table:formula="of:=[.CB23]-[.CC23]" office:value-type="float" office:value="0.200879007238883">
            <text:p>0.201</text:p>
          </table:table-cell>
          <table:table-cell office:value-type="float" office:value="0">
            <text:p>0</text:p>
          </table:table-cell>
          <table:table-cell table:formula="of:=[.CC23]+[.CE23]" office:value-type="float" office:value="0">
            <text:p>0</text:p>
          </table:table-cell>
        </table:table-row>
        <table:table-row table:style-name="ro1">
          <table:table-cell office:value-type="string">
            <text:p>Southland</text:p>
          </table:table-cell>
          <table:table-cell table:number-columns-repeated="3" office:value-type="float" office:value="1">
            <text:p>1</text:p>
          </table:table-cell>
          <table:table-cell table:number-columns-repeated="6"/>
          <table:table-cell table:formula="of:=[.$C$1]*[.C24]+[.$D$1]*[.D24]+[.$E$1]*[.E24]+[.$F$1]*[.F24]+[.$G$1]*[.G24]+[.$H$1]*[.H24]+[.$I$1]*[.I24]+[.$J$1]*[.J24]" office:value-type="float" office:value="1.5">
            <text:p>1.5</text:p>
          </table:table-cell>
          <table:table-cell table:formula="of:=[.K24]/[.B24]" office:value-type="float" office:value="1.5">
            <text:p>1.5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O24]+[.$D$1]*[.P24]+[.$E$1]*[.Q24]+[.$F$1]*[.R24]+[.$G$1]*[.S24]+[.$H$1]*[.T24]+[.$I$1]*[.U24]+[.$J$1]*[.V24]" office:value-type="float" office:value="1">
            <text:p>1</text:p>
          </table:table-cell>
          <table:table-cell table:formula="of:=[.W24]/[.N24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A24]+[.$D$1]*[.AB24]+[.$E$1]*[.AC24]+[.$F$1]*[.AD24]+[.$G$1]*[.AE24]+[.$H$1]*[.AF24]+[.$I$1]*[.AG24]+[.$J$1]*[.AH24]" office:value-type="float" office:value="1">
            <text:p>1</text:p>
          </table:table-cell>
          <table:table-cell table:formula="of:=[.AI24]/[.Z24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M24]+[.$D$1]*[.AN24]+[.$E$1]*[.AO24]+[.$F$1]*[.AP24]+[.$G$1]*[.AQ24]+[.$H$1]*[.AR24]+[.$I$1]*[.AS24]+[.$J$1]*[.AT24]" office:value-type="float" office:value="1">
            <text:p>1</text:p>
          </table:table-cell>
          <table:table-cell table:formula="of:=[.AU24]/[.AL24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Y24]+[.$D$1]*[.AZ24]+[.$E$1]*[.BA24]+[.$F$1]*[.BB24]+[.$G$1]*[.BC24]+[.$H$1]*[.BD24]+[.$I$1]*[.BE24]+[.$J$1]*[.BF24]" office:value-type="float" office:value="1">
            <text:p>1</text:p>
          </table:table-cell>
          <table:table-cell table:formula="of:=[.BG24]/[.AX24]" office:value-type="float" office:value="1">
            <text:p>1.000</text:p>
          </table:table-cell>
          <table:table-cell/>
          <table:table-cell table:formula="of:=[.K24]+[.W24]+[.AI24]+[.AU24]+[.BG24]" office:value-type="float" office:value="5.5">
            <text:p>5.500</text:p>
          </table:table-cell>
          <table:table-cell table:formula="of:=1*[.$K24]+0.5*[.$W24]+0.25*[.$AI24]+0.125*[.$AU24]+0.0625*[.$BG24]" office:value-type="float" office:value="2.4375">
            <text:p>2.438</text:p>
          </table:table-cell>
          <table:table-cell table:formula="of:=[.L24]+[.X24]+[.AJ24]+[.AV24]+[.BH24]" office:value-type="float" office:value="5.5">
            <text:p>5.500</text:p>
          </table:table-cell>
          <table:table-cell table:formula="of:=[.BL24]/5" office:value-type="float" office:value="1.1">
            <text:p>1.100</text:p>
          </table:table-cell>
          <table:table-cell table:formula="of:=1*[.$L24]+0.5*[.$X24]+0.25*[.$AJ24]+0.125*[.$AV24]+0.0675*[.$BH24]" office:value-type="float" office:value="2.4425">
            <text:p>2.443</text:p>
          </table:table-cell>
          <table:table-cell/>
          <table:table-cell table:formula="of:=[.BM24]/[.$BM$37]" office:value-type="float" office:value="0.470629989527873">
            <text:p>0.471</text:p>
          </table:table-cell>
          <table:table-cell table:formula="of:=INT([.BP24])" office:value-type="float" office:value="0">
            <text:p>0</text:p>
          </table:table-cell>
          <table:table-cell table:formula="of:=[.BP24]-[.BQ24]" office:value-type="float" office:value="0.470629989527873">
            <text:p>0.471</text:p>
          </table:table-cell>
          <table:table-cell office:value-type="float" office:value="1">
            <text:p>1</text:p>
          </table:table-cell>
          <table:table-cell table:formula="of:=[.BQ24]+[.BS24]" office:value-type="float" office:value="1">
            <text:p>1</text:p>
          </table:table-cell>
          <table:table-cell/>
          <table:table-cell table:formula="of:=[.BJ24]/[.$BJ$37]" office:value-type="float" office:value="0.163716814159292">
            <text:p>0.164</text:p>
          </table:table-cell>
          <table:table-cell table:formula="of:=INT([.BV24])" office:value-type="float" office:value="0">
            <text:p>0</text:p>
          </table:table-cell>
          <table:table-cell table:formula="of:=[.BV24]-[.BW24]" office:value-type="float" office:value="0.163716814159292">
            <text:p>0.164</text:p>
          </table:table-cell>
          <table:table-cell office:value-type="float" office:value="0">
            <text:p>0</text:p>
          </table:table-cell>
          <table:table-cell table:formula="of:=[.BW24]+[.BY24]" office:value-type="float" office:value="0">
            <text:p>0</text:p>
          </table:table-cell>
          <table:table-cell/>
          <table:table-cell table:formula="of:=[.BK24]/[.$BK$37]" office:value-type="float" office:value="0.18653050672182">
            <text:p>0.187</text:p>
          </table:table-cell>
          <table:table-cell table:formula="of:=INT([.CB24])" office:value-type="float" office:value="0">
            <text:p>0</text:p>
          </table:table-cell>
          <table:table-cell table:formula="of:=[.CB24]-[.CC24]" office:value-type="float" office:value="0.18653050672182">
            <text:p>0.187</text:p>
          </table:table-cell>
          <table:table-cell office:value-type="float" office:value="0">
            <text:p>0</text:p>
          </table:table-cell>
          <table:table-cell table:formula="of:=[.CC24]+[.CE24]" office:value-type="float" office:value="0">
            <text:p>0</text:p>
          </table:table-cell>
        </table:table-row>
        <table:table-row table:style-name="ro1">
          <table:table-cell office:value-type="string">
            <text:p>Big South</text:p>
          </table:table-cell>
          <table:table-cell table:number-columns-repeated="3" office:value-type="float" office:value="1">
            <text:p>1</text:p>
          </table:table-cell>
          <table:table-cell table:number-columns-repeated="6"/>
          <table:table-cell table:formula="of:=[.$C$1]*[.C25]+[.$D$1]*[.D25]+[.$E$1]*[.E25]+[.$F$1]*[.F25]+[.$G$1]*[.G25]+[.$H$1]*[.H25]+[.$I$1]*[.I25]+[.$J$1]*[.J25]" office:value-type="float" office:value="1.5">
            <text:p>1.5</text:p>
          </table:table-cell>
          <table:table-cell table:formula="of:=[.K25]/[.B25]" office:value-type="float" office:value="1.5">
            <text:p>1.50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formula="of:=[.$C$1]*[.O25]+[.$D$1]*[.P25]+[.$E$1]*[.Q25]+[.$F$1]*[.R25]+[.$G$1]*[.S25]+[.$H$1]*[.T25]+[.$I$1]*[.U25]+[.$J$1]*[.V25]" office:value-type="float" office:value="0.5">
            <text:p>0.5</text:p>
          </table:table-cell>
          <table:table-cell table:formula="of:=[.W25]/[.N25]" office:value-type="float" office:value="0.5">
            <text:p>0.5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A25]+[.$D$1]*[.AB25]+[.$E$1]*[.AC25]+[.$F$1]*[.AD25]+[.$G$1]*[.AE25]+[.$H$1]*[.AF25]+[.$I$1]*[.AG25]+[.$J$1]*[.AH25]" office:value-type="float" office:value="1">
            <text:p>1</text:p>
          </table:table-cell>
          <table:table-cell table:formula="of:=[.AI25]/[.Z25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M25]+[.$D$1]*[.AN25]+[.$E$1]*[.AO25]+[.$F$1]*[.AP25]+[.$G$1]*[.AQ25]+[.$H$1]*[.AR25]+[.$I$1]*[.AS25]+[.$J$1]*[.AT25]" office:value-type="float" office:value="1">
            <text:p>1</text:p>
          </table:table-cell>
          <table:table-cell table:formula="of:=[.AU25]/[.AL25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$C$1]*[.AY25]+[.$D$1]*[.AZ25]+[.$E$1]*[.BA25]+[.$F$1]*[.BB25]+[.$G$1]*[.BC25]+[.$H$1]*[.BD25]+[.$I$1]*[.BE25]+[.$J$1]*[.BF25]" office:value-type="float" office:value="3">
            <text:p>3</text:p>
          </table:table-cell>
          <table:table-cell table:formula="of:=[.BG25]/[.AX25]" office:value-type="float" office:value="3">
            <text:p>3.000</text:p>
          </table:table-cell>
          <table:table-cell/>
          <table:table-cell table:formula="of:=[.K25]+[.W25]+[.AI25]+[.AU25]+[.BG25]" office:value-type="float" office:value="7">
            <text:p>7.000</text:p>
          </table:table-cell>
          <table:table-cell table:formula="of:=1*[.$K25]+0.5*[.$W25]+0.25*[.$AI25]+0.125*[.$AU25]+0.0625*[.$BG25]" office:value-type="float" office:value="2.3125">
            <text:p>2.313</text:p>
          </table:table-cell>
          <table:table-cell table:formula="of:=[.L25]+[.X25]+[.AJ25]+[.AV25]+[.BH25]" office:value-type="float" office:value="7">
            <text:p>7.000</text:p>
          </table:table-cell>
          <table:table-cell table:formula="of:=[.BL25]/5" office:value-type="float" office:value="1.4">
            <text:p>1.400</text:p>
          </table:table-cell>
          <table:table-cell table:formula="of:=1*[.$L25]+0.5*[.$X25]+0.25*[.$AJ25]+0.125*[.$AV25]+0.0675*[.$BH25]" office:value-type="float" office:value="2.3275">
            <text:p>2.328</text:p>
          </table:table-cell>
          <table:table-cell/>
          <table:table-cell table:formula="of:=[.BM25]/[.$BM$37]" office:value-type="float" office:value="0.598983623035475">
            <text:p>0.599</text:p>
          </table:table-cell>
          <table:table-cell table:formula="of:=INT([.BP25])" office:value-type="float" office:value="0">
            <text:p>0</text:p>
          </table:table-cell>
          <table:table-cell table:formula="of:=[.BP25]-[.BQ25]" office:value-type="float" office:value="0.598983623035475">
            <text:p>0.599</text:p>
          </table:table-cell>
          <table:table-cell office:value-type="float" office:value="1">
            <text:p>1</text:p>
          </table:table-cell>
          <table:table-cell table:formula="of:=[.BQ25]+[.BS25]" office:value-type="float" office:value="1">
            <text:p>1</text:p>
          </table:table-cell>
          <table:table-cell/>
          <table:table-cell table:formula="of:=[.BJ25]/[.$BJ$37]" office:value-type="float" office:value="0.208366854384553">
            <text:p>0.208</text:p>
          </table:table-cell>
          <table:table-cell table:formula="of:=INT([.BV25])" office:value-type="float" office:value="0">
            <text:p>0</text:p>
          </table:table-cell>
          <table:table-cell table:formula="of:=[.BV25]-[.BW25]" office:value-type="float" office:value="0.208366854384553">
            <text:p>0.208</text:p>
          </table:table-cell>
          <table:table-cell office:value-type="float" office:value="0">
            <text:p>0</text:p>
          </table:table-cell>
          <table:table-cell table:formula="of:=[.BW25]+[.BY25]" office:value-type="float" office:value="0">
            <text:p>0</text:p>
          </table:table-cell>
          <table:table-cell/>
          <table:table-cell table:formula="of:=[.BK25]/[.$BK$37]" office:value-type="float" office:value="0.176964839710445">
            <text:p>0.177</text:p>
          </table:table-cell>
          <table:table-cell table:formula="of:=INT([.CB25])" office:value-type="float" office:value="0">
            <text:p>0</text:p>
          </table:table-cell>
          <table:table-cell table:formula="of:=[.CB25]-[.CC25]" office:value-type="float" office:value="0.176964839710445">
            <text:p>0.177</text:p>
          </table:table-cell>
          <table:table-cell office:value-type="float" office:value="0">
            <text:p>0</text:p>
          </table:table-cell>
          <table:table-cell table:formula="of:=[.CC25]+[.CE25]" office:value-type="float" office:value="0">
            <text:p>0</text:p>
          </table:table-cell>
        </table:table-row>
        <table:table-row table:style-name="ro1">
          <table:table-cell office:value-type="string">
            <text:p>NE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C26]+[.$D$1]*[.D26]+[.$E$1]*[.E26]+[.$F$1]*[.F26]+[.$G$1]*[.G26]+[.$H$1]*[.H26]+[.$I$1]*[.I26]+[.$J$1]*[.J26]" office:value-type="float" office:value="1">
            <text:p>1</text:p>
          </table:table-cell>
          <table:table-cell table:formula="of:=[.K26]/[.B26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O26]+[.$D$1]*[.P26]+[.$E$1]*[.Q26]+[.$F$1]*[.R26]+[.$G$1]*[.S26]+[.$H$1]*[.T26]+[.$I$1]*[.U26]+[.$J$1]*[.V26]" office:value-type="float" office:value="1">
            <text:p>1</text:p>
          </table:table-cell>
          <table:table-cell table:formula="of:=[.W26]/[.N26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A26]+[.$D$1]*[.AB26]+[.$E$1]*[.AC26]+[.$F$1]*[.AD26]+[.$G$1]*[.AE26]+[.$H$1]*[.AF26]+[.$I$1]*[.AG26]+[.$J$1]*[.AH26]" office:value-type="float" office:value="1">
            <text:p>1</text:p>
          </table:table-cell>
          <table:table-cell table:formula="of:=[.AI26]/[.Z26]" office:value-type="float" office:value="1">
            <text:p>1.00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  <table:table-cell table:formula="of:=[.$C$1]*[.AM26]+[.$D$1]*[.AN26]+[.$E$1]*[.AO26]+[.$F$1]*[.AP26]+[.$G$1]*[.AQ26]+[.$H$1]*[.AR26]+[.$I$1]*[.AS26]+[.$J$1]*[.AT26]" office:value-type="float" office:value="1.5">
            <text:p>1.5</text:p>
          </table:table-cell>
          <table:table-cell table:formula="of:=[.AU26]/[.AL26]" office:value-type="float" office:value="1.5">
            <text:p>1.5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Y26]+[.$D$1]*[.AZ26]+[.$E$1]*[.BA26]+[.$F$1]*[.BB26]+[.$G$1]*[.BC26]+[.$H$1]*[.BD26]+[.$I$1]*[.BE26]+[.$J$1]*[.BF26]" office:value-type="float" office:value="1">
            <text:p>1</text:p>
          </table:table-cell>
          <table:table-cell table:formula="of:=[.BG26]/[.AX26]" office:value-type="float" office:value="1">
            <text:p>1.000</text:p>
          </table:table-cell>
          <table:table-cell/>
          <table:table-cell table:formula="of:=[.K26]+[.W26]+[.AI26]+[.AU26]+[.BG26]" office:value-type="float" office:value="5.5">
            <text:p>5.500</text:p>
          </table:table-cell>
          <table:table-cell table:formula="of:=1*[.$K26]+0.5*[.$W26]+0.25*[.$AI26]+0.125*[.$AU26]+0.0625*[.$BG26]" office:value-type="float" office:value="2">
            <text:p>2.000</text:p>
          </table:table-cell>
          <table:table-cell table:formula="of:=[.L26]+[.X26]+[.AJ26]+[.AV26]+[.BH26]" office:value-type="float" office:value="5.5">
            <text:p>5.500</text:p>
          </table:table-cell>
          <table:table-cell table:formula="of:=[.BL26]/5" office:value-type="float" office:value="1.1">
            <text:p>1.100</text:p>
          </table:table-cell>
          <table:table-cell table:formula="of:=1*[.$L26]+0.5*[.$X26]+0.25*[.$AJ26]+0.125*[.$AV26]+0.0675*[.$BH26]" office:value-type="float" office:value="2.005">
            <text:p>2.005</text:p>
          </table:table-cell>
          <table:table-cell/>
          <table:table-cell table:formula="of:=[.BM26]/[.$BM$37]" office:value-type="float" office:value="0.470629989527873">
            <text:p>0.471</text:p>
          </table:table-cell>
          <table:table-cell table:formula="of:=INT([.BP26])" office:value-type="float" office:value="0">
            <text:p>0</text:p>
          </table:table-cell>
          <table:table-cell table:formula="of:=[.BP26]-[.BQ26]" office:value-type="float" office:value="0.470629989527873">
            <text:p>0.471</text:p>
          </table:table-cell>
          <table:table-cell office:value-type="float" office:value="1">
            <text:p>1</text:p>
          </table:table-cell>
          <table:table-cell table:formula="of:=[.BQ26]+[.BS26]" office:value-type="float" office:value="1">
            <text:p>1</text:p>
          </table:table-cell>
          <table:table-cell/>
          <table:table-cell table:formula="of:=[.BJ26]/[.$BJ$37]" office:value-type="float" office:value="0.163716814159292">
            <text:p>0.164</text:p>
          </table:table-cell>
          <table:table-cell table:formula="of:=INT([.BV26])" office:value-type="float" office:value="0">
            <text:p>0</text:p>
          </table:table-cell>
          <table:table-cell table:formula="of:=[.BV26]-[.BW26]" office:value-type="float" office:value="0.163716814159292">
            <text:p>0.164</text:p>
          </table:table-cell>
          <table:table-cell office:value-type="float" office:value="0">
            <text:p>0</text:p>
          </table:table-cell>
          <table:table-cell table:formula="of:=[.BW26]+[.BY26]" office:value-type="float" office:value="0">
            <text:p>0</text:p>
          </table:table-cell>
          <table:table-cell/>
          <table:table-cell table:formula="of:=[.BK26]/[.$BK$37]" office:value-type="float" office:value="0.153050672182006">
            <text:p>0.153</text:p>
          </table:table-cell>
          <table:table-cell table:formula="of:=INT([.CB26])" office:value-type="float" office:value="0">
            <text:p>0</text:p>
          </table:table-cell>
          <table:table-cell table:formula="of:=[.CB26]-[.CC26]" office:value-type="float" office:value="0.153050672182006">
            <text:p>0.153</text:p>
          </table:table-cell>
          <table:table-cell office:value-type="float" office:value="0">
            <text:p>0</text:p>
          </table:table-cell>
          <table:table-cell table:formula="of:=[.CC26]+[.CE26]" office:value-type="float" office:value="0">
            <text:p>0</text:p>
          </table:table-cell>
        </table:table-row>
        <table:table-row table:style-name="ro1">
          <table:table-cell office:value-type="string">
            <text:p>America Ea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C27]+[.$D$1]*[.D27]+[.$E$1]*[.E27]+[.$F$1]*[.F27]+[.$G$1]*[.G27]+[.$H$1]*[.H27]+[.$I$1]*[.I27]+[.$J$1]*[.J27]" office:value-type="float" office:value="1">
            <text:p>1</text:p>
          </table:table-cell>
          <table:table-cell table:formula="of:=[.K27]/[.B27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O27]+[.$D$1]*[.P27]+[.$E$1]*[.Q27]+[.$F$1]*[.R27]+[.$G$1]*[.S27]+[.$H$1]*[.T27]+[.$I$1]*[.U27]+[.$J$1]*[.V27]" office:value-type="float" office:value="1">
            <text:p>1</text:p>
          </table:table-cell>
          <table:table-cell table:formula="of:=[.W27]/[.N27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A27]+[.$D$1]*[.AB27]+[.$E$1]*[.AC27]+[.$F$1]*[.AD27]+[.$G$1]*[.AE27]+[.$H$1]*[.AF27]+[.$I$1]*[.AG27]+[.$J$1]*[.AH27]" office:value-type="float" office:value="1">
            <text:p>1</text:p>
          </table:table-cell>
          <table:table-cell table:formula="of:=[.AI27]/[.Z27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M27]+[.$D$1]*[.AN27]+[.$E$1]*[.AO27]+[.$F$1]*[.AP27]+[.$G$1]*[.AQ27]+[.$H$1]*[.AR27]+[.$I$1]*[.AS27]+[.$J$1]*[.AT27]" office:value-type="float" office:value="1">
            <text:p>1</text:p>
          </table:table-cell>
          <table:table-cell table:formula="of:=[.AU27]/[.AL27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Y27]+[.$D$1]*[.AZ27]+[.$E$1]*[.BA27]+[.$F$1]*[.BB27]+[.$G$1]*[.BC27]+[.$H$1]*[.BD27]+[.$I$1]*[.BE27]+[.$J$1]*[.BF27]" office:value-type="float" office:value="1">
            <text:p>1</text:p>
          </table:table-cell>
          <table:table-cell table:formula="of:=[.BG27]/[.AX27]" office:value-type="float" office:value="1">
            <text:p>1.000</text:p>
          </table:table-cell>
          <table:table-cell/>
          <table:table-cell table:formula="of:=[.K27]+[.W27]+[.AI27]+[.AU27]+[.BG27]" office:value-type="float" office:value="5">
            <text:p>5.000</text:p>
          </table:table-cell>
          <table:table-cell table:formula="of:=1*[.$K27]+0.5*[.$W27]+0.25*[.$AI27]+0.125*[.$AU27]+0.0625*[.$BG27]" office:value-type="float" office:value="1.9375">
            <text:p>1.938</text:p>
          </table:table-cell>
          <table:table-cell table:formula="of:=[.L27]+[.X27]+[.AJ27]+[.AV27]+[.BH27]" office:value-type="float" office:value="5">
            <text:p>5.000</text:p>
          </table:table-cell>
          <table:table-cell table:formula="of:=[.BL27]/5" office:value-type="float" office:value="1">
            <text:p>1.000</text:p>
          </table:table-cell>
          <table:table-cell table:formula="of:=1*[.$L27]+0.5*[.$X27]+0.25*[.$AJ27]+0.125*[.$AV27]+0.0675*[.$BH27]" office:value-type="float" office:value="1.9425">
            <text:p>1.943</text:p>
          </table:table-cell>
          <table:table-cell/>
          <table:table-cell table:formula="of:=[.BM27]/[.$BM$37]" office:value-type="float" office:value="0.427845445025339">
            <text:p>0.428</text:p>
          </table:table-cell>
          <table:table-cell table:formula="of:=INT([.BP27])" office:value-type="float" office:value="0">
            <text:p>0</text:p>
          </table:table-cell>
          <table:table-cell table:formula="of:=[.BP27]-[.BQ27]" office:value-type="float" office:value="0.427845445025339">
            <text:p>0.428</text:p>
          </table:table-cell>
          <table:table-cell office:value-type="float" office:value="1">
            <text:p>1</text:p>
          </table:table-cell>
          <table:table-cell table:formula="of:=[.BQ27]+[.BS27]" office:value-type="float" office:value="1">
            <text:p>1</text:p>
          </table:table-cell>
          <table:table-cell/>
          <table:table-cell table:formula="of:=[.BJ27]/[.$BJ$37]" office:value-type="float" office:value="0.148833467417538">
            <text:p>0.149</text:p>
          </table:table-cell>
          <table:table-cell table:formula="of:=INT([.BV27])" office:value-type="float" office:value="0">
            <text:p>0</text:p>
          </table:table-cell>
          <table:table-cell table:formula="of:=[.BV27]-[.BW27]" office:value-type="float" office:value="0.148833467417538">
            <text:p>0.149</text:p>
          </table:table-cell>
          <table:table-cell office:value-type="float" office:value="0">
            <text:p>0</text:p>
          </table:table-cell>
          <table:table-cell table:formula="of:=[.BW27]+[.BY27]" office:value-type="float" office:value="0">
            <text:p>0</text:p>
          </table:table-cell>
          <table:table-cell/>
          <table:table-cell table:formula="of:=[.BK27]/[.$BK$37]" office:value-type="float" office:value="0.148267838676319">
            <text:p>0.148</text:p>
          </table:table-cell>
          <table:table-cell table:formula="of:=INT([.CB27])" office:value-type="float" office:value="0">
            <text:p>0</text:p>
          </table:table-cell>
          <table:table-cell table:formula="of:=[.CB27]-[.CC27]" office:value-type="float" office:value="0.148267838676319">
            <text:p>0.148</text:p>
          </table:table-cell>
          <table:table-cell office:value-type="float" office:value="0">
            <text:p>0</text:p>
          </table:table-cell>
          <table:table-cell table:formula="of:=[.CC27]+[.CE27]" office:value-type="float" office:value="0">
            <text:p>0</text:p>
          </table:table-cell>
        </table:table-row>
        <table:table-row table:style-name="ro1">
          <table:table-cell office:value-type="string">
            <text:p>Atlantic Su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C28]+[.$D$1]*[.D28]+[.$E$1]*[.E28]+[.$F$1]*[.F28]+[.$G$1]*[.G28]+[.$H$1]*[.H28]+[.$I$1]*[.I28]+[.$J$1]*[.J28]" office:value-type="float" office:value="1">
            <text:p>1</text:p>
          </table:table-cell>
          <table:table-cell table:formula="of:=[.K28]/[.B28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O28]+[.$D$1]*[.P28]+[.$E$1]*[.Q28]+[.$F$1]*[.R28]+[.$G$1]*[.S28]+[.$H$1]*[.T28]+[.$I$1]*[.U28]+[.$J$1]*[.V28]" office:value-type="float" office:value="1">
            <text:p>1</text:p>
          </table:table-cell>
          <table:table-cell table:formula="of:=[.W28]/[.N28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A28]+[.$D$1]*[.AB28]+[.$E$1]*[.AC28]+[.$F$1]*[.AD28]+[.$G$1]*[.AE28]+[.$H$1]*[.AF28]+[.$I$1]*[.AG28]+[.$J$1]*[.AH28]" office:value-type="float" office:value="1">
            <text:p>1</text:p>
          </table:table-cell>
          <table:table-cell table:formula="of:=[.AI28]/[.Z28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M28]+[.$D$1]*[.AN28]+[.$E$1]*[.AO28]+[.$F$1]*[.AP28]+[.$G$1]*[.AQ28]+[.$H$1]*[.AR28]+[.$I$1]*[.AS28]+[.$J$1]*[.AT28]" office:value-type="float" office:value="1">
            <text:p>1</text:p>
          </table:table-cell>
          <table:table-cell table:formula="of:=[.AU28]/[.AL28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Y28]+[.$D$1]*[.AZ28]+[.$E$1]*[.BA28]+[.$F$1]*[.BB28]+[.$G$1]*[.BC28]+[.$H$1]*[.BD28]+[.$I$1]*[.BE28]+[.$J$1]*[.BF28]" office:value-type="float" office:value="1">
            <text:p>1</text:p>
          </table:table-cell>
          <table:table-cell table:formula="of:=[.BG28]/[.AX28]" office:value-type="float" office:value="1">
            <text:p>1.000</text:p>
          </table:table-cell>
          <table:table-cell/>
          <table:table-cell table:formula="of:=[.K28]+[.W28]+[.AI28]+[.AU28]+[.BG28]" office:value-type="float" office:value="5">
            <text:p>5.000</text:p>
          </table:table-cell>
          <table:table-cell table:formula="of:=1*[.$K28]+0.5*[.$W28]+0.25*[.$AI28]+0.125*[.$AU28]+0.0625*[.$BG28]" office:value-type="float" office:value="1.9375">
            <text:p>1.938</text:p>
          </table:table-cell>
          <table:table-cell table:formula="of:=[.L28]+[.X28]+[.AJ28]+[.AV28]+[.BH28]" office:value-type="float" office:value="5">
            <text:p>5.000</text:p>
          </table:table-cell>
          <table:table-cell table:formula="of:=[.BL28]/5" office:value-type="float" office:value="1">
            <text:p>1.000</text:p>
          </table:table-cell>
          <table:table-cell table:formula="of:=1*[.$L28]+0.5*[.$X28]+0.25*[.$AJ28]+0.125*[.$AV28]+0.0675*[.$BH28]" office:value-type="float" office:value="1.9425">
            <text:p>1.943</text:p>
          </table:table-cell>
          <table:table-cell/>
          <table:table-cell table:formula="of:=[.BM28]/[.$BM$37]" office:value-type="float" office:value="0.427845445025339">
            <text:p>0.428</text:p>
          </table:table-cell>
          <table:table-cell table:formula="of:=INT([.BP28])" office:value-type="float" office:value="0">
            <text:p>0</text:p>
          </table:table-cell>
          <table:table-cell table:formula="of:=[.BP28]-[.BQ28]" office:value-type="float" office:value="0.427845445025339">
            <text:p>0.428</text:p>
          </table:table-cell>
          <table:table-cell office:value-type="float" office:value="1">
            <text:p>1</text:p>
          </table:table-cell>
          <table:table-cell table:formula="of:=[.BQ28]+[.BS28]" office:value-type="float" office:value="1">
            <text:p>1</text:p>
          </table:table-cell>
          <table:table-cell/>
          <table:table-cell table:formula="of:=[.BJ28]/[.$BJ$37]" office:value-type="float" office:value="0.148833467417538">
            <text:p>0.149</text:p>
          </table:table-cell>
          <table:table-cell table:formula="of:=INT([.BV28])" office:value-type="float" office:value="0">
            <text:p>0</text:p>
          </table:table-cell>
          <table:table-cell table:formula="of:=[.BV28]-[.BW28]" office:value-type="float" office:value="0.148833467417538">
            <text:p>0.149</text:p>
          </table:table-cell>
          <table:table-cell office:value-type="float" office:value="0">
            <text:p>0</text:p>
          </table:table-cell>
          <table:table-cell table:formula="of:=[.BW28]+[.BY28]" office:value-type="float" office:value="0">
            <text:p>0</text:p>
          </table:table-cell>
          <table:table-cell/>
          <table:table-cell table:formula="of:=[.BK28]/[.$BK$37]" office:value-type="float" office:value="0.148267838676319">
            <text:p>0.148</text:p>
          </table:table-cell>
          <table:table-cell table:formula="of:=INT([.CB28])" office:value-type="float" office:value="0">
            <text:p>0</text:p>
          </table:table-cell>
          <table:table-cell table:formula="of:=[.CB28]-[.CC28]" office:value-type="float" office:value="0.148267838676319">
            <text:p>0.148</text:p>
          </table:table-cell>
          <table:table-cell office:value-type="float" office:value="0">
            <text:p>0</text:p>
          </table:table-cell>
          <table:table-cell table:formula="of:=[.CC28]+[.CE28]" office:value-type="float" office:value="0">
            <text:p>0</text:p>
          </table:table-cell>
        </table:table-row>
        <table:table-row table:style-name="ro1">
          <table:table-cell office:value-type="string">
            <text:p>Big Sk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C29]+[.$D$1]*[.D29]+[.$E$1]*[.E29]+[.$F$1]*[.F29]+[.$G$1]*[.G29]+[.$H$1]*[.H29]+[.$I$1]*[.I29]+[.$J$1]*[.J29]" office:value-type="float" office:value="1">
            <text:p>1</text:p>
          </table:table-cell>
          <table:table-cell table:formula="of:=[.K29]/[.B29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O29]+[.$D$1]*[.P29]+[.$E$1]*[.Q29]+[.$F$1]*[.R29]+[.$G$1]*[.S29]+[.$H$1]*[.T29]+[.$I$1]*[.U29]+[.$J$1]*[.V29]" office:value-type="float" office:value="1">
            <text:p>1</text:p>
          </table:table-cell>
          <table:table-cell table:formula="of:=[.W29]/[.N29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A29]+[.$D$1]*[.AB29]+[.$E$1]*[.AC29]+[.$F$1]*[.AD29]+[.$G$1]*[.AE29]+[.$H$1]*[.AF29]+[.$I$1]*[.AG29]+[.$J$1]*[.AH29]" office:value-type="float" office:value="1">
            <text:p>1</text:p>
          </table:table-cell>
          <table:table-cell table:formula="of:=[.AI29]/[.Z29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M29]+[.$D$1]*[.AN29]+[.$E$1]*[.AO29]+[.$F$1]*[.AP29]+[.$G$1]*[.AQ29]+[.$H$1]*[.AR29]+[.$I$1]*[.AS29]+[.$J$1]*[.AT29]" office:value-type="float" office:value="1">
            <text:p>1</text:p>
          </table:table-cell>
          <table:table-cell table:formula="of:=[.AU29]/[.AL29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Y29]+[.$D$1]*[.AZ29]+[.$E$1]*[.BA29]+[.$F$1]*[.BB29]+[.$G$1]*[.BC29]+[.$H$1]*[.BD29]+[.$I$1]*[.BE29]+[.$J$1]*[.BF29]" office:value-type="float" office:value="1">
            <text:p>1</text:p>
          </table:table-cell>
          <table:table-cell table:formula="of:=[.BG29]/[.AX29]" office:value-type="float" office:value="1">
            <text:p>1.000</text:p>
          </table:table-cell>
          <table:table-cell/>
          <table:table-cell table:formula="of:=[.K29]+[.W29]+[.AI29]+[.AU29]+[.BG29]" office:value-type="float" office:value="5">
            <text:p>5.000</text:p>
          </table:table-cell>
          <table:table-cell table:formula="of:=1*[.$K29]+0.5*[.$W29]+0.25*[.$AI29]+0.125*[.$AU29]+0.0625*[.$BG29]" office:value-type="float" office:value="1.9375">
            <text:p>1.938</text:p>
          </table:table-cell>
          <table:table-cell table:formula="of:=[.L29]+[.X29]+[.AJ29]+[.AV29]+[.BH29]" office:value-type="float" office:value="5">
            <text:p>5.000</text:p>
          </table:table-cell>
          <table:table-cell table:formula="of:=[.BL29]/5" office:value-type="float" office:value="1">
            <text:p>1.000</text:p>
          </table:table-cell>
          <table:table-cell table:formula="of:=1*[.$L29]+0.5*[.$X29]+0.25*[.$AJ29]+0.125*[.$AV29]+0.0675*[.$BH29]" office:value-type="float" office:value="1.9425">
            <text:p>1.943</text:p>
          </table:table-cell>
          <table:table-cell/>
          <table:table-cell table:formula="of:=[.BM29]/[.$BM$37]" office:value-type="float" office:value="0.427845445025339">
            <text:p>0.428</text:p>
          </table:table-cell>
          <table:table-cell table:formula="of:=INT([.BP29])" office:value-type="float" office:value="0">
            <text:p>0</text:p>
          </table:table-cell>
          <table:table-cell table:formula="of:=[.BP29]-[.BQ29]" office:value-type="float" office:value="0.427845445025339">
            <text:p>0.428</text:p>
          </table:table-cell>
          <table:table-cell office:value-type="float" office:value="1">
            <text:p>1</text:p>
          </table:table-cell>
          <table:table-cell table:formula="of:=[.BQ29]+[.BS29]" office:value-type="float" office:value="1">
            <text:p>1</text:p>
          </table:table-cell>
          <table:table-cell/>
          <table:table-cell table:formula="of:=[.BJ29]/[.$BJ$37]" office:value-type="float" office:value="0.148833467417538">
            <text:p>0.149</text:p>
          </table:table-cell>
          <table:table-cell table:formula="of:=INT([.BV29])" office:value-type="float" office:value="0">
            <text:p>0</text:p>
          </table:table-cell>
          <table:table-cell table:formula="of:=[.BV29]-[.BW29]" office:value-type="float" office:value="0.148833467417538">
            <text:p>0.149</text:p>
          </table:table-cell>
          <table:table-cell office:value-type="float" office:value="0">
            <text:p>0</text:p>
          </table:table-cell>
          <table:table-cell table:formula="of:=[.BW29]+[.BY29]" office:value-type="float" office:value="0">
            <text:p>0</text:p>
          </table:table-cell>
          <table:table-cell/>
          <table:table-cell table:formula="of:=[.BK29]/[.$BK$37]" office:value-type="float" office:value="0.148267838676319">
            <text:p>0.148</text:p>
          </table:table-cell>
          <table:table-cell table:formula="of:=INT([.CB29])" office:value-type="float" office:value="0">
            <text:p>0</text:p>
          </table:table-cell>
          <table:table-cell table:formula="of:=[.CB29]-[.CC29]" office:value-type="float" office:value="0.148267838676319">
            <text:p>0.148</text:p>
          </table:table-cell>
          <table:table-cell office:value-type="float" office:value="0">
            <text:p>0</text:p>
          </table:table-cell>
          <table:table-cell table:formula="of:=[.CC29]+[.CE29]" office:value-type="float" office:value="0">
            <text:p>0</text:p>
          </table:table-cell>
        </table:table-row>
        <table:table-row table:style-name="ro1">
          <table:table-cell office:value-type="string">
            <text:p>Big W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C30]+[.$D$1]*[.D30]+[.$E$1]*[.E30]+[.$F$1]*[.F30]+[.$G$1]*[.G30]+[.$H$1]*[.H30]+[.$I$1]*[.I30]+[.$J$1]*[.J30]" office:value-type="float" office:value="1">
            <text:p>1</text:p>
          </table:table-cell>
          <table:table-cell table:formula="of:=[.K30]/[.B30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O30]+[.$D$1]*[.P30]+[.$E$1]*[.Q30]+[.$F$1]*[.R30]+[.$G$1]*[.S30]+[.$H$1]*[.T30]+[.$I$1]*[.U30]+[.$J$1]*[.V30]" office:value-type="float" office:value="1">
            <text:p>1</text:p>
          </table:table-cell>
          <table:table-cell table:formula="of:=[.W30]/[.N30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A30]+[.$D$1]*[.AB30]+[.$E$1]*[.AC30]+[.$F$1]*[.AD30]+[.$G$1]*[.AE30]+[.$H$1]*[.AF30]+[.$I$1]*[.AG30]+[.$J$1]*[.AH30]" office:value-type="float" office:value="1">
            <text:p>1</text:p>
          </table:table-cell>
          <table:table-cell table:formula="of:=[.AI30]/[.Z30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M30]+[.$D$1]*[.AN30]+[.$E$1]*[.AO30]+[.$F$1]*[.AP30]+[.$G$1]*[.AQ30]+[.$H$1]*[.AR30]+[.$I$1]*[.AS30]+[.$J$1]*[.AT30]" office:value-type="float" office:value="1">
            <text:p>1</text:p>
          </table:table-cell>
          <table:table-cell table:formula="of:=[.AU30]/[.AL30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Y30]+[.$D$1]*[.AZ30]+[.$E$1]*[.BA30]+[.$F$1]*[.BB30]+[.$G$1]*[.BC30]+[.$H$1]*[.BD30]+[.$I$1]*[.BE30]+[.$J$1]*[.BF30]" office:value-type="float" office:value="1">
            <text:p>1</text:p>
          </table:table-cell>
          <table:table-cell table:formula="of:=[.BG30]/[.AX30]" office:value-type="float" office:value="1">
            <text:p>1.000</text:p>
          </table:table-cell>
          <table:table-cell/>
          <table:table-cell table:formula="of:=[.K30]+[.W30]+[.AI30]+[.AU30]+[.BG30]" office:value-type="float" office:value="5">
            <text:p>5.000</text:p>
          </table:table-cell>
          <table:table-cell table:formula="of:=1*[.$K30]+0.5*[.$W30]+0.25*[.$AI30]+0.125*[.$AU30]+0.0625*[.$BG30]" office:value-type="float" office:value="1.9375">
            <text:p>1.938</text:p>
          </table:table-cell>
          <table:table-cell table:formula="of:=[.L30]+[.X30]+[.AJ30]+[.AV30]+[.BH30]" office:value-type="float" office:value="5">
            <text:p>5.000</text:p>
          </table:table-cell>
          <table:table-cell table:formula="of:=[.BL30]/5" office:value-type="float" office:value="1">
            <text:p>1.000</text:p>
          </table:table-cell>
          <table:table-cell table:formula="of:=1*[.$L30]+0.5*[.$X30]+0.25*[.$AJ30]+0.125*[.$AV30]+0.0675*[.$BH30]" office:value-type="float" office:value="1.9425">
            <text:p>1.943</text:p>
          </table:table-cell>
          <table:table-cell/>
          <table:table-cell table:formula="of:=[.BM30]/[.$BM$37]" office:value-type="float" office:value="0.427845445025339">
            <text:p>0.428</text:p>
          </table:table-cell>
          <table:table-cell table:formula="of:=INT([.BP30])" office:value-type="float" office:value="0">
            <text:p>0</text:p>
          </table:table-cell>
          <table:table-cell table:formula="of:=[.BP30]-[.BQ30]" office:value-type="float" office:value="0.427845445025339">
            <text:p>0.428</text:p>
          </table:table-cell>
          <table:table-cell office:value-type="float" office:value="0">
            <text:p>0</text:p>
          </table:table-cell>
          <table:table-cell table:formula="of:=[.BQ30]+[.BS30]" office:value-type="float" office:value="0">
            <text:p>0</text:p>
          </table:table-cell>
          <table:table-cell/>
          <table:table-cell table:formula="of:=[.BJ30]/[.$BJ$37]" office:value-type="float" office:value="0.148833467417538">
            <text:p>0.149</text:p>
          </table:table-cell>
          <table:table-cell table:formula="of:=INT([.BV30])" office:value-type="float" office:value="0">
            <text:p>0</text:p>
          </table:table-cell>
          <table:table-cell table:formula="of:=[.BV30]-[.BW30]" office:value-type="float" office:value="0.148833467417538">
            <text:p>0.149</text:p>
          </table:table-cell>
          <table:table-cell office:value-type="float" office:value="0">
            <text:p>0</text:p>
          </table:table-cell>
          <table:table-cell table:formula="of:=[.BW30]+[.BY30]" office:value-type="float" office:value="0">
            <text:p>0</text:p>
          </table:table-cell>
          <table:table-cell/>
          <table:table-cell table:formula="of:=[.BK30]/[.$BK$37]" office:value-type="float" office:value="0.148267838676319">
            <text:p>0.148</text:p>
          </table:table-cell>
          <table:table-cell table:formula="of:=INT([.CB30])" office:value-type="float" office:value="0">
            <text:p>0</text:p>
          </table:table-cell>
          <table:table-cell table:formula="of:=[.CB30]-[.CC30]" office:value-type="float" office:value="0.148267838676319">
            <text:p>0.148</text:p>
          </table:table-cell>
          <table:table-cell office:value-type="float" office:value="0">
            <text:p>0</text:p>
          </table:table-cell>
          <table:table-cell table:formula="of:=[.CC30]+[.CE30]" office:value-type="float" office:value="0">
            <text:p>0</text:p>
          </table:table-cell>
        </table:table-row>
        <table:table-row table:style-name="ro1">
          <table:table-cell office:value-type="string">
            <text:p>Patriot Leagu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C31]+[.$D$1]*[.D31]+[.$E$1]*[.E31]+[.$F$1]*[.F31]+[.$G$1]*[.G31]+[.$H$1]*[.H31]+[.$I$1]*[.I31]+[.$J$1]*[.J31]" office:value-type="float" office:value="1">
            <text:p>1</text:p>
          </table:table-cell>
          <table:table-cell table:formula="of:=[.K31]/[.B31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O31]+[.$D$1]*[.P31]+[.$E$1]*[.Q31]+[.$F$1]*[.R31]+[.$G$1]*[.S31]+[.$H$1]*[.T31]+[.$I$1]*[.U31]+[.$J$1]*[.V31]" office:value-type="float" office:value="1">
            <text:p>1</text:p>
          </table:table-cell>
          <table:table-cell table:formula="of:=[.W31]/[.N31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A31]+[.$D$1]*[.AB31]+[.$E$1]*[.AC31]+[.$F$1]*[.AD31]+[.$G$1]*[.AE31]+[.$H$1]*[.AF31]+[.$I$1]*[.AG31]+[.$J$1]*[.AH31]" office:value-type="float" office:value="1">
            <text:p>1</text:p>
          </table:table-cell>
          <table:table-cell table:formula="of:=[.AI31]/[.Z31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M31]+[.$D$1]*[.AN31]+[.$E$1]*[.AO31]+[.$F$1]*[.AP31]+[.$G$1]*[.AQ31]+[.$H$1]*[.AR31]+[.$I$1]*[.AS31]+[.$J$1]*[.AT31]" office:value-type="float" office:value="1">
            <text:p>1</text:p>
          </table:table-cell>
          <table:table-cell table:formula="of:=[.AU31]/[.AL31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Y31]+[.$D$1]*[.AZ31]+[.$E$1]*[.BA31]+[.$F$1]*[.BB31]+[.$G$1]*[.BC31]+[.$H$1]*[.BD31]+[.$I$1]*[.BE31]+[.$J$1]*[.BF31]" office:value-type="float" office:value="1">
            <text:p>1</text:p>
          </table:table-cell>
          <table:table-cell table:formula="of:=[.BG31]/[.AX31]" office:value-type="float" office:value="1">
            <text:p>1.000</text:p>
          </table:table-cell>
          <table:table-cell/>
          <table:table-cell table:formula="of:=[.K31]+[.W31]+[.AI31]+[.AU31]+[.BG31]" office:value-type="float" office:value="5">
            <text:p>5.000</text:p>
          </table:table-cell>
          <table:table-cell table:formula="of:=1*[.$K31]+0.5*[.$W31]+0.25*[.$AI31]+0.125*[.$AU31]+0.0625*[.$BG31]" office:value-type="float" office:value="1.9375">
            <text:p>1.938</text:p>
          </table:table-cell>
          <table:table-cell table:formula="of:=[.L31]+[.X31]+[.AJ31]+[.AV31]+[.BH31]" office:value-type="float" office:value="5">
            <text:p>5.000</text:p>
          </table:table-cell>
          <table:table-cell table:formula="of:=[.BL31]/5" office:value-type="float" office:value="1">
            <text:p>1.000</text:p>
          </table:table-cell>
          <table:table-cell table:formula="of:=1*[.$L31]+0.5*[.$X31]+0.25*[.$AJ31]+0.125*[.$AV31]+0.0675*[.$BH31]" office:value-type="float" office:value="1.9425">
            <text:p>1.943</text:p>
          </table:table-cell>
          <table:table-cell/>
          <table:table-cell table:formula="of:=[.BM31]/[.$BM$37]" office:value-type="float" office:value="0.427845445025339">
            <text:p>0.428</text:p>
          </table:table-cell>
          <table:table-cell table:formula="of:=INT([.BP31])" office:value-type="float" office:value="0">
            <text:p>0</text:p>
          </table:table-cell>
          <table:table-cell table:formula="of:=[.BP31]-[.BQ31]" office:value-type="float" office:value="0.427845445025339">
            <text:p>0.428</text:p>
          </table:table-cell>
          <table:table-cell office:value-type="float" office:value="0">
            <text:p>0</text:p>
          </table:table-cell>
          <table:table-cell table:formula="of:=[.BQ31]+[.BS31]" office:value-type="float" office:value="0">
            <text:p>0</text:p>
          </table:table-cell>
          <table:table-cell/>
          <table:table-cell table:formula="of:=[.BJ31]/[.$BJ$37]" office:value-type="float" office:value="0.148833467417538">
            <text:p>0.149</text:p>
          </table:table-cell>
          <table:table-cell table:formula="of:=INT([.BV31])" office:value-type="float" office:value="0">
            <text:p>0</text:p>
          </table:table-cell>
          <table:table-cell table:formula="of:=[.BV31]-[.BW31]" office:value-type="float" office:value="0.148833467417538">
            <text:p>0.149</text:p>
          </table:table-cell>
          <table:table-cell office:value-type="float" office:value="0">
            <text:p>0</text:p>
          </table:table-cell>
          <table:table-cell table:formula="of:=[.BW31]+[.BY31]" office:value-type="float" office:value="0">
            <text:p>0</text:p>
          </table:table-cell>
          <table:table-cell/>
          <table:table-cell table:formula="of:=[.BK31]/[.$BK$37]" office:value-type="float" office:value="0.148267838676319">
            <text:p>0.148</text:p>
          </table:table-cell>
          <table:table-cell table:formula="of:=INT([.CB31])" office:value-type="float" office:value="0">
            <text:p>0</text:p>
          </table:table-cell>
          <table:table-cell table:formula="of:=[.CB31]-[.CC31]" office:value-type="float" office:value="0.148267838676319">
            <text:p>0.148</text:p>
          </table:table-cell>
          <table:table-cell office:value-type="float" office:value="0">
            <text:p>0</text:p>
          </table:table-cell>
          <table:table-cell table:formula="of:=[.CC31]+[.CE31]" office:value-type="float" office:value="0">
            <text:p>0</text:p>
          </table:table-cell>
        </table:table-row>
        <table:table-row table:style-name="ro1">
          <table:table-cell office:value-type="string">
            <text:p>Summit Leagu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C32]+[.$D$1]*[.D32]+[.$E$1]*[.E32]+[.$F$1]*[.F32]+[.$G$1]*[.G32]+[.$H$1]*[.H32]+[.$I$1]*[.I32]+[.$J$1]*[.J32]" office:value-type="float" office:value="1">
            <text:p>1</text:p>
          </table:table-cell>
          <table:table-cell table:formula="of:=[.K32]/[.B32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O32]+[.$D$1]*[.P32]+[.$E$1]*[.Q32]+[.$F$1]*[.R32]+[.$G$1]*[.S32]+[.$H$1]*[.T32]+[.$I$1]*[.U32]+[.$J$1]*[.V32]" office:value-type="float" office:value="1">
            <text:p>1</text:p>
          </table:table-cell>
          <table:table-cell table:formula="of:=[.W32]/[.N32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A32]+[.$D$1]*[.AB32]+[.$E$1]*[.AC32]+[.$F$1]*[.AD32]+[.$G$1]*[.AE32]+[.$H$1]*[.AF32]+[.$I$1]*[.AG32]+[.$J$1]*[.AH32]" office:value-type="float" office:value="1">
            <text:p>1</text:p>
          </table:table-cell>
          <table:table-cell table:formula="of:=[.AI32]/[.Z32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M32]+[.$D$1]*[.AN32]+[.$E$1]*[.AO32]+[.$F$1]*[.AP32]+[.$G$1]*[.AQ32]+[.$H$1]*[.AR32]+[.$I$1]*[.AS32]+[.$J$1]*[.AT32]" office:value-type="float" office:value="1">
            <text:p>1</text:p>
          </table:table-cell>
          <table:table-cell table:formula="of:=[.AU32]/[.AL32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Y32]+[.$D$1]*[.AZ32]+[.$E$1]*[.BA32]+[.$F$1]*[.BB32]+[.$G$1]*[.BC32]+[.$H$1]*[.BD32]+[.$I$1]*[.BE32]+[.$J$1]*[.BF32]" office:value-type="float" office:value="1">
            <text:p>1</text:p>
          </table:table-cell>
          <table:table-cell table:formula="of:=[.BG32]/[.AX32]" office:value-type="float" office:value="1">
            <text:p>1.000</text:p>
          </table:table-cell>
          <table:table-cell/>
          <table:table-cell table:formula="of:=[.K32]+[.W32]+[.AI32]+[.AU32]+[.BG32]" office:value-type="float" office:value="5">
            <text:p>5.000</text:p>
          </table:table-cell>
          <table:table-cell table:formula="of:=1*[.$K32]+0.5*[.$W32]+0.25*[.$AI32]+0.125*[.$AU32]+0.0625*[.$BG32]" office:value-type="float" office:value="1.9375">
            <text:p>1.938</text:p>
          </table:table-cell>
          <table:table-cell table:formula="of:=[.L32]+[.X32]+[.AJ32]+[.AV32]+[.BH32]" office:value-type="float" office:value="5">
            <text:p>5.000</text:p>
          </table:table-cell>
          <table:table-cell table:formula="of:=[.BL32]/5" office:value-type="float" office:value="1">
            <text:p>1.000</text:p>
          </table:table-cell>
          <table:table-cell table:formula="of:=1*[.$L32]+0.5*[.$X32]+0.25*[.$AJ32]+0.125*[.$AV32]+0.0675*[.$BH32]" office:value-type="float" office:value="1.9425">
            <text:p>1.943</text:p>
          </table:table-cell>
          <table:table-cell/>
          <table:table-cell table:formula="of:=[.BM32]/[.$BM$37]" office:value-type="float" office:value="0.427845445025339">
            <text:p>0.428</text:p>
          </table:table-cell>
          <table:table-cell table:formula="of:=INT([.BP32])" office:value-type="float" office:value="0">
            <text:p>0</text:p>
          </table:table-cell>
          <table:table-cell table:formula="of:=[.BP32]-[.BQ32]" office:value-type="float" office:value="0.427845445025339">
            <text:p>0.428</text:p>
          </table:table-cell>
          <table:table-cell office:value-type="float" office:value="0">
            <text:p>0</text:p>
          </table:table-cell>
          <table:table-cell table:formula="of:=[.BQ32]+[.BS32]" office:value-type="float" office:value="0">
            <text:p>0</text:p>
          </table:table-cell>
          <table:table-cell/>
          <table:table-cell table:formula="of:=[.BJ32]/[.$BJ$37]" office:value-type="float" office:value="0.148833467417538">
            <text:p>0.149</text:p>
          </table:table-cell>
          <table:table-cell table:formula="of:=INT([.BV32])" office:value-type="float" office:value="0">
            <text:p>0</text:p>
          </table:table-cell>
          <table:table-cell table:formula="of:=[.BV32]-[.BW32]" office:value-type="float" office:value="0.148833467417538">
            <text:p>0.149</text:p>
          </table:table-cell>
          <table:table-cell office:value-type="float" office:value="0">
            <text:p>0</text:p>
          </table:table-cell>
          <table:table-cell table:formula="of:=[.BW32]+[.BY32]" office:value-type="float" office:value="0">
            <text:p>0</text:p>
          </table:table-cell>
          <table:table-cell/>
          <table:table-cell table:formula="of:=[.BK32]/[.$BK$37]" office:value-type="float" office:value="0.148267838676319">
            <text:p>0.148</text:p>
          </table:table-cell>
          <table:table-cell table:formula="of:=INT([.CB32])" office:value-type="float" office:value="0">
            <text:p>0</text:p>
          </table:table-cell>
          <table:table-cell table:formula="of:=[.CB32]-[.CC32]" office:value-type="float" office:value="0.148267838676319">
            <text:p>0.148</text:p>
          </table:table-cell>
          <table:table-cell office:value-type="float" office:value="0">
            <text:p>0</text:p>
          </table:table-cell>
          <table:table-cell table:formula="of:=[.CC32]+[.CE32]" office:value-type="float" office:value="0">
            <text:p>0</text:p>
          </table:table-cell>
        </table:table-row>
        <table:table-row table:style-name="ro1">
          <table:table-cell office:value-type="string">
            <text:p>MEA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C33]+[.$D$1]*[.D33]+[.$E$1]*[.E33]+[.$F$1]*[.F33]+[.$G$1]*[.G33]+[.$H$1]*[.H33]+[.$I$1]*[.I33]+[.$J$1]*[.J33]" office:value-type="float" office:value="1">
            <text:p>1</text:p>
          </table:table-cell>
          <table:table-cell table:formula="of:=[.K33]/[.B33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O33]+[.$D$1]*[.P33]+[.$E$1]*[.Q33]+[.$F$1]*[.R33]+[.$G$1]*[.S33]+[.$H$1]*[.T33]+[.$I$1]*[.U33]+[.$J$1]*[.V33]" office:value-type="float" office:value="1">
            <text:p>1</text:p>
          </table:table-cell>
          <table:table-cell table:formula="of:=[.W33]/[.N33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A33]+[.$D$1]*[.AB33]+[.$E$1]*[.AC33]+[.$F$1]*[.AD33]+[.$G$1]*[.AE33]+[.$H$1]*[.AF33]+[.$I$1]*[.AG33]+[.$J$1]*[.AH33]" office:value-type="float" office:value="1">
            <text:p>1</text:p>
          </table:table-cell>
          <table:table-cell table:formula="of:=[.AI33]/[.Z33]" office:value-type="float" office:value="1">
            <text:p>1.00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formula="of:=[.$C$1]*[.AM33]+[.$D$1]*[.AN33]+[.$E$1]*[.AO33]+[.$F$1]*[.AP33]+[.$G$1]*[.AQ33]+[.$H$1]*[.AR33]+[.$I$1]*[.AS33]+[.$J$1]*[.AT33]" office:value-type="float" office:value="0.5">
            <text:p>0.5</text:p>
          </table:table-cell>
          <table:table-cell table:formula="of:=[.AU33]/[.AL33]" office:value-type="float" office:value="0.5">
            <text:p>0.50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formula="of:=[.$C$1]*[.AY33]+[.$D$1]*[.AZ33]+[.$E$1]*[.BA33]+[.$F$1]*[.BB33]+[.$G$1]*[.BC33]+[.$H$1]*[.BD33]+[.$I$1]*[.BE33]+[.$J$1]*[.BF33]" office:value-type="float" office:value="0.5">
            <text:p>0.5</text:p>
          </table:table-cell>
          <table:table-cell table:formula="of:=[.BG33]/[.AX33]" office:value-type="float" office:value="0.5">
            <text:p>0.500</text:p>
          </table:table-cell>
          <table:table-cell/>
          <table:table-cell table:formula="of:=[.K33]+[.W33]+[.AI33]+[.AU33]+[.BG33]" office:value-type="float" office:value="4">
            <text:p>4.000</text:p>
          </table:table-cell>
          <table:table-cell table:formula="of:=1*[.$K33]+0.5*[.$W33]+0.25*[.$AI33]+0.125*[.$AU33]+0.0625*[.$BG33]" office:value-type="float" office:value="1.84375">
            <text:p>1.844</text:p>
          </table:table-cell>
          <table:table-cell table:formula="of:=[.L33]+[.X33]+[.AJ33]+[.AV33]+[.BH33]" office:value-type="float" office:value="4">
            <text:p>4.000</text:p>
          </table:table-cell>
          <table:table-cell table:formula="of:=[.BL33]/5" office:value-type="float" office:value="0.8">
            <text:p>0.800</text:p>
          </table:table-cell>
          <table:table-cell table:formula="of:=1*[.$L33]+0.5*[.$X33]+0.25*[.$AJ33]+0.125*[.$AV33]+0.0675*[.$BH33]" office:value-type="float" office:value="1.84625">
            <text:p>1.846</text:p>
          </table:table-cell>
          <table:table-cell/>
          <table:table-cell table:formula="of:=[.BM33]/[.$BM$37]" office:value-type="float" office:value="0.342276356020271">
            <text:p>0.342</text:p>
          </table:table-cell>
          <table:table-cell table:formula="of:=INT([.BP33])" office:value-type="float" office:value="0">
            <text:p>0</text:p>
          </table:table-cell>
          <table:table-cell table:formula="of:=[.BP33]-[.BQ33]" office:value-type="float" office:value="0.342276356020271">
            <text:p>0.342</text:p>
          </table:table-cell>
          <table:table-cell office:value-type="float" office:value="0">
            <text:p>0</text:p>
          </table:table-cell>
          <table:table-cell table:formula="of:=[.BQ33]+[.BS33]" office:value-type="float" office:value="0">
            <text:p>0</text:p>
          </table:table-cell>
          <table:table-cell/>
          <table:table-cell table:formula="of:=[.BJ33]/[.$BJ$37]" office:value-type="float" office:value="0.119066773934031">
            <text:p>0.119</text:p>
          </table:table-cell>
          <table:table-cell table:formula="of:=INT([.BV33])" office:value-type="float" office:value="0">
            <text:p>0</text:p>
          </table:table-cell>
          <table:table-cell table:formula="of:=[.BV33]-[.BW33]" office:value-type="float" office:value="0.119066773934031">
            <text:p>0.119</text:p>
          </table:table-cell>
          <table:table-cell office:value-type="float" office:value="0">
            <text:p>0</text:p>
          </table:table-cell>
          <table:table-cell table:formula="of:=[.BW33]+[.BY33]" office:value-type="float" office:value="0">
            <text:p>0</text:p>
          </table:table-cell>
          <table:table-cell/>
          <table:table-cell table:formula="of:=[.BK33]/[.$BK$37]" office:value-type="float" office:value="0.141093588417787">
            <text:p>0.141</text:p>
          </table:table-cell>
          <table:table-cell table:formula="of:=INT([.CB33])" office:value-type="float" office:value="0">
            <text:p>0</text:p>
          </table:table-cell>
          <table:table-cell table:formula="of:=[.CB33]-[.CC33]" office:value-type="float" office:value="0.141093588417787">
            <text:p>0.141</text:p>
          </table:table-cell>
          <table:table-cell office:value-type="float" office:value="0">
            <text:p>0</text:p>
          </table:table-cell>
          <table:table-cell table:formula="of:=[.CC33]+[.CE33]" office:value-type="float" office:value="0">
            <text:p>0</text:p>
          </table:table-cell>
        </table:table-row>
        <table:table-row table:style-name="ro1">
          <table:table-cell office:value-type="string">
            <text:p>SWA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$C$1]*[.C34]+[.$D$1]*[.D34]+[.$E$1]*[.E34]+[.$F$1]*[.F34]+[.$G$1]*[.G34]+[.$H$1]*[.H34]+[.$I$1]*[.I34]+[.$J$1]*[.J34]" office:value-type="float" office:value="0.5">
            <text:p>0.5</text:p>
          </table:table-cell>
          <table:table-cell table:formula="of:=[.K34]/[.B34]" office:value-type="float" office:value="0.5">
            <text:p>0.50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  <table:table-cell table:formula="of:=[.$C$1]*[.O34]+[.$D$1]*[.P34]+[.$E$1]*[.Q34]+[.$F$1]*[.R34]+[.$G$1]*[.S34]+[.$H$1]*[.T34]+[.$I$1]*[.U34]+[.$J$1]*[.V34]" office:value-type="float" office:value="1.5">
            <text:p>1.5</text:p>
          </table:table-cell>
          <table:table-cell table:formula="of:=[.W34]/[.N34]" office:value-type="float" office:value="1.5">
            <text:p>1.50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formula="of:=[.$C$1]*[.AA34]+[.$D$1]*[.AB34]+[.$E$1]*[.AC34]+[.$F$1]*[.AD34]+[.$G$1]*[.AE34]+[.$H$1]*[.AF34]+[.$I$1]*[.AG34]+[.$J$1]*[.AH34]" office:value-type="float" office:value="0.5">
            <text:p>0.5</text:p>
          </table:table-cell>
          <table:table-cell table:formula="of:=[.AI34]/[.Z34]" office:value-type="float" office:value="0.5">
            <text:p>0.5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M34]+[.$D$1]*[.AN34]+[.$E$1]*[.AO34]+[.$F$1]*[.AP34]+[.$G$1]*[.AQ34]+[.$H$1]*[.AR34]+[.$I$1]*[.AS34]+[.$J$1]*[.AT34]" office:value-type="float" office:value="1">
            <text:p>1</text:p>
          </table:table-cell>
          <table:table-cell table:formula="of:=[.AU34]/[.AL34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$C$1]*[.AY34]+[.$D$1]*[.AZ34]+[.$E$1]*[.BA34]+[.$F$1]*[.BB34]+[.$G$1]*[.BC34]+[.$H$1]*[.BD34]+[.$I$1]*[.BE34]+[.$J$1]*[.BF34]" office:value-type="float" office:value="1">
            <text:p>1</text:p>
          </table:table-cell>
          <table:table-cell table:formula="of:=[.BG34]/[.AX34]" office:value-type="float" office:value="1">
            <text:p>1.000</text:p>
          </table:table-cell>
          <table:table-cell/>
          <table:table-cell table:formula="of:=[.K34]+[.W34]+[.AI34]+[.AU34]+[.BG34]" office:value-type="float" office:value="4.5">
            <text:p>4.500</text:p>
          </table:table-cell>
          <table:table-cell table:formula="of:=1*[.$K34]+0.5*[.$W34]+0.25*[.$AI34]+0.125*[.$AU34]+0.0625*[.$BG34]" office:value-type="float" office:value="1.5625">
            <text:p>1.563</text:p>
          </table:table-cell>
          <table:table-cell table:formula="of:=[.L34]+[.X34]+[.AJ34]+[.AV34]+[.BH34]" office:value-type="float" office:value="4.5">
            <text:p>4.500</text:p>
          </table:table-cell>
          <table:table-cell table:formula="of:=[.BL34]/5" office:value-type="float" office:value="0.9">
            <text:p>0.900</text:p>
          </table:table-cell>
          <table:table-cell table:formula="of:=1*[.$L34]+0.5*[.$X34]+0.25*[.$AJ34]+0.125*[.$AV34]+0.0675*[.$BH34]" office:value-type="float" office:value="1.5675">
            <text:p>1.568</text:p>
          </table:table-cell>
          <table:table-cell/>
          <table:table-cell table:formula="of:=[.BM34]/[.$BM$37]" office:value-type="float" office:value="0.385060900522805">
            <text:p>0.385</text:p>
          </table:table-cell>
          <table:table-cell table:formula="of:=INT([.BP34])" office:value-type="float" office:value="0">
            <text:p>0</text:p>
          </table:table-cell>
          <table:table-cell table:formula="of:=[.BP34]-[.BQ34]" office:value-type="float" office:value="0.385060900522805">
            <text:p>0.385</text:p>
          </table:table-cell>
          <table:table-cell office:value-type="float" office:value="0">
            <text:p>0</text:p>
          </table:table-cell>
          <table:table-cell table:formula="of:=[.BQ34]+[.BS34]" office:value-type="float" office:value="0">
            <text:p>0</text:p>
          </table:table-cell>
          <table:table-cell/>
          <table:table-cell table:formula="of:=[.BJ34]/[.$BJ$37]" office:value-type="float" office:value="0.133950120675784">
            <text:p>0.134</text:p>
          </table:table-cell>
          <table:table-cell table:formula="of:=INT([.BV34])" office:value-type="float" office:value="0">
            <text:p>0</text:p>
          </table:table-cell>
          <table:table-cell table:formula="of:=[.BV34]-[.BW34]" office:value-type="float" office:value="0.133950120675784">
            <text:p>0.134</text:p>
          </table:table-cell>
          <table:table-cell office:value-type="float" office:value="0">
            <text:p>0</text:p>
          </table:table-cell>
          <table:table-cell table:formula="of:=[.BW34]+[.BY34]" office:value-type="float" office:value="0">
            <text:p>0</text:p>
          </table:table-cell>
          <table:table-cell/>
          <table:table-cell table:formula="of:=[.BK34]/[.$BK$37]" office:value-type="float" office:value="0.119570837642192">
            <text:p>0.120</text:p>
          </table:table-cell>
          <table:table-cell table:formula="of:=INT([.CB34])" office:value-type="float" office:value="0">
            <text:p>0</text:p>
          </table:table-cell>
          <table:table-cell table:formula="of:=[.CB34]-[.CC34]" office:value-type="float" office:value="0.119570837642192">
            <text:p>0.120</text:p>
          </table:table-cell>
          <table:table-cell office:value-type="float" office:value="0">
            <text:p>0</text:p>
          </table:table-cell>
          <table:table-cell table:formula="of:=[.CC34]+[.CE34]"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/>
          <table:table-cell table:style-name="Default" table:number-columns-repeated="9"/>
          <table:table-cell/>
          <table:table-cell table:style-name="Default"/>
          <table:table-cell table:number-columns-repeated="11"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formula="of:=SUM([.B4:.B34])" office:value-type="float" office:value="68">
            <text:p>68</text:p>
          </table:table-cell>
          <table:table-cell table:number-columns-repeated="8"/>
          <table:table-cell table:style-name="ce5"/>
          <table:table-cell table:style-name="Default"/>
          <table:table-cell/>
          <table:table-cell table:formula="of:=SUM([.N4:.N34])" office:value-type="float" office:value="65">
            <text:p>65</text:p>
          </table:table-cell>
          <table:table-cell table:number-columns-repeated="8"/>
          <table:table-cell table:style-name="ce5" table:formula="of:=SUM([.W4:.W34])/[.N37]" office:value-type="float" office:value="7.29411764705882">
            <text:p>7.294</text:p>
          </table:table-cell>
          <table:table-cell table:style-name="Default"/>
          <table:table-cell/>
          <table:table-cell table:formula="of:=SUM([.Z4:.Z34])" office:value-type="float" office:value="65">
            <text:p>65</text:p>
          </table:table-cell>
          <table:table-cell table:number-columns-repeated="8"/>
          <table:table-cell table:style-name="ce5"/>
          <table:table-cell table:style-name="Default"/>
          <table:table-cell/>
          <table:table-cell table:style-name="Default" table:formula="of:=SUM([.AL4:.AL34])" office:value-type="float" office:value="65">
            <text:p>65</text:p>
          </table:table-cell>
          <table:table-cell table:style-name="Default" table:number-columns-repeated="8"/>
          <table:table-cell table:style-name="ce5"/>
          <table:table-cell table:style-name="Default"/>
          <table:table-cell/>
          <table:table-cell table:formula="of:=SUM([.AX4:.AX34])" office:value-type="float" office:value="65">
            <text:p>65</text:p>
          </table:table-cell>
          <table:table-cell table:number-columns-repeated="8"/>
          <table:table-cell table:style-name="ce5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formula="of:=SUM([.BQ4:.BQ34])" office:value-type="float" office:value="24">
            <text:p>24</text:p>
          </table:table-cell>
          <table:table-cell table:style-name="Default"/>
          <table:table-cell table:style-name="Default" table:formula="of:=37-[.BQ36]-SUM([.BS4:.BS34])" office:value-type="float" office:value="0">
            <text:p>0</text:p>
          </table:table-cell>
          <table:table-cell table:number-columns-repeated="2"/>
          <table:table-cell table:style-name="Default"/>
          <table:table-cell table:formula="of:=SUM([.BW4:.BW34])" office:value-type="float" office:value="28">
            <text:p>28</text:p>
          </table:table-cell>
          <table:table-cell table:style-name="Default"/>
          <table:table-cell table:style-name="Default" table:formula="of:=37-[.BW36]-SUM([.BY4:.BY34])" office:value-type="float" office:value="0">
            <text:p>0</text:p>
          </table:table-cell>
          <table:table-cell table:number-columns-repeated="2"/>
          <table:table-cell table:style-name="Default"/>
          <table:table-cell table:formula="of:=SUM([.CC4:.CC34])" office:value-type="float" office:value="26">
            <text:p>26</text:p>
          </table:table-cell>
          <table:table-cell table:style-name="Default"/>
          <table:table-cell table:formula="of:=37-[.CC36]-SUM([.CE4:.CE34])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36]-31" office:value-type="float" office:value="37">
            <text:p>37</text:p>
          </table:table-cell>
          <table:table-cell table:number-columns-repeated="9"/>
          <table:table-cell table:style-name="Default"/>
          <table:table-cell/>
          <table:table-cell table:formula="of:=[.N36]-31" office:value-type="float" office:value="34">
            <text:p>34</text:p>
          </table:table-cell>
          <table:table-cell table:number-columns-repeated="9"/>
          <table:table-cell table:style-name="Default"/>
          <table:table-cell/>
          <table:table-cell table:formula="of:=[.Z36]-31" office:value-type="float" office:value="34">
            <text:p>34</text:p>
          </table:table-cell>
          <table:table-cell table:number-columns-repeated="9"/>
          <table:table-cell table:style-name="Default"/>
          <table:table-cell/>
          <table:table-cell table:style-name="Default" table:formula="of:=[.AL36]-31" office:value-type="float" office:value="34">
            <text:p>34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formula="of:=[.AX36]-31" office:value-type="float" office:value="34">
            <text:p>34</text:p>
          </table:table-cell>
          <table:table-cell table:number-columns-repeated="9"/>
          <table:table-cell table:style-name="Default"/>
          <table:table-cell office:value-type="string">
            <text:p>Hare Quota</text:p>
          </table:table-cell>
          <table:table-cell table:formula="of:=SUM([.BJ4:.BJ34])/37" office:value-type="float" office:value="33.5945945945946">
            <text:p>33.595</text:p>
          </table:table-cell>
          <table:table-cell table:formula="of:=SUM([.BK4:.BK34])/37" office:value-type="float" office:value="13.0675675675676">
            <text:p>13.068</text:p>
          </table:table-cell>
          <table:table-cell table:formula="of:=SUM([.BL4:.BL34])/37" office:value-type="float" office:value="11.6864630864631">
            <text:p>11.686</text:p>
          </table:table-cell>
          <table:table-cell table:formula="of:=SUM([.BM4:.BM34])/(0+37)" office:value-type="float" office:value="2.33729261729262">
            <text:p>2.337</text:p>
          </table:table-cell>
          <table:table-cell table:formula="of:=SUM([.BN4:.BN34])/37" office:value-type="float" office:value="4.63943718556218">
            <text:p>4.639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ce5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column table:style-name="co17" table:default-cell-style-name="Default"/>
        <table:table-column table:style-name="co18" table:default-cell-style-name="ce1"/>
        <table:table-row table:style-name="ro1">
          <table:table-cell/>
          <table:table-cell table:style-name="ce11" office:value-type="string" table:number-columns-spanned="5" table:number-rows-spanned="1">
            <text:p>At-Large Allocation Using 5-Yr Raw Weighted Total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</table:table-row>
        <table:table-row table:style-name="ro1">
          <table:table-cell table:style-name="ce1" office:value-type="string">
            <text:p>Conference</text:p>
          </table:table-cell>
          <table:table-cell office:value-type="string">
            <text:p>Ratio</text:p>
          </table:table-cell>
          <table:table-cell table:style-name="ce5" office:value-type="string">
            <text:p>Integer</text:p>
          </table:table-cell>
          <table:table-cell table:style-name="Default" office:value-type="string">
            <text:p>Remainder</text:p>
          </table:table-cell>
          <table:table-cell table:style-name="ce5" office:value-type="string">
            <text:p>Allocation</text:p>
          </table:table-cell>
          <table:table-cell office:value-type="string">
            <text:p>Total At-Large</text:p>
          </table:table-cell>
          <table:table-cell/>
        </table:table-row>
        <table:table-row table:style-name="ro1">
          <table:table-cell office:value-type="string">
            <text:p>Big East</text:p>
          </table:table-cell>
          <table:table-cell office:value-type="float" office:value="6.85380041365046">
            <text:p>6.854</text:p>
          </table:table-cell>
          <table:table-cell office:value-type="float" office:value="6">
            <text:p>6</text:p>
          </table:table-cell>
          <table:table-cell office:value-type="float" office:value="0.853800413650465">
            <text:p>0.85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CC</text:p>
          </table:table-cell>
          <table:table-cell office:value-type="float" office:value="4.40020682523268">
            <text:p>4.400</text:p>
          </table:table-cell>
          <table:table-cell office:value-type="float" office:value="4">
            <text:p>4</text:p>
          </table:table-cell>
          <table:table-cell office:value-type="float" office:value="0.400206825232679">
            <text:p>0.4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ig Ten</text:p>
          </table:table-cell>
          <table:table-cell office:value-type="float" office:value="3.95062047569803">
            <text:p>3.951</text:p>
          </table:table-cell>
          <table:table-cell office:value-type="float" office:value="3">
            <text:p>3</text:p>
          </table:table-cell>
          <table:table-cell office:value-type="float" office:value="0.950620475698035">
            <text:p>0.95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ig 12</text:p>
          </table:table-cell>
          <table:table-cell office:value-type="float" office:value="3.78800413650465">
            <text:p>3.788</text:p>
          </table:table-cell>
          <table:table-cell office:value-type="float" office:value="3">
            <text:p>3</text:p>
          </table:table-cell>
          <table:table-cell office:value-type="float" office:value="0.788004136504653">
            <text:p>0.78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SEC</text:p>
          </table:table-cell>
          <table:table-cell office:value-type="float" office:value="3.43407445708376">
            <text:p>3.434</text:p>
          </table:table-cell>
          <table:table-cell office:value-type="float" office:value="3">
            <text:p>3</text:p>
          </table:table-cell>
          <table:table-cell office:value-type="float" office:value="0.434074457083764">
            <text:p>0.43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orizon</text:p>
          </table:table-cell>
          <table:table-cell office:value-type="float" office:value="2.54925025853154">
            <text:p>2.549</text:p>
          </table:table-cell>
          <table:table-cell office:value-type="float" office:value="2">
            <text:p>2</text:p>
          </table:table-cell>
          <table:table-cell office:value-type="float" office:value="0.549250258531541">
            <text:p>0.5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ac-10</text:p>
          </table:table-cell>
          <table:table-cell office:value-type="float" office:value="2.42967942088935">
            <text:p>2.430</text:p>
          </table:table-cell>
          <table:table-cell office:value-type="float" office:value="2">
            <text:p>2</text:p>
          </table:table-cell>
          <table:table-cell office:value-type="float" office:value="0.429679420889348">
            <text:p>0.4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AA</text:p>
          </table:table-cell>
          <table:table-cell office:value-type="float" office:value="1.65486039296794">
            <text:p>1.655</text:p>
          </table:table-cell>
          <table:table-cell office:value-type="float" office:value="1">
            <text:p>1</text:p>
          </table:table-cell>
          <table:table-cell office:value-type="float" office:value="0.654860392967942">
            <text:p>0.6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ountain West</text:p>
          </table:table-cell>
          <table:table-cell office:value-type="float" office:value="1.41093588417787">
            <text:p>1.411</text:p>
          </table:table-cell>
          <table:table-cell office:value-type="float" office:value="1">
            <text:p>1</text:p>
          </table:table-cell>
          <table:table-cell office:value-type="float" office:value="0.41093588417787">
            <text:p>0.4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CC</text:p>
          </table:table-cell>
          <table:table-cell office:value-type="float" office:value="0.741339193381593">
            <text:p>0.741</text:p>
          </table:table-cell>
          <table:table-cell office:value-type="float" office:value="0">
            <text:p>0</text:p>
          </table:table-cell>
          <table:table-cell office:value-type="float" office:value="0.741339193381593">
            <text:p>0.74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nference USA</text:p>
          </table:table-cell>
          <table:table-cell office:value-type="float" office:value="0.554808686659772">
            <text:p>0.555</text:p>
          </table:table-cell>
          <table:table-cell office:value-type="float" office:value="0">
            <text:p>0</text:p>
          </table:table-cell>
          <table:table-cell office:value-type="float" office:value="0.554808686659772">
            <text:p>0.55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tlantic 10</text:p>
          </table:table-cell>
          <table:table-cell office:value-type="float" office:value="1.39658738366081">
            <text:p>1.397</text:p>
          </table:table-cell>
          <table:table-cell office:value-type="float" office:value="1">
            <text:p>1</text:p>
          </table:table-cell>
          <table:table-cell office:value-type="float" office:value="0.396587383660806">
            <text:p>0.3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VC</text:p>
          </table:table-cell>
          <table:table-cell office:value-type="float" office:value="0.387409513960703">
            <text:p>0.387</text:p>
          </table:table-cell>
          <table:table-cell office:value-type="float" office:value="0">
            <text:p>0</text:p>
          </table:table-cell>
          <table:table-cell office:value-type="float" office:value="0.387409513960703">
            <text:p>0.38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VC</text:p>
          </table:table-cell>
          <table:table-cell office:value-type="float" office:value="0.368278179937952">
            <text:p>0.368</text:p>
          </table:table-cell>
          <table:table-cell office:value-type="float" office:value="0">
            <text:p>0</text:p>
          </table:table-cell>
          <table:table-cell office:value-type="float" office:value="0.368278179937952">
            <text:p>0.36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vy League</text:p>
          </table:table-cell>
          <table:table-cell office:value-type="float" office:value="0.339581178903826">
            <text:p>0.340</text:p>
          </table:table-cell>
          <table:table-cell office:value-type="float" office:value="0">
            <text:p>0</text:p>
          </table:table-cell>
          <table:table-cell office:value-type="float" office:value="0.339581178903826">
            <text:p>0.3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uthern</text:p>
          </table:table-cell>
          <table:table-cell office:value-type="float" office:value="0.234358841778697">
            <text:p>0.234</text:p>
          </table:table-cell>
          <table:table-cell office:value-type="float" office:value="0">
            <text:p>0</text:p>
          </table:table-cell>
          <table:table-cell office:value-type="float" office:value="0.234358841778697">
            <text:p>0.23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C</text:p>
          </table:table-cell>
          <table:table-cell office:value-type="float" office:value="0.224793174767322">
            <text:p>0.225</text:p>
          </table:table-cell>
          <table:table-cell office:value-type="float" office:value="0">
            <text:p>0</text:p>
          </table:table-cell>
          <table:table-cell office:value-type="float" office:value="0.224793174767322">
            <text:p>0.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AC</text:p>
          </table:table-cell>
          <table:table-cell office:value-type="float" office:value="0.208053257497415">
            <text:p>0.208</text:p>
          </table:table-cell>
          <table:table-cell office:value-type="float" office:value="0">
            <text:p>0</text:p>
          </table:table-cell>
          <table:table-cell office:value-type="float" office:value="0.208053257497415">
            <text:p>0.20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n Belt</text:p>
          </table:table-cell>
          <table:table-cell office:value-type="float" office:value="0.205661840744571">
            <text:p>0.206</text:p>
          </table:table-cell>
          <table:table-cell office:value-type="float" office:value="0">
            <text:p>0</text:p>
          </table:table-cell>
          <table:table-cell office:value-type="float" office:value="0.205661840744571">
            <text:p>0.20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AC</text:p>
          </table:table-cell>
          <table:table-cell office:value-type="float" office:value="0.200879007238883">
            <text:p>0.201</text:p>
          </table:table-cell>
          <table:table-cell office:value-type="float" office:value="0">
            <text:p>0</text:p>
          </table:table-cell>
          <table:table-cell office:value-type="float" office:value="0.200879007238883">
            <text:p>0.20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uthland</text:p>
          </table:table-cell>
          <table:table-cell office:value-type="float" office:value="0.18653050672182">
            <text:p>0.187</text:p>
          </table:table-cell>
          <table:table-cell office:value-type="float" office:value="0">
            <text:p>0</text:p>
          </table:table-cell>
          <table:table-cell office:value-type="float" office:value="0.18653050672182">
            <text:p>0.18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ig South</text:p>
          </table:table-cell>
          <table:table-cell office:value-type="float" office:value="0.176964839710445">
            <text:p>0.177</text:p>
          </table:table-cell>
          <table:table-cell office:value-type="float" office:value="0">
            <text:p>0</text:p>
          </table:table-cell>
          <table:table-cell office:value-type="float" office:value="0.176964839710445">
            <text:p>0.17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C</text:p>
          </table:table-cell>
          <table:table-cell office:value-type="float" office:value="0.153050672182006">
            <text:p>0.153</text:p>
          </table:table-cell>
          <table:table-cell office:value-type="float" office:value="0">
            <text:p>0</text:p>
          </table:table-cell>
          <table:table-cell office:value-type="float" office:value="0.153050672182006">
            <text:p>0.15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merica East</text:p>
          </table:table-cell>
          <table:table-cell office:value-type="float" office:value="0.148267838676319">
            <text:p>0.148</text:p>
          </table:table-cell>
          <table:table-cell office:value-type="float" office:value="0">
            <text:p>0</text:p>
          </table:table-cell>
          <table:table-cell office:value-type="float" office:value="0.148267838676319">
            <text:p>0.1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tlantic Sun</text:p>
          </table:table-cell>
          <table:table-cell office:value-type="float" office:value="0.148267838676319">
            <text:p>0.148</text:p>
          </table:table-cell>
          <table:table-cell office:value-type="float" office:value="0">
            <text:p>0</text:p>
          </table:table-cell>
          <table:table-cell office:value-type="float" office:value="0.148267838676319">
            <text:p>0.1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ig Sky</text:p>
          </table:table-cell>
          <table:table-cell office:value-type="float" office:value="0.148267838676319">
            <text:p>0.148</text:p>
          </table:table-cell>
          <table:table-cell office:value-type="float" office:value="0">
            <text:p>0</text:p>
          </table:table-cell>
          <table:table-cell office:value-type="float" office:value="0.148267838676319">
            <text:p>0.1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ig West</text:p>
          </table:table-cell>
          <table:table-cell office:value-type="float" office:value="0.148267838676319">
            <text:p>0.148</text:p>
          </table:table-cell>
          <table:table-cell office:value-type="float" office:value="0">
            <text:p>0</text:p>
          </table:table-cell>
          <table:table-cell office:value-type="float" office:value="0.148267838676319">
            <text:p>0.1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triot League</text:p>
          </table:table-cell>
          <table:table-cell office:value-type="float" office:value="0.148267838676319">
            <text:p>0.148</text:p>
          </table:table-cell>
          <table:table-cell office:value-type="float" office:value="0">
            <text:p>0</text:p>
          </table:table-cell>
          <table:table-cell office:value-type="float" office:value="0.148267838676319">
            <text:p>0.1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mmit League</text:p>
          </table:table-cell>
          <table:table-cell office:value-type="float" office:value="0.148267838676319">
            <text:p>0.148</text:p>
          </table:table-cell>
          <table:table-cell office:value-type="float" office:value="0">
            <text:p>0</text:p>
          </table:table-cell>
          <table:table-cell office:value-type="float" office:value="0.148267838676319">
            <text:p>0.1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AC</text:p>
          </table:table-cell>
          <table:table-cell office:value-type="float" office:value="0.141093588417787">
            <text:p>0.141</text:p>
          </table:table-cell>
          <table:table-cell office:value-type="float" office:value="0">
            <text:p>0</text:p>
          </table:table-cell>
          <table:table-cell office:value-type="float" office:value="0.141093588417787">
            <text:p>0.14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WAC</text:p>
          </table:table-cell>
          <table:table-cell office:value-type="float" office:value="0.119570837642192">
            <text:p>0.120</text:p>
          </table:table-cell>
          <table:table-cell office:value-type="float" office:value="0">
            <text:p>0</text:p>
          </table:table-cell>
          <table:table-cell office:value-type="float" office:value="0.119570837642192">
            <text:p>0.120</text:p>
          </table:table-cell>
          <table:table-cell table:number-columns-repeated="2" office:value-type="float" office:value="0">
            <text:p>0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Hare Quota</text:p>
          </table:table-cell>
          <table:table-cell office:value-type="float" office:value="13.0675675675676">
            <text:p>13.068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At-Large Bids</text:p>
          </table:table-cell>
          <table:table-cell table:style-name="Default" office:value-type="float" office:value="37">
            <text:p>37</text:p>
          </table:table-cell>
          <table:table-cell table:formula="of:=SUM([.C3:.C33])" office:value-type="float" office:value="26">
            <text:p>26</text:p>
          </table:table-cell>
          <table:table-cell table:style-name="Default"/>
          <table:table-cell table:formula="of:=SUM([.E3:.E33])" office:value-type="float" office:value="11">
            <text:p>11</text:p>
          </table:table-cell>
          <table:table-cell table:formula="of:=[.C36]+[.E36]" office:value-type="float" office:value="37">
            <text:p>37</text:p>
          </table:table-cell>
          <table:table-cell table:style-name="Default"/>
        </table:table-row>
      </table:table>
      <table:table table:name="Sheet3" table:style-name="ta1" table:print="false">
        <office:forms form:automatic-focus="false" form:apply-design-mode="false"/>
        <table:table-column table:style-name="co16" table:default-cell-style-name="ce1"/>
        <table:table-column table:style-name="co4" table:number-columns-repeated="5" table:default-cell-style-name="Default"/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5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Sheet2.A3:Sheet2.F33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5" number:min-integer-digits="1"/>
    </number:number-style>
    <number:number-style style:name="N120">
      <number:number number:decimal-places="16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03/19/2012</text:date>, <text:time>21:5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oward Hamilton</meta:initial-creator>
    <meta:creation-date>2011-03-28T19:41:00</meta:creation-date>
    <dc:date>2012-03-19T21:59:28</dc:date>
    <dc:creator>Howard Hamilton</dc:creator>
    <meta:editing-duration>PT06H45M58S</meta:editing-duration>
    <meta:editing-cycles>8</meta:editing-cycles>
    <meta:generator>OpenOffice.org/3.2$Unix OpenOffice.org_project/320m12$Build-9483</meta:generator>
    <meta:document-statistic meta:table-count="3" meta:cell-count="2673" meta:object-count="0"/>
  </office:meta>
</office:document-meta>
</file>